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7H35M37.53S">
            <text:p>17:35:37.53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7H35M37.59S">
            <text:p>17:35:37.59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7H35M37.542S">
            <text:p>17:35:37.54</text:p>
          </table:table-cell>
          <table:table-cell office:value-type="string">
            <text:p>TC0001_PlannerA 1-1</text:p>
          </table:table-cell>
          <table:table-cell office:value-type="string">
            <text:p>/channels/login.do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7H35M37.591S">
            <text:p>17:35:37.59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7H35M37.638S">
            <text:p>17:35:37.64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7H35M37.63S">
            <text:p>17:35:37.63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7H35M37.62S">
            <text:p>17:35:37.62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7H35M37.693S">
            <text:p>17:35:37.69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7H35M37.697S">
            <text:p>17:35:37.70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7H35M37.688S">
            <text:p>17:35:37.69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7H35M37.743S">
            <text:p>17:35:37.74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7H35M37.65S">
            <text:p>17:35:37.65</text:p>
          </table:table-cell>
          <table:table-cell office:value-type="string">
            <text:p>TC0001_PlannerA 1-3</text:p>
          </table:table-cell>
          <table:table-cell office:value-type="string">
            <text:p>/channels/login.do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7H35M37.604S">
            <text:p>17:35:37.60</text:p>
          </table:table-cell>
          <table:table-cell office:value-type="string">
            <text:p>TC0002_PlannerB 2-1</text:p>
          </table:table-cell>
          <table:table-cell office:value-type="string">
            <text:p>/channels/login.do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7H35M37.762S">
            <text:p>17:35:37.76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7H35M37.762S">
            <text:p>17:35:37.76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7H35M37.791S">
            <text:p>17:35:37.79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7H35M37.803S">
            <text:p>17:35:37.80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7H35M37.648S">
            <text:p>17:35:37.65</text:p>
          </table:table-cell>
          <table:table-cell office:value-type="string">
            <text:p>TC0002_PlannerB 2-2</text:p>
          </table:table-cell>
          <table:table-cell office:value-type="string">
            <text:p>/channels/login.do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7H35M37.835S">
            <text:p>17:35:37.84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7H35M37.845S">
            <text:p>17:35:37.85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7H35M37.861S">
            <text:p>17:35:37.86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7H35M37.707S">
            <text:p>17:35:37.71</text:p>
          </table:table-cell>
          <table:table-cell office:value-type="string">
            <text:p>TC0003_PlannerC 3-1</text:p>
          </table:table-cell>
          <table:table-cell office:value-type="string">
            <text:p>/channels/login.do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7H35M37.894S">
            <text:p>17:35:37.89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7H35M37.898S">
            <text:p>17:35:37.90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7H35M37.668S">
            <text:p>17:35:37.67</text:p>
          </table:table-cell>
          <table:table-cell office:value-type="string">
            <text:p>TC0001_PlannerA 1-1</text:p>
          </table:table-cell>
          <table:table-cell office:value-type="string">
            <text:p>/channels/home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7H35M37.906S">
            <text:p>17:35:37.91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7H35M37.919S">
            <text:p>17:35:37.92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7H35M37.769S">
            <text:p>17:35:37.77</text:p>
          </table:table-cell>
          <table:table-cell office:value-type="string">
            <text:p>TC0002_PlannerB 2-1</text:p>
          </table:table-cell>
          <table:table-cell office:value-type="string">
            <text:p>/channels/;jsessionid=1ulf4k4c0axy31vb3lvtfuz2hs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7H35M37.739S">
            <text:p>17:35:37.74</text:p>
          </table:table-cell>
          <table:table-cell office:value-type="string">
            <text:p>TC0001_PlannerA 1-4</text:p>
          </table:table-cell>
          <table:table-cell office:value-type="string">
            <text:p>/channels/login.do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7H35M37.95S">
            <text:p>17:35:37.95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7H35M37.981S">
            <text:p>17:35:37.98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7H35M38.001S">
            <text:p>17:35:38.00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7H35M38.005S">
            <text:p>17:35:38.01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7H35M37.639S">
            <text:p>17:35:37.64</text:p>
          </table:table-cell>
          <table:table-cell office:value-type="string">
            <text:p>TC0001_PlannerA 1-2</text:p>
          </table:table-cell>
          <table:table-cell office:value-type="string">
            <text:p>/channels/login.do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7H35M38.03S">
            <text:p>17:35:38.03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7H35M38.048S">
            <text:p>17:35:38.05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7H35M38.053S">
            <text:p>17:35:38.05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7H35M37.825S">
            <text:p>17:35:37.83</text:p>
          </table:table-cell>
          <table:table-cell office:value-type="string">
            <text:p>TC0002_PlannerB 2-5</text:p>
          </table:table-cell>
          <table:table-cell office:value-type="string">
            <text:p>/channels/login.do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7H35M38.088S">
            <text:p>17:35:38.09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7H35M37.797S">
            <text:p>17:35:37.80</text:p>
          </table:table-cell>
          <table:table-cell office:value-type="string">
            <text:p>TC0001_PlannerA 1-6</text:p>
          </table:table-cell>
          <table:table-cell office:value-type="string">
            <text:p>/channels/login.do</text:p>
          </table:table-cell>
          <table:table-cell office:value-type="float" office:value="308">
            <text:p>30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7H35M38.104S">
            <text:p>17:35:38.10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7H35M38.105S">
            <text:p>17:35:38.11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7H35M38.148S">
            <text:p>17:35:38.15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7H35M38.158S">
            <text:p>17:35:38.16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7H35M38.165S">
            <text:p>17:35:38.17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7H35M37.77S">
            <text:p>17:35:37.77</text:p>
          </table:table-cell>
          <table:table-cell office:value-type="string">
            <text:p>TC0002_PlannerB 2-4</text:p>
          </table:table-cell>
          <table:table-cell office:value-type="string">
            <text:p>/channels/login.do</text:p>
          </table:table-cell>
          <table:table-cell office:value-type="float" office:value="416">
            <text:p>416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7H35M38.197S">
            <text:p>17:35:38.20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7H35M38.204S">
            <text:p>17:35:38.20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7H35M38.21S">
            <text:p>17:35:38.21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7H35M38.256S">
            <text:p>17:35:38.26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7H35M38.261S">
            <text:p>17:35:38.26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7H35M37.776S">
            <text:p>17:35:37.78</text:p>
          </table:table-cell>
          <table:table-cell office:value-type="string">
            <text:p>TC0001_PlannerA 1-5</text:p>
          </table:table-cell>
          <table:table-cell office:value-type="string">
            <text:p>/channels/login.do</text:p>
          </table:table-cell>
          <table:table-cell office:value-type="float" office:value="494">
            <text:p>494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7H35M38.264S">
            <text:p>17:35:38.26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7H35M37.749S">
            <text:p>17:35:37.75</text:p>
          </table:table-cell>
          <table:table-cell office:value-type="string">
            <text:p>TC0003_PlannerC 3-2</text:p>
          </table:table-cell>
          <table:table-cell office:value-type="string">
            <text:p>/channels/login.do</text:p>
          </table:table-cell>
          <table:table-cell office:value-type="float" office:value="559">
            <text:p>559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7H35M38.303S">
            <text:p>17:35:38.30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7H35M38.301S">
            <text:p>17:35:38.30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7H35M37.762S">
            <text:p>17:35:37.76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553">
            <text:p>553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7H35M38.313S">
            <text:p>17:35:38.31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7H35M37.738S">
            <text:p>17:35:37.74</text:p>
          </table:table-cell>
          <table:table-cell office:value-type="string">
            <text:p>TC0002_PlannerB 2-3</text:p>
          </table:table-cell>
          <table:table-cell office:value-type="string">
            <text:p>/channels/login.do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7H35M38.365S">
            <text:p>17:35:38.37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7H35M38.366S">
            <text:p>17:35:38.37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7H35M38.367S">
            <text:p>17:35:38.37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7H35M38.117S">
            <text:p>17:35:38.12</text:p>
          </table:table-cell>
          <table:table-cell office:value-type="string">
            <text:p>TC0001_PlannerA 1-12</text:p>
          </table:table-cell>
          <table:table-cell office:value-type="string">
            <text:p>/channels/login.do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7H35M38.11S">
            <text:p>17:35:38.11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7H35M38.404S">
            <text:p>17:35:38.40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7H35M38.419S">
            <text:p>17:35:38.42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7H35M38.432S">
            <text:p>17:35:38.43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7H35M38.112S">
            <text:p>17:35:38.11</text:p>
          </table:table-cell>
          <table:table-cell office:value-type="string">
            <text:p>TC0003_PlannerC 3-8</text:p>
          </table:table-cell>
          <table:table-cell office:value-type="string">
            <text:p>/channels/login.do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7H35M38.096S">
            <text:p>17:35:38.10</text:p>
          </table:table-cell>
          <table:table-cell office:value-type="string">
            <text:p>TC0002_PlannerB 2-10</text:p>
          </table:table-cell>
          <table:table-cell office:value-type="string">
            <text:p>/channels/login.do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7H35M38.464S">
            <text:p>17:35:38.46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7H35M38.468S">
            <text:p>17:35:38.47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7H35M38.06S">
            <text:p>17:35:38.06</text:p>
          </table:table-cell>
          <table:table-cell office:value-type="string">
            <text:p>TC0001_PlannerA 1-11</text:p>
          </table:table-cell>
          <table:table-cell office:value-type="string">
            <text:p>/channels/login.do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7H35M38.483S">
            <text:p>17:35:38.48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7H35M38.498S">
            <text:p>17:35:38.50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7H35M38.525S">
            <text:p>17:35:38.53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7H35M38.536S">
            <text:p>17:35:38.54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7H35M38.061S">
            <text:p>17:35:38.06</text:p>
          </table:table-cell>
          <table:table-cell office:value-type="string">
            <text:p>TC0002_PlannerB 2-5</text:p>
          </table:table-cell>
          <table:table-cell office:value-type="string">
            <text:p>/channels/;jsessionid=1ulf4k4c0axy31vb3lvtfuz2hs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7H35M38.566S">
            <text:p>17:35:38.57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7H35M38.039S">
            <text:p>17:35:38.04</text:p>
          </table:table-cell>
          <table:table-cell office:value-type="string">
            <text:p>TC0002_PlannerB 2-9</text:p>
          </table:table-cell>
          <table:table-cell office:value-type="string">
            <text:p>/channels/login.do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7H35M38.58S">
            <text:p>17:35:38.58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7H35M38.385S">
            <text:p>17:35:38.39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7H35M38.602S">
            <text:p>17:35:38.60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7H35M38.058S">
            <text:p>17:35:38.06</text:p>
          </table:table-cell>
          <table:table-cell office:value-type="string">
            <text:p>TC0003_PlannerC 3-7</text:p>
          </table:table-cell>
          <table:table-cell office:value-type="string">
            <text:p>/channels/login.do</text:p>
          </table:table-cell>
          <table:table-cell office:value-type="float" office:value="578">
            <text:p>57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7H35M38.643S">
            <text:p>17:35:38.64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7H35M38.665S">
            <text:p>17:35:38.67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7H35M38.013S">
            <text:p>17:35:38.01</text:p>
          </table:table-cell>
          <table:table-cell office:value-type="string">
            <text:p>TC0003_PlannerC 3-6</text:p>
          </table:table-cell>
          <table:table-cell office:value-type="string">
            <text:p>/channels/login.do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7H35M38.009S">
            <text:p>17:35:38.01</text:p>
          </table:table-cell>
          <table:table-cell office:value-type="string">
            <text:p>TC0001_PlannerA 1-10</text:p>
          </table:table-cell>
          <table:table-cell office:value-type="string">
            <text:p>/channels/login.do</text:p>
          </table:table-cell>
          <table:table-cell office:value-type="float" office:value="688">
            <text:p>68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7H35M38.695S">
            <text:p>17:35:38.70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7H35M38.029S">
            <text:p>17:35:38.03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682">
            <text:p>682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7H35M37.987S">
            <text:p>17:35:37.99</text:p>
          </table:table-cell>
          <table:table-cell office:value-type="string">
            <text:p>TC0002_PlannerB 2-8</text:p>
          </table:table-cell>
          <table:table-cell office:value-type="string">
            <text:p>/channels/login.do</text:p>
          </table:table-cell>
          <table:table-cell office:value-type="float" office:value="763">
            <text:p>763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7H35M37.942S">
            <text:p>17:35:37.94</text:p>
          </table:table-cell>
          <table:table-cell office:value-type="string">
            <text:p>TC0002_PlannerB 2-1</text:p>
          </table:table-cell>
          <table:table-cell office:value-type="string">
            <text:p>/channels/home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7H35M37.972S">
            <text:p>17:35:37.97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870">
            <text:p>870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7H35M37.972S">
            <text:p>17:35:37.97</text:p>
          </table:table-cell>
          <table:table-cell office:value-type="string">
            <text:p>TC0001_PlannerA 1-9</text:p>
          </table:table-cell>
          <table:table-cell office:value-type="string">
            <text:p>/channels/login.do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7H35M37.904S">
            <text:p>17:35:37.90</text:p>
          </table:table-cell>
          <table:table-cell office:value-type="string">
            <text:p>TC0001_PlannerA 1-8</text:p>
          </table:table-cell>
          <table:table-cell office:value-type="string">
            <text:p>/channels/login.do</text:p>
          </table:table-cell>
          <table:table-cell office:value-type="float" office:value="1018">
            <text:p>101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7H35M37.928S">
            <text:p>17:35:37.93</text:p>
          </table:table-cell>
          <table:table-cell office:value-type="string">
            <text:p>TC0002_PlannerB 2-7</text:p>
          </table:table-cell>
          <table:table-cell office:value-type="string">
            <text:p>/channels/login.do</text:p>
          </table:table-cell>
          <table:table-cell office:value-type="float" office:value="998">
            <text:p>99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7H35M37.911S">
            <text:p>17:35:37.91</text:p>
          </table:table-cell>
          <table:table-cell office:value-type="string">
            <text:p>TC0003_PlannerC 3-5</text:p>
          </table:table-cell>
          <table:table-cell office:value-type="string">
            <text:p>/channels/login.do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7H35M37.901S">
            <text:p>17:35:37.90</text:p>
          </table:table-cell>
          <table:table-cell office:value-type="string">
            <text:p>TC0003_PlannerC 3-4</text:p>
          </table:table-cell>
          <table:table-cell office:value-type="string">
            <text:p>/channels/login.do</text:p>
          </table:table-cell>
          <table:table-cell office:value-type="float" office:value="1095">
            <text:p>109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7H35M37.885S">
            <text:p>17:35:37.89</text:p>
          </table:table-cell>
          <table:table-cell office:value-type="string">
            <text:p>TC0003_PlannerC 3-1</text:p>
          </table:table-cell>
          <table:table-cell office:value-type="string">
            <text:p>/channels/;jsessionid=1197tgiio6kkp17th1n7oib6uq</text:p>
          </table:table-cell>
          <table:table-cell office:value-type="float" office:value="1143">
            <text:p>1143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7H35M37.868S">
            <text:p>17:35:37.87</text:p>
          </table:table-cell>
          <table:table-cell office:value-type="string">
            <text:p>TC0002_PlannerB 2-6</text:p>
          </table:table-cell>
          <table:table-cell office:value-type="string">
            <text:p>/channels/login.do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7H35M37.851S">
            <text:p>17:35:37.85</text:p>
          </table:table-cell>
          <table:table-cell office:value-type="string">
            <text:p>TC0001_PlannerA 1-7</text:p>
          </table:table-cell>
          <table:table-cell office:value-type="string">
            <text:p>/channels/login.do</text:p>
          </table:table-cell>
          <table:table-cell office:value-type="float" office:value="1251">
            <text:p>1251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7H35M37.832S">
            <text:p>17:35:37.83</text:p>
          </table:table-cell>
          <table:table-cell office:value-type="string">
            <text:p>TC0002_PlannerB 2-2</text:p>
          </table:table-cell>
          <table:table-cell office:value-type="string">
            <text:p>/channels/;jsessionid=1ulf4k4c0axy31vb3lvtfuz2hs</text:p>
          </table:table-cell>
          <table:table-cell office:value-type="float" office:value="1486">
            <text:p>1486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7H35M38.921S">
            <text:p>17:35:38.92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411">
            <text:p>41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7H35M38.925S">
            <text:p>17:35:38.93</text:p>
          </table:table-cell>
          <table:table-cell office:value-type="string">
            <text:p>TC0002_PlannerB 2-7</text:p>
          </table:table-cell>
          <table:table-cell office:value-type="string">
            <text:p>/channels/;jsessionid=1ulf4k4c0axy31vb3lvtfuz2hs</text:p>
          </table:table-cell>
          <table:table-cell office:value-type="float" office:value="415">
            <text:p>415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7H35M39.027S">
            <text:p>17:35:39.03</text:p>
          </table:table-cell>
          <table:table-cell office:value-type="string">
            <text:p>TC0003_PlannerC 3-1</text:p>
          </table:table-cell>
          <table:table-cell office:value-type="string">
            <text:p>/channels/home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7H35M38.854S">
            <text:p>17:35:38.85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514">
            <text:p>514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7H35M38.98S">
            <text:p>17:35:38.98</text:p>
          </table:table-cell>
          <table:table-cell office:value-type="string">
            <text:p>TC0003_PlannerC 3-5</text:p>
          </table:table-cell>
          <table:table-cell office:value-type="string">
            <text:p>/channels/;jsessionid=1197tgiio6kkp17th1n7oib6uq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7H35M38.842S">
            <text:p>17:35:38.84</text:p>
          </table:table-cell>
          <table:table-cell office:value-type="string">
            <text:p>TC0001_PlannerA 1-4</text:p>
          </table:table-cell>
          <table:table-cell office:value-type="string">
            <text:p>/channels/home</text:p>
          </table:table-cell>
          <table:table-cell office:value-type="float" office:value="547">
            <text:p>547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7H35M38.75S">
            <text:p>17:35:38.75</text:p>
          </table:table-cell>
          <table:table-cell office:value-type="string">
            <text:p>TC0002_PlannerB 2-8</text:p>
          </table:table-cell>
          <table:table-cell office:value-type="string">
            <text:p>/channels/;jsessionid=1ulf4k4c0axy31vb3lvtfuz2hs</text:p>
          </table:table-cell>
          <table:table-cell office:value-type="float" office:value="652">
            <text:p>652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7H35M38.995S">
            <text:p>17:35:39.00</text:p>
          </table:table-cell>
          <table:table-cell office:value-type="string">
            <text:p>TC0003_PlannerC 3-4</text:p>
          </table:table-cell>
          <table:table-cell office:value-type="string">
            <text:p>/channels/;jsessionid=1197tgiio6kkp17th1n7oib6uq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7H35M39.072S">
            <text:p>17:35:39.07</text:p>
          </table:table-cell>
          <table:table-cell office:value-type="string">
            <text:p>TC0002_PlannerB 2-6</text:p>
          </table:table-cell>
          <table:table-cell office:value-type="string">
            <text:p>/channels/;jsessionid=1ulf4k4c0axy31vb3lvtfuz2hs</text:p>
          </table:table-cell>
          <table:table-cell office:value-type="float" office:value="391">
            <text:p>39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7H35M38.711S">
            <text:p>17:35:38.71</text:p>
          </table:table-cell>
          <table:table-cell office:value-type="string">
            <text:p>TC0001_PlannerA 1-2</text:p>
          </table:table-cell>
          <table:table-cell office:value-type="string">
            <text:p>/channels/home</text:p>
          </table:table-cell>
          <table:table-cell office:value-type="float" office:value="775">
            <text:p>775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7H35M38.687S">
            <text:p>17:35:38.69</text:p>
          </table:table-cell>
          <table:table-cell office:value-type="string">
            <text:p>TC0003_PlannerC 3-6</text:p>
          </table:table-cell>
          <table:table-cell office:value-type="string">
            <text:p>/channels/;jsessionid=1197tgiio6kkp17th1n7oib6uq</text:p>
          </table:table-cell>
          <table:table-cell office:value-type="float" office:value="875">
            <text:p>875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7H35M38.698S">
            <text:p>17:35:38.70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878">
            <text:p>878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7H35M38.703S">
            <text:p>17:35:38.70</text:p>
          </table:table-cell>
          <table:table-cell office:value-type="string">
            <text:p>TC0003_PlannerC 3-20</text:p>
          </table:table-cell>
          <table:table-cell office:value-type="string">
            <text:p>/channels/login.do</text:p>
          </table:table-cell>
          <table:table-cell office:value-type="float" office:value="883">
            <text:p>883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7H35M37.842S">
            <text:p>17:35:37.84</text:p>
          </table:table-cell>
          <table:table-cell office:value-type="string">
            <text:p>TC0003_PlannerC 3-3</text:p>
          </table:table-cell>
          <table:table-cell office:value-type="string">
            <text:p>/channels/login.do</text:p>
          </table:table-cell>
          <table:table-cell office:value-type="float" office:value="1757">
            <text:p>1757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7H35M38.671S">
            <text:p>17:35:38.67</text:p>
          </table:table-cell>
          <table:table-cell office:value-type="string">
            <text:p>TC0003_PlannerC 3-19</text:p>
          </table:table-cell>
          <table:table-cell office:value-type="string">
            <text:p>/channels/login.do</text:p>
          </table:table-cell>
          <table:table-cell office:value-type="float" office:value="992">
            <text:p>992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7H35M38.649S">
            <text:p>17:35:38.65</text:p>
          </table:table-cell>
          <table:table-cell office:value-type="string">
            <text:p>TC0002_PlannerB 2-20</text:p>
          </table:table-cell>
          <table:table-cell office:value-type="string">
            <text:p>/channels/login.do</text:p>
          </table:table-cell>
          <table:table-cell office:value-type="float" office:value="1024">
            <text:p>1024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7H35M38.637S">
            <text:p>17:35:38.64</text:p>
          </table:table-cell>
          <table:table-cell office:value-type="string">
            <text:p>TC0003_PlannerC 3-7</text:p>
          </table:table-cell>
          <table:table-cell office:value-type="string">
            <text:p>/channels/;jsessionid=1197tgiio6kkp17th1n7oib6uq</text:p>
          </table:table-cell>
          <table:table-cell office:value-type="float" office:value="1049">
            <text:p>1049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7H35M38.608S">
            <text:p>17:35:38.61</text:p>
          </table:table-cell>
          <table:table-cell office:value-type="string">
            <text:p>TC0003_PlannerC 3-18</text:p>
          </table:table-cell>
          <table:table-cell office:value-type="string">
            <text:p>/channels/login.do</text:p>
          </table:table-cell>
          <table:table-cell office:value-type="float" office:value="1144">
            <text:p>1144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7H35M38.598S">
            <text:p>17:35:38.60</text:p>
          </table:table-cell>
          <table:table-cell office:value-type="string">
            <text:p>TC0001_PlannerA 1-12</text:p>
          </table:table-cell>
          <table:table-cell office:value-type="string">
            <text:p>/channels/home</text:p>
          </table:table-cell>
          <table:table-cell office:value-type="float" office:value="1175">
            <text:p>1175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7H35M38.595S">
            <text:p>17:35:38.60</text:p>
          </table:table-cell>
          <table:table-cell office:value-type="string">
            <text:p>TC0002_PlannerB 2-19</text:p>
          </table:table-cell>
          <table:table-cell office:value-type="string">
            <text:p>/channels/login.do</text:p>
          </table:table-cell>
          <table:table-cell office:value-type="float" office:value="1221">
            <text:p>1221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7H35M38.594S">
            <text:p>17:35:38.59</text:p>
          </table:table-cell>
          <table:table-cell office:value-type="string">
            <text:p>TC0002_PlannerB 2-9</text:p>
          </table:table-cell>
          <table:table-cell office:value-type="string">
            <text:p>/channels/;jsessionid=1ulf4k4c0axy31vb3lvtfuz2hs</text:p>
          </table:table-cell>
          <table:table-cell office:value-type="float" office:value="1234">
            <text:p>1234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7H35M38.544S">
            <text:p>17:35:38.54</text:p>
          </table:table-cell>
          <table:table-cell office:value-type="string">
            <text:p>TC0002_PlannerB 2-5</text:p>
          </table:table-cell>
          <table:table-cell office:value-type="string">
            <text:p>/channels/home</text:p>
          </table:table-cell>
          <table:table-cell office:value-type="float" office:value="1304">
            <text:p>130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7H35M38.572S">
            <text:p>17:35:38.57</text:p>
          </table:table-cell>
          <table:table-cell office:value-type="string">
            <text:p>TC0003_PlannerC 3-17</text:p>
          </table:table-cell>
          <table:table-cell office:value-type="string">
            <text:p>/channels/login.do</text:p>
          </table:table-cell>
          <table:table-cell office:value-type="float" office:value="1305">
            <text:p>130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7H35M38.543S">
            <text:p>17:35:38.54</text:p>
          </table:table-cell>
          <table:table-cell office:value-type="string">
            <text:p>TC0001_PlannerA 1-20</text:p>
          </table:table-cell>
          <table:table-cell office:value-type="string">
            <text:p>/channels/login.do</text:p>
          </table:table-cell>
          <table:table-cell office:value-type="float" office:value="1356">
            <text:p>1356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7H35M38.531S">
            <text:p>17:35:38.53</text:p>
          </table:table-cell>
          <table:table-cell office:value-type="string">
            <text:p>TC0002_PlannerB 2-18</text:p>
          </table:table-cell>
          <table:table-cell office:value-type="string">
            <text:p>/channels/login.do</text:p>
          </table:table-cell>
          <table:table-cell office:value-type="float" office:value="1414">
            <text:p>1414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7H35M38.504S">
            <text:p>17:35:38.50</text:p>
          </table:table-cell>
          <table:table-cell office:value-type="string">
            <text:p>TC0003_PlannerC 3-16</text:p>
          </table:table-cell>
          <table:table-cell office:value-type="string">
            <text:p>/channels/login.do</text:p>
          </table:table-cell>
          <table:table-cell office:value-type="float" office:value="1485">
            <text:p>148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7H35M38.492S">
            <text:p>17:35:38.49</text:p>
          </table:table-cell>
          <table:table-cell office:value-type="string">
            <text:p>TC0001_PlannerA 1-19</text:p>
          </table:table-cell>
          <table:table-cell office:value-type="string">
            <text:p>/channels/login.do</text:p>
          </table:table-cell>
          <table:table-cell office:value-type="float" office:value="1537">
            <text:p>1537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7H35M38.481S">
            <text:p>17:35:38.48</text:p>
          </table:table-cell>
          <table:table-cell office:value-type="string">
            <text:p>TC0002_PlannerB 2-17</text:p>
          </table:table-cell>
          <table:table-cell office:value-type="string">
            <text:p>/channels/login.do</text:p>
          </table:table-cell>
          <table:table-cell office:value-type="float" office:value="1619">
            <text:p>1619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7H35M38.489S">
            <text:p>17:35:38.49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1629">
            <text:p>1629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7H35M38.47S">
            <text:p>17:35:38.47</text:p>
          </table:table-cell>
          <table:table-cell office:value-type="string">
            <text:p>TC0003_PlannerC 3-15</text:p>
          </table:table-cell>
          <table:table-cell office:value-type="string">
            <text:p>/channels/login.do</text:p>
          </table:table-cell>
          <table:table-cell office:value-type="float" office:value="1662">
            <text:p>1662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7H35M38.456S">
            <text:p>17:35:38.46</text:p>
          </table:table-cell>
          <table:table-cell office:value-type="string">
            <text:p>TC0003_PlannerC 3-8</text:p>
          </table:table-cell>
          <table:table-cell office:value-type="string">
            <text:p>/channels/;jsessionid=1197tgiio6kkp17th1n7oib6uq</text:p>
          </table:table-cell>
          <table:table-cell office:value-type="float" office:value="1735">
            <text:p>1735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7H35M38.438S">
            <text:p>17:35:38.44</text:p>
          </table:table-cell>
          <table:table-cell office:value-type="string">
            <text:p>TC0002_PlannerB 2-16</text:p>
          </table:table-cell>
          <table:table-cell office:value-type="string">
            <text:p>/channels/login.do</text:p>
          </table:table-cell>
          <table:table-cell office:value-type="float" office:value="1809">
            <text:p>1809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7H35M38.468S">
            <text:p>17:35:38.47</text:p>
          </table:table-cell>
          <table:table-cell office:value-type="string">
            <text:p>TC0002_PlannerB 2-10</text:p>
          </table:table-cell>
          <table:table-cell office:value-type="string">
            <text:p>/channels/;jsessionid=1ulf4k4c0axy31vb3lvtfuz2hs</text:p>
          </table:table-cell>
          <table:table-cell office:value-type="float" office:value="1789">
            <text:p>1789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7H35M38.399S">
            <text:p>17:35:38.40</text:p>
          </table:table-cell>
          <table:table-cell office:value-type="string">
            <text:p>TC0001_PlannerA 1-6</text:p>
          </table:table-cell>
          <table:table-cell office:value-type="string">
            <text:p>/channels/home</text:p>
          </table:table-cell>
          <table:table-cell office:value-type="float" office:value="1868">
            <text:p>186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7H35M38.427S">
            <text:p>17:35:38.43</text:p>
          </table:table-cell>
          <table:table-cell office:value-type="string">
            <text:p>TC0001_PlannerA 1-18</text:p>
          </table:table-cell>
          <table:table-cell office:value-type="string">
            <text:p>/channels/login.do</text:p>
          </table:table-cell>
          <table:table-cell office:value-type="float" office:value="1881">
            <text:p>1881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7H35M38.411S">
            <text:p>17:35:38.41</text:p>
          </table:table-cell>
          <table:table-cell office:value-type="string">
            <text:p>TC0003_PlannerC 3-14</text:p>
          </table:table-cell>
          <table:table-cell office:value-type="string">
            <text:p>/channels/login.do</text:p>
          </table:table-cell>
          <table:table-cell office:value-type="float" office:value="1910">
            <text:p>1910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7H35M38.372S">
            <text:p>17:35:38.37</text:p>
          </table:table-cell>
          <table:table-cell office:value-type="string">
            <text:p>TC0001_PlannerA 1-17</text:p>
          </table:table-cell>
          <table:table-cell office:value-type="string">
            <text:p>/channels/login.do</text:p>
          </table:table-cell>
          <table:table-cell office:value-type="float" office:value="1988">
            <text:p>198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7H35M38.372S">
            <text:p>17:35:38.37</text:p>
          </table:table-cell>
          <table:table-cell office:value-type="string">
            <text:p>TC0003_PlannerC 3-13</text:p>
          </table:table-cell>
          <table:table-cell office:value-type="string">
            <text:p>/channels/login.do</text:p>
          </table:table-cell>
          <table:table-cell office:value-type="float" office:value="2033">
            <text:p>2033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7H35M38.373S">
            <text:p>17:35:38.37</text:p>
          </table:table-cell>
          <table:table-cell office:value-type="string">
            <text:p>TC0002_PlannerB 2-15</text:p>
          </table:table-cell>
          <table:table-cell office:value-type="string">
            <text:p>/channels/login.do</text:p>
          </table:table-cell>
          <table:table-cell office:value-type="float" office:value="2072">
            <text:p>2072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7H35M38.342S">
            <text:p>17:35:38.34</text:p>
          </table:table-cell>
          <table:table-cell office:value-type="string">
            <text:p>TC0002_PlannerB 2-3</text:p>
          </table:table-cell>
          <table:table-cell office:value-type="string">
            <text:p>/channels/;jsessionid=1ulf4k4c0axy31vb3lvtfuz2hs</text:p>
          </table:table-cell>
          <table:table-cell office:value-type="float" office:value="2115">
            <text:p>2115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7H35M38.311S">
            <text:p>17:35:38.31</text:p>
          </table:table-cell>
          <table:table-cell office:value-type="string">
            <text:p>TC0002_PlannerB 2-14</text:p>
          </table:table-cell>
          <table:table-cell office:value-type="string">
            <text:p>/channels/login.do</text:p>
          </table:table-cell>
          <table:table-cell office:value-type="float" office:value="2185">
            <text:p>218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7H35M38.32S">
            <text:p>17:35:38.32</text:p>
          </table:table-cell>
          <table:table-cell office:value-type="string">
            <text:p>TC0001_PlannerA 1-16</text:p>
          </table:table-cell>
          <table:table-cell office:value-type="string">
            <text:p>/channels/login.do</text:p>
          </table:table-cell>
          <table:table-cell office:value-type="float" office:value="2217">
            <text:p>2217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7H35M38.309S">
            <text:p>17:35:38.31</text:p>
          </table:table-cell>
          <table:table-cell office:value-type="string">
            <text:p>TC0003_PlannerC 3-2</text:p>
          </table:table-cell>
          <table:table-cell office:value-type="string">
            <text:p>/channels/;jsessionid=1197tgiio6kkp17th1n7oib6uq</text:p>
          </table:table-cell>
          <table:table-cell office:value-type="float" office:value="2284">
            <text:p>2284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7H35M38.312S">
            <text:p>17:35:38.31</text:p>
          </table:table-cell>
          <table:table-cell office:value-type="string">
            <text:p>TC0003_PlannerC 3-12</text:p>
          </table:table-cell>
          <table:table-cell office:value-type="string">
            <text:p>/channels/login.do</text:p>
          </table:table-cell>
          <table:table-cell office:value-type="float" office:value="2295">
            <text:p>229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7H35M38.317S">
            <text:p>17:35:38.32</text:p>
          </table:table-cell>
          <table:table-cell office:value-type="string">
            <text:p>TC0001_PlannerA 1-3</text:p>
          </table:table-cell>
          <table:table-cell office:value-type="string">
            <text:p>/channels/home</text:p>
          </table:table-cell>
          <table:table-cell office:value-type="float" office:value="2300">
            <text:p>2300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7H35M38.273S">
            <text:p>17:35:38.27</text:p>
          </table:table-cell>
          <table:table-cell office:value-type="string">
            <text:p>TC0001_PlannerA 1-15</text:p>
          </table:table-cell>
          <table:table-cell office:value-type="string">
            <text:p>/channels/login.do</text:p>
          </table:table-cell>
          <table:table-cell office:value-type="float" office:value="2378">
            <text:p>237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7H35M38.273S">
            <text:p>17:35:38.27</text:p>
          </table:table-cell>
          <table:table-cell office:value-type="string">
            <text:p>TC0003_PlannerC 3-11</text:p>
          </table:table-cell>
          <table:table-cell office:value-type="string">
            <text:p>/channels/login.do</text:p>
          </table:table-cell>
          <table:table-cell office:value-type="float" office:value="2496">
            <text:p>2496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7H35M38.275S">
            <text:p>17:35:38.28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2497">
            <text:p>2497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7H35M38.218S">
            <text:p>17:35:38.22</text:p>
          </table:table-cell>
          <table:table-cell office:value-type="string">
            <text:p>TC0001_PlannerA 1-14</text:p>
          </table:table-cell>
          <table:table-cell office:value-type="string">
            <text:p>/channels/login.do</text:p>
          </table:table-cell>
          <table:table-cell office:value-type="float" office:value="2590">
            <text:p>2590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7H35M38.268S">
            <text:p>17:35:38.27</text:p>
          </table:table-cell>
          <table:table-cell office:value-type="string">
            <text:p>TC0002_PlannerB 2-13</text:p>
          </table:table-cell>
          <table:table-cell office:value-type="string">
            <text:p>/channels/login.do</text:p>
          </table:table-cell>
          <table:table-cell office:value-type="float" office:value="2553">
            <text:p>2553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7H35M38.21S">
            <text:p>17:35:38.21</text:p>
          </table:table-cell>
          <table:table-cell office:value-type="string">
            <text:p>TC0003_PlannerC 3-10</text:p>
          </table:table-cell>
          <table:table-cell office:value-type="string">
            <text:p>/channels/login.do</text:p>
          </table:table-cell>
          <table:table-cell office:value-type="float" office:value="2661">
            <text:p>2661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7H35M38.203S">
            <text:p>17:35:38.20</text:p>
          </table:table-cell>
          <table:table-cell office:value-type="string">
            <text:p>TC0002_PlannerB 2-12</text:p>
          </table:table-cell>
          <table:table-cell office:value-type="string">
            <text:p>/channels/login.do</text:p>
          </table:table-cell>
          <table:table-cell office:value-type="float" office:value="2711">
            <text:p>2711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7H35M38.187S">
            <text:p>17:35:38.19</text:p>
          </table:table-cell>
          <table:table-cell office:value-type="string">
            <text:p>TC0002_PlannerB 2-4</text:p>
          </table:table-cell>
          <table:table-cell office:value-type="string">
            <text:p>/channels/;jsessionid=1ulf4k4c0axy31vb3lvtfuz2hs</text:p>
          </table:table-cell>
          <table:table-cell office:value-type="float" office:value="2738">
            <text:p>2738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7H35M38.172S">
            <text:p>17:35:38.17</text:p>
          </table:table-cell>
          <table:table-cell office:value-type="string">
            <text:p>TC0003_PlannerC 3-9</text:p>
          </table:table-cell>
          <table:table-cell office:value-type="string">
            <text:p>/channels/login.do</text:p>
          </table:table-cell>
          <table:table-cell office:value-type="float" office:value="2798">
            <text:p>279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7H35M40.354S">
            <text:p>17:35:40.35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770">
            <text:p>77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7H35M40.398S">
            <text:p>17:35:40.40</text:p>
          </table:table-cell>
          <table:table-cell office:value-type="string">
            <text:p>TC0003_PlannerC 3-13</text:p>
          </table:table-cell>
          <table:table-cell office:value-type="string">
            <text:p>/channels/;jsessionid=1197tgiio6kkp17th1n7oib6uq</text:p>
          </table:table-cell>
          <table:table-cell office:value-type="float" office:value="738">
            <text:p>738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7H35M40.762S">
            <text:p>17:35:40.76</text:p>
          </table:table-cell>
          <table:table-cell office:value-type="string">
            <text:p>TC0003_PlannerC 3-11</text:p>
          </table:table-cell>
          <table:table-cell office:value-type="string">
            <text:p>/channels/;jsessionid=1197tgiio6kkp17th1n7oib6uq</text:p>
          </table:table-cell>
          <table:table-cell office:value-type="float" office:value="700">
            <text:p>70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7H35M38.164S">
            <text:p>17:35:38.16</text:p>
          </table:table-cell>
          <table:table-cell office:value-type="string">
            <text:p>TC0001_PlannerA 1-13</text:p>
          </table:table-cell>
          <table:table-cell office:value-type="string">
            <text:p>/channels/login.do</text:p>
          </table:table-cell>
          <table:table-cell office:value-type="float" office:value="3546">
            <text:p>3546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7H35M38.155S">
            <text:p>17:35:38.16</text:p>
          </table:table-cell>
          <table:table-cell office:value-type="string">
            <text:p>TC0002_PlannerB 2-11</text:p>
          </table:table-cell>
          <table:table-cell office:value-type="string">
            <text:p>/channels/login.do</text:p>
          </table:table-cell>
          <table:table-cell office:value-type="float" office:value="3557">
            <text:p>3557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7H35M40.908S">
            <text:p>17:35:40.91</text:p>
          </table:table-cell>
          <table:table-cell office:value-type="string">
            <text:p>TC0002_PlannerB 2-12</text:p>
          </table:table-cell>
          <table:table-cell office:value-type="string">
            <text:p>/channels/;jsessionid=1ulf4k4c0axy31vb3lvtfuz2hs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7H35M40.865S">
            <text:p>17:35:40.87</text:p>
          </table:table-cell>
          <table:table-cell office:value-type="string">
            <text:p>TC0003_PlannerC 3-10</text:p>
          </table:table-cell>
          <table:table-cell office:value-type="string">
            <text:p>/channels/;jsessionid=1197tgiio6kkp17th1n7oib6uq</text:p>
          </table:table-cell>
          <table:table-cell office:value-type="float" office:value="901">
            <text:p>90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7H35M40.815S">
            <text:p>17:35:40.82</text:p>
          </table:table-cell>
          <table:table-cell office:value-type="string">
            <text:p>TC0002_PlannerB 2-13</text:p>
          </table:table-cell>
          <table:table-cell office:value-type="string">
            <text:p>/channels/;jsessionid=1ulf4k4c0axy31vb3lvtfuz2hs</text:p>
          </table:table-cell>
          <table:table-cell office:value-type="float" office:value="1043">
            <text:p>1043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7H35M40.802S">
            <text:p>17:35:40.80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1081">
            <text:p>108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7H35M40.765S">
            <text:p>17:35:40.77</text:p>
          </table:table-cell>
          <table:table-cell office:value-type="string">
            <text:p>TC0001_PlannerA 1-5</text:p>
          </table:table-cell>
          <table:table-cell office:value-type="string">
            <text:p>/channels/home</text:p>
          </table:table-cell>
          <table:table-cell office:value-type="float" office:value="1131">
            <text:p>113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7H35M40.644S">
            <text:p>17:35:40.64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7H35M40.601S">
            <text:p>17:35:40.60</text:p>
          </table:table-cell>
          <table:table-cell office:value-type="string">
            <text:p>TC0003_PlannerC 3-12</text:p>
          </table:table-cell>
          <table:table-cell office:value-type="string">
            <text:p>/channels/;jsessionid=1197tgiio6kkp17th1n7oib6uq</text:p>
          </table:table-cell>
          <table:table-cell office:value-type="float" office:value="1321">
            <text:p>132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7H35M40.587S">
            <text:p>17:35:40.59</text:p>
          </table:table-cell>
          <table:table-cell office:value-type="string">
            <text:p>TC0003_PlannerC 3-2</text:p>
          </table:table-cell>
          <table:table-cell office:value-type="string">
            <text:p>/channels/home</text:p>
          </table:table-cell>
          <table:table-cell office:value-type="float" office:value="1349">
            <text:p>1349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7H35M40.53S">
            <text:p>17:35:40.53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1419">
            <text:p>1419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7H35M40.491S">
            <text:p>17:35:40.49</text:p>
          </table:table-cell>
          <table:table-cell office:value-type="string">
            <text:p>TC0002_PlannerB 2-14</text:p>
          </table:table-cell>
          <table:table-cell office:value-type="string">
            <text:p>/channels/;jsessionid=1ulf4k4c0axy31vb3lvtfuz2hs</text:p>
          </table:table-cell>
          <table:table-cell office:value-type="float" office:value="1470">
            <text:p>147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7H35M40.45S">
            <text:p>17:35:40.45</text:p>
          </table:table-cell>
          <table:table-cell office:value-type="string">
            <text:p>TC0002_PlannerB 2-3</text:p>
          </table:table-cell>
          <table:table-cell office:value-type="string">
            <text:p>/channels/home</text:p>
          </table:table-cell>
          <table:table-cell office:value-type="float" office:value="1529">
            <text:p>1529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7H35M41.138S">
            <text:p>17:35:41.14</text:p>
          </table:table-cell>
          <table:table-cell office:value-type="string">
            <text:p>TC0003_PlannerC 3-13</text:p>
          </table:table-cell>
          <table:table-cell office:value-type="string">
            <text:p>/channels/home</text:p>
          </table:table-cell>
          <table:table-cell office:value-type="float" office:value="957">
            <text:p>957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7H35M40.438S">
            <text:p>17:35:40.44</text:p>
          </table:table-cell>
          <table:table-cell office:value-type="string">
            <text:p>TC0002_PlannerB 2-15</text:p>
          </table:table-cell>
          <table:table-cell office:value-type="string">
            <text:p>/channels/;jsessionid=1ulf4k4c0axy31vb3lvtfuz2hs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7H35M41.125S">
            <text:p>17:35:41.13</text:p>
          </table:table-cell>
          <table:table-cell office:value-type="string">
            <text:p>TC0001_PlannerA 1-17</text:p>
          </table:table-cell>
          <table:table-cell office:value-type="string">
            <text:p>/channels/home</text:p>
          </table:table-cell>
          <table:table-cell office:value-type="float" office:value="1006">
            <text:p>1006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7H35M40.301S">
            <text:p>17:35:40.30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1846">
            <text:p>1846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7H35M40.315S">
            <text:p>17:35:40.32</text:p>
          </table:table-cell>
          <table:table-cell office:value-type="string">
            <text:p>TC0003_PlannerC 3-14</text:p>
          </table:table-cell>
          <table:table-cell office:value-type="string">
            <text:p>/channels/;jsessionid=1197tgiio6kkp17th1n7oib6uq</text:p>
          </table:table-cell>
          <table:table-cell office:value-type="float" office:value="1856">
            <text:p>1856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7H35M39.41S">
            <text:p>17:35:39.41</text:p>
          </table:table-cell>
          <table:table-cell office:value-type="string">
            <text:p>TC0003_PlannerC 3-4</text:p>
          </table:table-cell>
          <table:table-cell office:value-type="string">
            <text:p>/channels/home</text:p>
          </table:table-cell>
          <table:table-cell office:value-type="float" office:value="2903">
            <text:p>2903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7H35M39.459S">
            <text:p>17:35:39.46</text:p>
          </table:table-cell>
          <table:table-cell office:value-type="string">
            <text:p>TC0002_PlannerB 2-6</text:p>
          </table:table-cell>
          <table:table-cell office:value-type="string">
            <text:p>/channels/home</text:p>
          </table:table-cell>
          <table:table-cell office:value-type="float" office:value="2872">
            <text:p>2872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7H35M40.25S">
            <text:p>17:35:40.25</text:p>
          </table:table-cell>
          <table:table-cell office:value-type="string">
            <text:p>TC0002_PlannerB 2-10</text:p>
          </table:table-cell>
          <table:table-cell office:value-type="string">
            <text:p>/channels/home</text:p>
          </table:table-cell>
          <table:table-cell office:value-type="float" office:value="2196">
            <text:p>2196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7H35M40.125S">
            <text:p>17:35:40.13</text:p>
          </table:table-cell>
          <table:table-cell office:value-type="string">
            <text:p>TC0003_PlannerC 3-15</text:p>
          </table:table-cell>
          <table:table-cell office:value-type="string">
            <text:p>/channels/;jsessionid=1197tgiio6kkp17th1n7oib6uq</text:p>
          </table:table-cell>
          <table:table-cell office:value-type="float" office:value="2532">
            <text:p>2532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7H35M40.111S">
            <text:p>17:35:40.11</text:p>
          </table:table-cell>
          <table:table-cell office:value-type="string">
            <text:p>TC0001_PlannerA 1-11</text:p>
          </table:table-cell>
          <table:table-cell office:value-type="string">
            <text:p>/channels/home</text:p>
          </table:table-cell>
          <table:table-cell office:value-type="float" office:value="2561">
            <text:p>256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7H35M40.094S">
            <text:p>17:35:40.09</text:p>
          </table:table-cell>
          <table:table-cell office:value-type="string">
            <text:p>TC0002_PlannerB 2-17</text:p>
          </table:table-cell>
          <table:table-cell office:value-type="string">
            <text:p>/channels/;jsessionid=1ulf4k4c0axy31vb3lvtfuz2hs</text:p>
          </table:table-cell>
          <table:table-cell office:value-type="float" office:value="2590">
            <text:p>259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7H35M40.023S">
            <text:p>17:35:40.02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2673">
            <text:p>2673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7H35M39.982S">
            <text:p>17:35:39.98</text:p>
          </table:table-cell>
          <table:table-cell office:value-type="string">
            <text:p>TC0003_PlannerC 3-16</text:p>
          </table:table-cell>
          <table:table-cell office:value-type="string">
            <text:p>/channels/;jsessionid=1197tgiio6kkp17th1n7oib6uq</text:p>
          </table:table-cell>
          <table:table-cell office:value-type="float" office:value="2725">
            <text:p>2725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7H35M39.938S">
            <text:p>17:35:39.94</text:p>
          </table:table-cell>
          <table:table-cell office:value-type="string">
            <text:p>TC0002_PlannerB 2-18</text:p>
          </table:table-cell>
          <table:table-cell office:value-type="string">
            <text:p>/channels/;jsessionid=1ulf4k4c0axy31vb3lvtfuz2hs</text:p>
          </table:table-cell>
          <table:table-cell office:value-type="float" office:value="2787">
            <text:p>2787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7H35M39.892S">
            <text:p>17:35:39.89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2846">
            <text:p>2846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7H35M39.87S">
            <text:p>17:35:39.87</text:p>
          </table:table-cell>
          <table:table-cell office:value-type="string">
            <text:p>TC0003_PlannerC 3-17</text:p>
          </table:table-cell>
          <table:table-cell office:value-type="string">
            <text:p>/channels/;jsessionid=1197tgiio6kkp17th1n7oib6uq</text:p>
          </table:table-cell>
          <table:table-cell office:value-type="float" office:value="2876">
            <text:p>2876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7H35M40.184S">
            <text:p>17:35:40.18</text:p>
          </table:table-cell>
          <table:table-cell office:value-type="string">
            <text:p>TC0003_PlannerC 3-8</text:p>
          </table:table-cell>
          <table:table-cell office:value-type="string">
            <text:p>/channels/home</text:p>
          </table:table-cell>
          <table:table-cell office:value-type="float" office:value="2576">
            <text:p>2576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7H35M39.821S">
            <text:p>17:35:39.82</text:p>
          </table:table-cell>
          <table:table-cell office:value-type="string">
            <text:p>TC0002_PlannerB 2-9</text:p>
          </table:table-cell>
          <table:table-cell office:value-type="string">
            <text:p>/channels/home</text:p>
          </table:table-cell>
          <table:table-cell office:value-type="float" office:value="2948">
            <text:p>294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7H35M39.809S">
            <text:p>17:35:39.81</text:p>
          </table:table-cell>
          <table:table-cell office:value-type="string">
            <text:p>TC0002_PlannerB 2-19</text:p>
          </table:table-cell>
          <table:table-cell office:value-type="string">
            <text:p>/channels/;jsessionid=1ulf4k4c0axy31vb3lvtfuz2hs</text:p>
          </table:table-cell>
          <table:table-cell office:value-type="float" office:value="2970">
            <text:p>297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7H35M39.745S">
            <text:p>17:35:39.75</text:p>
          </table:table-cell>
          <table:table-cell office:value-type="string">
            <text:p>TC0003_PlannerC 3-18</text:p>
          </table:table-cell>
          <table:table-cell office:value-type="string">
            <text:p>/channels/;jsessionid=1197tgiio6kkp17th1n7oib6uq</text:p>
          </table:table-cell>
          <table:table-cell office:value-type="float" office:value="3051">
            <text:p>305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7H35M39.683S">
            <text:p>17:35:39.68</text:p>
          </table:table-cell>
          <table:table-cell office:value-type="string">
            <text:p>TC0003_PlannerC 3-7</text:p>
          </table:table-cell>
          <table:table-cell office:value-type="string">
            <text:p>/channels/home</text:p>
          </table:table-cell>
          <table:table-cell office:value-type="float" office:value="3128">
            <text:p>312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7H35M39.669S">
            <text:p>17:35:39.67</text:p>
          </table:table-cell>
          <table:table-cell office:value-type="string">
            <text:p>TC0002_PlannerB 2-20</text:p>
          </table:table-cell>
          <table:table-cell office:value-type="string">
            <text:p>/channels/;jsessionid=1ulf4k4c0axy31vb3lvtfuz2hs</text:p>
          </table:table-cell>
          <table:table-cell office:value-type="float" office:value="3164">
            <text:p>3164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7H35M39.658S">
            <text:p>17:35:39.66</text:p>
          </table:table-cell>
          <table:table-cell office:value-type="string">
            <text:p>TC0003_PlannerC 3-19</text:p>
          </table:table-cell>
          <table:table-cell office:value-type="string">
            <text:p>/channels/;jsessionid=1197tgiio6kkp17th1n7oib6uq</text:p>
          </table:table-cell>
          <table:table-cell office:value-type="float" office:value="3177">
            <text:p>3177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7H35M39.594S">
            <text:p>17:35:39.59</text:p>
          </table:table-cell>
          <table:table-cell office:value-type="string">
            <text:p>TC0003_PlannerC 3-3</text:p>
          </table:table-cell>
          <table:table-cell office:value-type="string">
            <text:p>/channels/;jsessionid=1197tgiio6kkp17th1n7oib6uq</text:p>
          </table:table-cell>
          <table:table-cell office:value-type="float" office:value="3254">
            <text:p>3254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7H35M39.582S">
            <text:p>17:35:39.58</text:p>
          </table:table-cell>
          <table:table-cell office:value-type="string">
            <text:p>TC0003_PlannerC 3-20</text:p>
          </table:table-cell>
          <table:table-cell office:value-type="string">
            <text:p>/channels/;jsessionid=1197tgiio6kkp17th1n7oib6uq</text:p>
          </table:table-cell>
          <table:table-cell office:value-type="float" office:value="3280">
            <text:p>328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7H35M39.571S">
            <text:p>17:35:39.57</text:p>
          </table:table-cell>
          <table:table-cell office:value-type="string">
            <text:p>TC0001_PlannerA 1-10</text:p>
          </table:table-cell>
          <table:table-cell office:value-type="string">
            <text:p>/channels/home</text:p>
          </table:table-cell>
          <table:table-cell office:value-type="float" office:value="3303">
            <text:p>3303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7H35M39.556S">
            <text:p>17:35:39.56</text:p>
          </table:table-cell>
          <table:table-cell office:value-type="string">
            <text:p>TC0003_PlannerC 3-6</text:p>
          </table:table-cell>
          <table:table-cell office:value-type="string">
            <text:p>/channels/home</text:p>
          </table:table-cell>
          <table:table-cell office:value-type="float" office:value="3328">
            <text:p>332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7H35M40.963S">
            <text:p>17:35:40.96</text:p>
          </table:table-cell>
          <table:table-cell office:value-type="string">
            <text:p>TC0003_PlannerC 3-9</text:p>
          </table:table-cell>
          <table:table-cell office:value-type="string">
            <text:p>/channels/;jsessionid=1197tgiio6kkp17th1n7oib6uq</text:p>
          </table:table-cell>
          <table:table-cell office:value-type="float" office:value="1933">
            <text:p>1933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7H35M39.317S">
            <text:p>17:35:39.32</text:p>
          </table:table-cell>
          <table:table-cell office:value-type="string">
            <text:p>TC0002_PlannerB 2-2</text:p>
          </table:table-cell>
          <table:table-cell office:value-type="string">
            <text:p>/channels/home</text:p>
          </table:table-cell>
          <table:table-cell office:value-type="float" office:value="3649">
            <text:p>3649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7H35M39.331S">
            <text:p>17:35:39.33</text:p>
          </table:table-cell>
          <table:table-cell office:value-type="string">
            <text:p>TC0001_PlannerA 1-8</text:p>
          </table:table-cell>
          <table:table-cell office:value-type="string">
            <text:p>/channels/home</text:p>
          </table:table-cell>
          <table:table-cell office:value-type="float" office:value="3632">
            <text:p>3632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7H35M39.374S">
            <text:p>17:35:39.37</text:p>
          </table:table-cell>
          <table:table-cell office:value-type="string">
            <text:p>TC0003_PlannerC 3-5</text:p>
          </table:table-cell>
          <table:table-cell office:value-type="string">
            <text:p>/channels/home</text:p>
          </table:table-cell>
          <table:table-cell office:value-type="float" office:value="3588">
            <text:p>358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7H35M39.365S">
            <text:p>17:35:39.37</text:p>
          </table:table-cell>
          <table:table-cell office:value-type="string">
            <text:p>TC0001_PlannerA 1-9</text:p>
          </table:table-cell>
          <table:table-cell office:value-type="string">
            <text:p>/channels/home</text:p>
          </table:table-cell>
          <table:table-cell office:value-type="float" office:value="3598">
            <text:p>359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7H35M39.398S">
            <text:p>17:35:39.40</text:p>
          </table:table-cell>
          <table:table-cell office:value-type="string">
            <text:p>TC0002_PlannerB 2-8</text:p>
          </table:table-cell>
          <table:table-cell office:value-type="string">
            <text:p>/channels/home</text:p>
          </table:table-cell>
          <table:table-cell office:value-type="float" office:value="3563">
            <text:p>3563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7H35M39.335S">
            <text:p>17:35:39.34</text:p>
          </table:table-cell>
          <table:table-cell office:value-type="string">
            <text:p>TC0002_PlannerB 2-7</text:p>
          </table:table-cell>
          <table:table-cell office:value-type="string">
            <text:p>/channels/home</text:p>
          </table:table-cell>
          <table:table-cell office:value-type="float" office:value="3635">
            <text:p>3635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7H35M39.101S">
            <text:p>17:35:39.10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3887">
            <text:p>3887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7H35M40.927S">
            <text:p>17:35:40.93</text:p>
          </table:table-cell>
          <table:table-cell office:value-type="string">
            <text:p>TC0002_PlannerB 2-4</text:p>
          </table:table-cell>
          <table:table-cell office:value-type="string">
            <text:p>/channels/home</text:p>
          </table:table-cell>
          <table:table-cell office:value-type="float" office:value="2060">
            <text:p>2060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7H35M41.924S">
            <text:p>17:35:41.92</text:p>
          </table:table-cell>
          <table:table-cell office:value-type="string">
            <text:p>TC0003_PlannerC 3-12</text:p>
          </table:table-cell>
          <table:table-cell office:value-type="string">
            <text:p>/channels/home</text:p>
          </table:table-cell>
          <table:table-cell office:value-type="float" office:value="1101">
            <text:p>110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7H35M41.95S">
            <text:p>17:35:41.95</text:p>
          </table:table-cell>
          <table:table-cell office:value-type="string">
            <text:p>TC0001_PlannerA 1-16</text:p>
          </table:table-cell>
          <table:table-cell office:value-type="string">
            <text:p>/channels/home</text:p>
          </table:table-cell>
          <table:table-cell office:value-type="float" office:value="1124">
            <text:p>112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7H35M41.963S">
            <text:p>17:35:41.96</text:p>
          </table:table-cell>
          <table:table-cell office:value-type="string">
            <text:p>TC0002_PlannerB 2-14</text:p>
          </table:table-cell>
          <table:table-cell office:value-type="string">
            <text:p>/channels/home</text:p>
          </table:table-cell>
          <table:table-cell office:value-type="float" office:value="1143">
            <text:p>1143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7H35M40.241S">
            <text:p>17:35:40.24</text:p>
          </table:table-cell>
          <table:table-cell office:value-type="string">
            <text:p>TC0002_PlannerB 2-16</text:p>
          </table:table-cell>
          <table:table-cell office:value-type="string">
            <text:p>/channels/;jsessionid=1ulf4k4c0axy31vb3lvtfuz2hs</text:p>
          </table:table-cell>
          <table:table-cell office:value-type="float" office:value="2885">
            <text:p>2885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7H35M41.463S">
            <text:p>17:35:41.46</text:p>
          </table:table-cell>
          <table:table-cell office:value-type="string">
            <text:p>TC0003_PlannerC 3-11</text:p>
          </table:table-cell>
          <table:table-cell office:value-type="string">
            <text:p>/channels/home</text:p>
          </table:table-cell>
          <table:table-cell office:value-type="float" office:value="1688">
            <text:p>168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7H35M41.877S">
            <text:p>17:35:41.88</text:p>
          </table:table-cell>
          <table:table-cell office:value-type="string">
            <text:p>TC0002_PlannerB 2-13</text:p>
          </table:table-cell>
          <table:table-cell office:value-type="string">
            <text:p>/channels/home</text:p>
          </table:table-cell>
          <table:table-cell office:value-type="float" office:value="1370">
            <text:p>1370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7H35M41.767S">
            <text:p>17:35:41.77</text:p>
          </table:table-cell>
          <table:table-cell office:value-type="string">
            <text:p>TC0003_PlannerC 3-10</text:p>
          </table:table-cell>
          <table:table-cell office:value-type="string">
            <text:p>/channels/home</text:p>
          </table:table-cell>
          <table:table-cell office:value-type="float" office:value="1515">
            <text:p>1515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7H35M41.735S">
            <text:p>17:35:41.74</text:p>
          </table:table-cell>
          <table:table-cell office:value-type="string">
            <text:p>TC0002_PlannerB 2-12</text:p>
          </table:table-cell>
          <table:table-cell office:value-type="string">
            <text:p>/channels/home</text:p>
          </table:table-cell>
          <table:table-cell office:value-type="float" office:value="1561">
            <text:p>156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7H35M41.909S">
            <text:p>17:35:41.91</text:p>
          </table:table-cell>
          <table:table-cell office:value-type="string">
            <text:p>TC0001_PlannerA 1-15</text:p>
          </table:table-cell>
          <table:table-cell office:value-type="string">
            <text:p>/channels/home</text:p>
          </table:table-cell>
          <table:table-cell office:value-type="float" office:value="1397">
            <text:p>1397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7H35M41.705S">
            <text:p>17:35:41.71</text:p>
          </table:table-cell>
          <table:table-cell office:value-type="string">
            <text:p>TC0002_PlannerB 2-11</text:p>
          </table:table-cell>
          <table:table-cell office:value-type="string">
            <text:p>/channels/;jsessionid=1ulf4k4c0axy31vb3lvtfuz2hs</text:p>
          </table:table-cell>
          <table:table-cell office:value-type="float" office:value="1629">
            <text:p>1629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7H35M41.885S">
            <text:p>17:35:41.89</text:p>
          </table:table-cell>
          <table:table-cell office:value-type="string">
            <text:p>TC0001_PlannerA 1-14</text:p>
          </table:table-cell>
          <table:table-cell office:value-type="string">
            <text:p>/channels/home</text:p>
          </table:table-cell>
          <table:table-cell office:value-type="float" office:value="1462">
            <text:p>1462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7H35M41.703S">
            <text:p>17:35:41.70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1755">
            <text:p>1755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7H35M43.334S">
            <text:p>17:35:43.33</text:p>
          </table:table-cell>
          <table:table-cell office:value-type="string">
            <text:p>TC0002_PlannerB 2-11</text:p>
          </table:table-cell>
          <table:table-cell office:value-type="string">
            <text:p>/channels/home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7H35M43.126S">
            <text:p>17:35:43.13</text:p>
          </table:table-cell>
          <table:table-cell office:value-type="string">
            <text:p>TC0002_PlannerB 2-16</text:p>
          </table:table-cell>
          <table:table-cell office:value-type="string">
            <text:p>/channels/home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7H35M42.982S">
            <text:p>17:35:42.98</text:p>
          </table:table-cell>
          <table:table-cell office:value-type="string">
            <text:p>TC0001_PlannerA 1-7</text:p>
          </table:table-cell>
          <table:table-cell office:value-type="string">
            <text:p>/channels/home</text:p>
          </table:table-cell>
          <table:table-cell office:value-type="float" office:value="859">
            <text:p>859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7H35M42.895S">
            <text:p>17:35:42.90</text:p>
          </table:table-cell>
          <table:table-cell office:value-type="string">
            <text:p>TC0003_PlannerC 3-9</text:p>
          </table:table-cell>
          <table:table-cell office:value-type="string">
            <text:p>/channels/home</text:p>
          </table:table-cell>
          <table:table-cell office:value-type="float" office:value="1188">
            <text:p>118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7H35M42.835S">
            <text:p>17:35:42.84</text:p>
          </table:table-cell>
          <table:table-cell office:value-type="string">
            <text:p>TC0003_PlannerC 3-19</text:p>
          </table:table-cell>
          <table:table-cell office:value-type="string">
            <text:p>/channels/home</text:p>
          </table:table-cell>
          <table:table-cell office:value-type="float" office:value="1404">
            <text:p>140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7H35M42.833S">
            <text:p>17:35:42.83</text:p>
          </table:table-cell>
          <table:table-cell office:value-type="string">
            <text:p>TC0002_PlannerB 2-20</text:p>
          </table:table-cell>
          <table:table-cell office:value-type="string">
            <text:p>/channels/home</text:p>
          </table:table-cell>
          <table:table-cell office:value-type="float" office:value="1420">
            <text:p>1420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7H35M42.847S">
            <text:p>17:35:42.85</text:p>
          </table:table-cell>
          <table:table-cell office:value-type="string">
            <text:p>TC0003_PlannerC 3-3</text:p>
          </table:table-cell>
          <table:table-cell office:value-type="string">
            <text:p>/channels/home</text:p>
          </table:table-cell>
          <table:table-cell office:value-type="float" office:value="1415">
            <text:p>1415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7H35M42.861S">
            <text:p>17:35:42.86</text:p>
          </table:table-cell>
          <table:table-cell office:value-type="string">
            <text:p>TC0003_PlannerC 3-20</text:p>
          </table:table-cell>
          <table:table-cell office:value-type="string">
            <text:p>/channels/home</text:p>
          </table:table-cell>
          <table:table-cell office:value-type="float" office:value="1427">
            <text:p>1427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7H35M39.385S">
            <text:p>17:35:39.39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935">
            <text:p>4935</text:p>
          </table:table-cell>
          <table:table-cell office:value-type="string">
            <text:p>Warning</text:p>
          </table:table-cell>
          <table:table-cell office:value-type="float" office:value="12870">
            <text:p>12870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7H35M44.303S">
            <text:p>17:35:44.3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7H35M44.315S">
            <text:p>17:35:44.32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7H35M42.778S">
            <text:p>17:35:42.78</text:p>
          </table:table-cell>
          <table:table-cell office:value-type="string">
            <text:p>TC0002_PlannerB 2-19</text:p>
          </table:table-cell>
          <table:table-cell office:value-type="string">
            <text:p>/channels/home</text:p>
          </table:table-cell>
          <table:table-cell office:value-type="float" office:value="1576">
            <text:p>1576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7H35M44.33S">
            <text:p>17:35:44.3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7H35M44.341S">
            <text:p>17:35:44.3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7H35M42.795S">
            <text:p>17:35:42.80</text:p>
          </table:table-cell>
          <table:table-cell office:value-type="string">
            <text:p>TC0003_PlannerC 3-18</text:p>
          </table:table-cell>
          <table:table-cell office:value-type="string">
            <text:p>/channels/home</text:p>
          </table:table-cell>
          <table:table-cell office:value-type="float" office:value="1584">
            <text:p>158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7H35M44.354S">
            <text:p>17:35:44.3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7H35M44.367S">
            <text:p>17:35:44.3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7H35M44.379S">
            <text:p>17:35:44.3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7H35M44.391S">
            <text:p>17:35:44.39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7H35M44.409S">
            <text:p>17:35:44.4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7H35M44.418S">
            <text:p>17:35:44.4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7H35M44.43S">
            <text:p>17:35:44.4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7H35M44.443S">
            <text:p>17:35:44.4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7H35M42.724S">
            <text:p>17:35:42.72</text:p>
          </table:table-cell>
          <table:table-cell office:value-type="string">
            <text:p>TC0002_PlannerB 2-18</text:p>
          </table:table-cell>
          <table:table-cell office:value-type="string">
            <text:p>/channels/home</text:p>
          </table:table-cell>
          <table:table-cell office:value-type="float" office:value="1755">
            <text:p>1755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7H35M44.451S">
            <text:p>17:35:44.4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7H35M44.466S">
            <text:p>17:35:44.47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7H35M44.479S">
            <text:p>17:35:44.4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7H35M44.506S">
            <text:p>17:35:44.51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7H35M42.706S">
            <text:p>17:35:42.71</text:p>
          </table:table-cell>
          <table:table-cell office:value-type="string">
            <text:p>TC0003_PlannerC 3-16</text:p>
          </table:table-cell>
          <table:table-cell office:value-type="string">
            <text:p>/channels/home</text:p>
          </table:table-cell>
          <table:table-cell office:value-type="float" office:value="1899">
            <text:p>1899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7H35M44.551S">
            <text:p>17:35:44.5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7H35M42.106S">
            <text:p>17:35:42.11</text:p>
          </table:table-cell>
          <table:table-cell office:value-type="string">
            <text:p>TC0002_PlannerB 2-15</text:p>
          </table:table-cell>
          <table:table-cell office:value-type="string">
            <text:p>/channels/home</text:p>
          </table:table-cell>
          <table:table-cell office:value-type="float" office:value="2566">
            <text:p>2566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7H35M42.745S">
            <text:p>17:35:42.75</text:p>
          </table:table-cell>
          <table:table-cell office:value-type="string">
            <text:p>TC0003_PlannerC 3-17</text:p>
          </table:table-cell>
          <table:table-cell office:value-type="string">
            <text:p>/channels/home</text:p>
          </table:table-cell>
          <table:table-cell office:value-type="float" office:value="1934">
            <text:p>193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7H35M44.591S">
            <text:p>17:35:44.59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7H35M44.672S">
            <text:p>17:35:44.6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7H35M44.702S">
            <text:p>17:35:44.70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7H35M42.148S">
            <text:p>17:35:42.15</text:p>
          </table:table-cell>
          <table:table-cell office:value-type="string">
            <text:p>TC0001_PlannerA 1-18</text:p>
          </table:table-cell>
          <table:table-cell office:value-type="string">
            <text:p>/channels/home</text:p>
          </table:table-cell>
          <table:table-cell office:value-type="float" office:value="2607">
            <text:p>2607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7H35M42.695S">
            <text:p>17:35:42.70</text:p>
          </table:table-cell>
          <table:table-cell office:value-type="string">
            <text:p>TC0001_PlannerA 1-19</text:p>
          </table:table-cell>
          <table:table-cell office:value-type="string">
            <text:p>/channels/home</text:p>
          </table:table-cell>
          <table:table-cell office:value-type="float" office:value="2194">
            <text:p>219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7H35M42.737S">
            <text:p>17:35:42.74</text:p>
          </table:table-cell>
          <table:table-cell office:value-type="string">
            <text:p>TC0001_PlannerA 1-20</text:p>
          </table:table-cell>
          <table:table-cell office:value-type="string">
            <text:p>/channels/home</text:p>
          </table:table-cell>
          <table:table-cell office:value-type="float" office:value="2213">
            <text:p>2213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7H35M44.736S">
            <text:p>17:35:44.7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7H35M42.171S">
            <text:p>17:35:42.17</text:p>
          </table:table-cell>
          <table:table-cell office:value-type="string">
            <text:p>TC0003_PlannerC 3-14</text:p>
          </table:table-cell>
          <table:table-cell office:value-type="string">
            <text:p>/channels/home</text:p>
          </table:table-cell>
          <table:table-cell office:value-type="float" office:value="2804">
            <text:p>280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7H35M43.457S">
            <text:p>17:35:43.46</text:p>
          </table:table-cell>
          <table:table-cell office:value-type="string">
            <text:p>TC0001_PlannerA 1-13</text:p>
          </table:table-cell>
          <table:table-cell office:value-type="string">
            <text:p>/channels/home</text:p>
          </table:table-cell>
          <table:table-cell office:value-type="float" office:value="1524">
            <text:p>152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7H35M42.656S">
            <text:p>17:35:42.66</text:p>
          </table:table-cell>
          <table:table-cell office:value-type="string">
            <text:p>TC0003_PlannerC 3-15</text:p>
          </table:table-cell>
          <table:table-cell office:value-type="string">
            <text:p>/channels/home</text:p>
          </table:table-cell>
          <table:table-cell office:value-type="float" office:value="2327">
            <text:p>2327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7H35M39.842S">
            <text:p>17:35:39.8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5149">
            <text:p>5149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7H35M37.906S">
            <text:p>17:35:37.91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7101">
            <text:p>7101</text:p>
          </table:table-cell>
          <table:table-cell office:value-type="string">
            <text:p>Success</text:p>
          </table:table-cell>
          <table:table-cell office:value-type="float" office:value="107144">
            <text:p>107144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7H35M42.683S">
            <text:p>17:35:42.68</text:p>
          </table:table-cell>
          <table:table-cell office:value-type="string">
            <text:p>TC0002_PlannerB 2-17</text:p>
          </table:table-cell>
          <table:table-cell office:value-type="string">
            <text:p>/channels/home</text:p>
          </table:table-cell>
          <table:table-cell office:value-type="float" office:value="2328">
            <text:p>232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7H35M40.26S">
            <text:p>17:35:40.2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4836">
            <text:p>4836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7H35M44.929S">
            <text:p>17:35:44.9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7H35M45.097S">
            <text:p>17:35:45.10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7H35M45.144S">
            <text:p>17:35:45.1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7H35M45.152S">
            <text:p>17:35:45.1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7H35M39.345S">
            <text:p>17:35:39.35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5926">
            <text:p>5926</text:p>
          </table:table-cell>
          <table:table-cell office:value-type="string">
            <text:p>Success</text:p>
          </table:table-cell>
          <table:table-cell office:value-type="float" office:value="106405">
            <text:p>106405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7H35M45.16S">
            <text:p>17:35:45.16</text:p>
          </table:table-cell>
          <table:table-cell office:value-type="string">
            <text:p>TC0001_PlannerA 1-4</text:p>
          </table:table-cell>
          <table:table-cell office:value-type="string">
            <text:p>/channels/logout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7H35M40.61S">
            <text:p>17:35:40.61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697">
            <text:p>4697</text:p>
          </table:table-cell>
          <table:table-cell office:value-type="string">
            <text:p>Success</text:p>
          </table:table-cell>
          <table:table-cell office:value-type="float" office:value="106405">
            <text:p>106405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7H35M45.278S">
            <text:p>17:35:45.28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7H35M38.827S">
            <text:p>17:35:38.83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6501">
            <text:p>6501</text:p>
          </table:table-cell>
          <table:table-cell office:value-type="string">
            <text:p>Success</text:p>
          </table:table-cell>
          <table:table-cell office:value-type="float" office:value="106405">
            <text:p>106405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7H35M45.297S">
            <text:p>17:35:45.30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7H35M42.963S">
            <text:p>17:35:42.9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377">
            <text:p>2377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7H35M42.768S">
            <text:p>17:35:42.7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590">
            <text:p>2590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7H35M42.97S">
            <text:p>17:35:42.97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568">
            <text:p>2568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7H35M43.507S">
            <text:p>17:35:43.5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753">
            <text:p>2753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7H35M44.588S">
            <text:p>17:35:44.5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7H35M44.066S">
            <text:p>17:35:44.0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253">
            <text:p>2253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7H35M42.096S">
            <text:p>17:35:42.10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257">
            <text:p>4257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7H35M44.654S">
            <text:p>17:35:44.65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682">
            <text:p>1682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7H35M39.766S">
            <text:p>17:35:39.7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6592">
            <text:p>6592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7H35M42.962S">
            <text:p>17:35:42.9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445">
            <text:p>3445</text:p>
          </table:table-cell>
          <table:table-cell office:value-type="string">
            <text:p>Success</text:p>
          </table:table-cell>
          <table:table-cell office:value-type="float" office:value="106405">
            <text:p>106405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7H35M42.873S">
            <text:p>17:35:42.8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538">
            <text:p>3538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7H35M41.938S">
            <text:p>17:35:41.9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502">
            <text:p>4502</text:p>
          </table:table-cell>
          <table:table-cell office:value-type="string">
            <text:p>Success</text:p>
          </table:table-cell>
          <table:table-cell office:value-type="float" office:value="106405">
            <text:p>106405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7H35M42.987S">
            <text:p>17:35:42.9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456">
            <text:p>3456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7H35M42.759S">
            <text:p>17:35:42.7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699">
            <text:p>3699</text:p>
          </table:table-cell>
          <table:table-cell office:value-type="string">
            <text:p>Success</text:p>
          </table:table-cell>
          <table:table-cell office:value-type="float" office:value="106455">
            <text:p>106455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7H35M44.663S">
            <text:p>17:35:44.66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798">
            <text:p>1798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7H35M39.481S">
            <text:p>17:35:39.4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6996">
            <text:p>6996</text:p>
          </table:table-cell>
          <table:table-cell office:value-type="string">
            <text:p>Success</text:p>
          </table:table-cell>
          <table:table-cell office:value-type="float" office:value="106405">
            <text:p>106405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7H35M43.246S">
            <text:p>17:35:43.2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238">
            <text:p>3238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7H35M43.73S">
            <text:p>17:35:43.7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755">
            <text:p>2755</text:p>
          </table:table-cell>
          <table:table-cell office:value-type="string">
            <text:p>Success</text:p>
          </table:table-cell>
          <table:table-cell office:value-type="float" office:value="106491">
            <text:p>106491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7H35M44.272S">
            <text:p>17:35:44.27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253">
            <text:p>2253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7H35M43.105S">
            <text:p>17:35:43.1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459">
            <text:p>3459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7H35M43.024S">
            <text:p>17:35:43.02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542">
            <text:p>3542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7H35M43.295S">
            <text:p>17:35:43.3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3275">
            <text:p>3275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7H35M43.149S">
            <text:p>17:35:43.1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457">
            <text:p>3457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7H35M42.673S">
            <text:p>17:35:42.6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985">
            <text:p>3985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7H35M42.313S">
            <text:p>17:35:42.3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348">
            <text:p>4348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7H35M42.884S">
            <text:p>17:35:42.88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3805">
            <text:p>3805</text:p>
          </table:table-cell>
          <table:table-cell office:value-type="string">
            <text:p>Success</text:p>
          </table:table-cell>
          <table:table-cell office:value-type="float" office:value="106491">
            <text:p>106491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7H35M42.446S">
            <text:p>17:35:42.4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261">
            <text:p>4261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7H35M41.897S">
            <text:p>17:35:41.90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814">
            <text:p>4814</text:p>
          </table:table-cell>
          <table:table-cell office:value-type="string">
            <text:p>Success</text:p>
          </table:table-cell>
          <table:table-cell office:value-type="float" office:value="106455">
            <text:p>106455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7H35M42.81S">
            <text:p>17:35:42.81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969">
            <text:p>3969</text:p>
          </table:table-cell>
          <table:table-cell office:value-type="string">
            <text:p>Success</text:p>
          </table:table-cell>
          <table:table-cell office:value-type="float" office:value="106491">
            <text:p>106491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7H35M42.962S">
            <text:p>17:35:42.9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852">
            <text:p>3852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7H35M44.464S">
            <text:p>17:35:44.4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345">
            <text:p>2345</text:p>
          </table:table-cell>
          <table:table-cell office:value-type="string">
            <text:p>Success</text:p>
          </table:table-cell>
          <table:table-cell office:value-type="float" office:value="106491">
            <text:p>106491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7H35M44.363S">
            <text:p>17:35:44.3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502">
            <text:p>2502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7H35M42.331S">
            <text:p>17:35:42.3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4599">
            <text:p>4599</text:p>
          </table:table-cell>
          <table:table-cell office:value-type="string">
            <text:p>Success</text:p>
          </table:table-cell>
          <table:table-cell office:value-type="float" office:value="106455">
            <text:p>106455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7H35M43.074S">
            <text:p>17:35:43.0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868">
            <text:p>3868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7H35M43.347S">
            <text:p>17:35:43.3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599">
            <text:p>3599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7H35M44.737S">
            <text:p>17:35:44.7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211">
            <text:p>2211</text:p>
          </table:table-cell>
          <table:table-cell office:value-type="string">
            <text:p>Success</text:p>
          </table:table-cell>
          <table:table-cell office:value-type="float" office:value="106455">
            <text:p>106455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7H35M44.236S">
            <text:p>17:35:44.2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716">
            <text:p>2716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7H35M42.131S">
            <text:p>17:35:42.1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843">
            <text:p>4843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7H35M44.337S">
            <text:p>17:35:44.34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628">
            <text:p>2628</text:p>
          </table:table-cell>
          <table:table-cell office:value-type="string">
            <text:p>Success</text:p>
          </table:table-cell>
          <table:table-cell office:value-type="float" office:value="106455">
            <text:p>106455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7H35M44.222S">
            <text:p>17:35:44.2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749">
            <text:p>2749</text:p>
          </table:table-cell>
          <table:table-cell office:value-type="string">
            <text:p>Success</text:p>
          </table:table-cell>
          <table:table-cell office:value-type="float" office:value="106491">
            <text:p>106491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7H35M44.246S">
            <text:p>17:35:44.2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726">
            <text:p>2726</text:p>
          </table:table-cell>
          <table:table-cell office:value-type="string">
            <text:p>Success</text:p>
          </table:table-cell>
          <table:table-cell office:value-type="float" office:value="106455">
            <text:p>106455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7H35M43.305S">
            <text:p>17:35:43.3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686">
            <text:p>3686</text:p>
          </table:table-cell>
          <table:table-cell office:value-type="string">
            <text:p>Success</text:p>
          </table:table-cell>
          <table:table-cell office:value-type="float" office:value="106455">
            <text:p>106455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7H35M43.832S">
            <text:p>17:35:43.8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152">
            <text:p>3152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7H35M42.962S">
            <text:p>17:35:42.96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4033">
            <text:p>4033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7H35M43.282S">
            <text:p>17:35:43.2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715">
            <text:p>3715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7H35M41.98S">
            <text:p>17:35:41.98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5021">
            <text:p>5021</text:p>
          </table:table-cell>
          <table:table-cell office:value-type="string">
            <text:p>Success</text:p>
          </table:table-cell>
          <table:table-cell office:value-type="float" office:value="106405">
            <text:p>106405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7H35M42.964S">
            <text:p>17:35:42.96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036">
            <text:p>4036</text:p>
          </table:table-cell>
          <table:table-cell office:value-type="string">
            <text:p>Success</text:p>
          </table:table-cell>
          <table:table-cell office:value-type="float" office:value="106419">
            <text:p>106419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7H35M44.874S">
            <text:p>17:35:44.8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257">
            <text:p>2257</text:p>
          </table:table-cell>
          <table:table-cell office:value-type="string">
            <text:p>Success</text:p>
          </table:table-cell>
          <table:table-cell office:value-type="float" office:value="106743">
            <text:p>106743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7H35M44.953S">
            <text:p>17:35:44.9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897">
            <text:p>3897</text:p>
          </table:table-cell>
          <table:table-cell office:value-type="string">
            <text:p>Success</text:p>
          </table:table-cell>
          <table:table-cell office:value-type="float" office:value="109816">
            <text:p>109816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7H35M44.96S">
            <text:p>17:35:44.9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933">
            <text:p>3933</text:p>
          </table:table-cell>
          <table:table-cell office:value-type="string">
            <text:p>Success</text:p>
          </table:table-cell>
          <table:table-cell office:value-type="float" office:value="109198">
            <text:p>109198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7H35M44.928S">
            <text:p>17:35:44.9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325">
            <text:p>4325</text:p>
          </table:table-cell>
          <table:table-cell office:value-type="string">
            <text:p>Success</text:p>
          </table:table-cell>
          <table:table-cell office:value-type="float" office:value="109906">
            <text:p>109906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7H35M44.96S">
            <text:p>17:35:44.9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399">
            <text:p>4399</text:p>
          </table:table-cell>
          <table:table-cell office:value-type="string">
            <text:p>Success</text:p>
          </table:table-cell>
          <table:table-cell office:value-type="float" office:value="109906">
            <text:p>109906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7H35M44.988S">
            <text:p>17:35:44.9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584">
            <text:p>5584</text:p>
          </table:table-cell>
          <table:table-cell office:value-type="string">
            <text:p>Success</text:p>
          </table:table-cell>
          <table:table-cell office:value-type="float" office:value="110012">
            <text:p>110012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7H35M48.833S">
            <text:p>17:35:48.8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5549">
            <text:p>5549</text:p>
          </table:table-cell>
          <table:table-cell office:value-type="string">
            <text:p>Success</text:p>
          </table:table-cell>
          <table:table-cell office:value-type="float" office:value="72178">
            <text:p>72178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7H35M49.236S">
            <text:p>17:35:49.2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148">
            <text:p>5148</text:p>
          </table:table-cell>
          <table:table-cell office:value-type="string">
            <text:p>Success</text:p>
          </table:table-cell>
          <table:table-cell office:value-type="float" office:value="72215">
            <text:p>72215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7H35M46.451S">
            <text:p>17:35:46.4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7944">
            <text:p>7944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7H35M46.956S">
            <text:p>17:35:46.9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7436">
            <text:p>7436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7H35M45.072S">
            <text:p>17:35:45.0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9336">
            <text:p>9336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7H35M46.451S">
            <text:p>17:35:46.4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7950">
            <text:p>7950</text:p>
          </table:table-cell>
          <table:table-cell office:value-type="string">
            <text:p>Success</text:p>
          </table:table-cell>
          <table:table-cell office:value-type="float" office:value="72176">
            <text:p>72176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7H35M46.308S">
            <text:p>17:35:46.31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8107">
            <text:p>8107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7H35M46.324S">
            <text:p>17:35:46.32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8145">
            <text:p>8145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7H35M46.326S">
            <text:p>17:35:46.3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8145">
            <text:p>8145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7H35M46.784S">
            <text:p>17:35:46.7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7696">
            <text:p>7696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7H35M45.248S">
            <text:p>17:35:45.25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9242">
            <text:p>9242</text:p>
          </table:table-cell>
          <table:table-cell office:value-type="string">
            <text:p>Success</text:p>
          </table:table-cell>
          <table:table-cell office:value-type="float" office:value="72176">
            <text:p>72176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7H35M46.936S">
            <text:p>17:35:46.9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7540">
            <text:p>7540</text:p>
          </table:table-cell>
          <table:table-cell office:value-type="string">
            <text:p>Success</text:p>
          </table:table-cell>
          <table:table-cell office:value-type="float" office:value="72211">
            <text:p>72211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7H35M46.413S">
            <text:p>17:35:46.4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8080">
            <text:p>8080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7H35M46.949S">
            <text:p>17:35:46.9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7540">
            <text:p>7540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7H35M44.977S">
            <text:p>17:35:44.9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9525">
            <text:p>9525</text:p>
          </table:table-cell>
          <table:table-cell office:value-type="string">
            <text:p>Success</text:p>
          </table:table-cell>
          <table:table-cell office:value-type="float" office:value="72180">
            <text:p>72180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7H35M46.959S">
            <text:p>17:35:46.9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7531">
            <text:p>7531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7H35M46.326S">
            <text:p>17:35:46.3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8205">
            <text:p>8205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7H35M47.115S">
            <text:p>17:35:47.12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7411">
            <text:p>7411</text:p>
          </table:table-cell>
          <table:table-cell office:value-type="string">
            <text:p>Success</text:p>
          </table:table-cell>
          <table:table-cell office:value-type="float" office:value="72178">
            <text:p>72178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7H35M46.382S">
            <text:p>17:35:46.38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8150">
            <text:p>8150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7H35M46.537S">
            <text:p>17:35:46.54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7996">
            <text:p>7996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7H35M46.798S">
            <text:p>17:35:46.80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7735">
            <text:p>7735</text:p>
          </table:table-cell>
          <table:table-cell office:value-type="string">
            <text:p>Success</text:p>
          </table:table-cell>
          <table:table-cell office:value-type="float" office:value="72100">
            <text:p>72100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7H35M46.455S">
            <text:p>17:35:46.4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8081">
            <text:p>8081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7H35M45.318S">
            <text:p>17:35:45.3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9226">
            <text:p>9226</text:p>
          </table:table-cell>
          <table:table-cell office:value-type="string">
            <text:p>Success</text:p>
          </table:table-cell>
          <table:table-cell office:value-type="float" office:value="72170">
            <text:p>72170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7H35M48.878S">
            <text:p>17:35:48.8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5650">
            <text:p>5650</text:p>
          </table:table-cell>
          <table:table-cell office:value-type="string">
            <text:p>Success</text:p>
          </table:table-cell>
          <table:table-cell office:value-type="float" office:value="72156">
            <text:p>72156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7H35M46.678S">
            <text:p>17:35:46.6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7860">
            <text:p>7860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7H35M45.513S">
            <text:p>17:35:45.51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9031">
            <text:p>9031</text:p>
          </table:table-cell>
          <table:table-cell office:value-type="string">
            <text:p>Success</text:p>
          </table:table-cell>
          <table:table-cell office:value-type="float" office:value="72178">
            <text:p>72178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7H35M44.968S">
            <text:p>17:35:44.9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9580">
            <text:p>9580</text:p>
          </table:table-cell>
          <table:table-cell office:value-type="string">
            <text:p>Success</text:p>
          </table:table-cell>
          <table:table-cell office:value-type="float" office:value="72211">
            <text:p>72211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7H35M45.284S">
            <text:p>17:35:45.2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9265">
            <text:p>9265</text:p>
          </table:table-cell>
          <table:table-cell office:value-type="string">
            <text:p>Success</text:p>
          </table:table-cell>
          <table:table-cell office:value-type="float" office:value="72176">
            <text:p>72176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7H35M46.239S">
            <text:p>17:35:46.2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8302">
            <text:p>8302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7H35M46.958S">
            <text:p>17:35:46.96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7580">
            <text:p>7580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7H35M46.853S">
            <text:p>17:35:46.8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7688">
            <text:p>7688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7H35M46.577S">
            <text:p>17:35:46.5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7967">
            <text:p>7967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7H35M46.961S">
            <text:p>17:35:46.9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7578">
            <text:p>7578</text:p>
          </table:table-cell>
          <table:table-cell office:value-type="string">
            <text:p>Success</text:p>
          </table:table-cell>
          <table:table-cell office:value-type="float" office:value="72178">
            <text:p>72178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7H35M46.66S">
            <text:p>17:35:46.66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7885">
            <text:p>7885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7H35M46.378S">
            <text:p>17:35:46.3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8168">
            <text:p>8168</text:p>
          </table:table-cell>
          <table:table-cell office:value-type="string">
            <text:p>Success</text:p>
          </table:table-cell>
          <table:table-cell office:value-type="float" office:value="72176">
            <text:p>72176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7H35M46.75S">
            <text:p>17:35:46.7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7796">
            <text:p>7796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7H35M46.536S">
            <text:p>17:35:46.5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8009">
            <text:p>8009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7H35M46.963S">
            <text:p>17:35:46.9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7579">
            <text:p>7579</text:p>
          </table:table-cell>
          <table:table-cell office:value-type="string">
            <text:p>Success</text:p>
          </table:table-cell>
          <table:table-cell office:value-type="float" office:value="72215">
            <text:p>72215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7H35M46.631S">
            <text:p>17:35:46.6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7917">
            <text:p>7917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7H35M46.965S">
            <text:p>17:35:46.9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7579">
            <text:p>7579</text:p>
          </table:table-cell>
          <table:table-cell office:value-type="string">
            <text:p>Success</text:p>
          </table:table-cell>
          <table:table-cell office:value-type="float" office:value="72178">
            <text:p>72178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7H35M46.243S">
            <text:p>17:35:46.2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8307">
            <text:p>8307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7H35M46.933S">
            <text:p>17:35:46.9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7613">
            <text:p>7613</text:p>
          </table:table-cell>
          <table:table-cell office:value-type="string">
            <text:p>Success</text:p>
          </table:table-cell>
          <table:table-cell office:value-type="float" office:value="72211">
            <text:p>72211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7H35M46.899S">
            <text:p>17:35:46.9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7650">
            <text:p>7650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7H35M46.464S">
            <text:p>17:35:46.46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8089">
            <text:p>8089</text:p>
          </table:table-cell>
          <table:table-cell office:value-type="string">
            <text:p>Success</text:p>
          </table:table-cell>
          <table:table-cell office:value-type="float" office:value="72211">
            <text:p>72211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7H35M46.54S">
            <text:p>17:35:46.54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8014">
            <text:p>8014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7H35M46.515S">
            <text:p>17:35:46.5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8039">
            <text:p>8039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7H35M46.908S">
            <text:p>17:35:46.9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7644">
            <text:p>7644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7H35M46.68S">
            <text:p>17:35:46.6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7879">
            <text:p>7879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7H35M45.298S">
            <text:p>17:35:45.3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9286">
            <text:p>9286</text:p>
          </table:table-cell>
          <table:table-cell office:value-type="string">
            <text:p>Success</text:p>
          </table:table-cell>
          <table:table-cell office:value-type="float" office:value="72213">
            <text:p>72213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7H35M50.544S">
            <text:p>17:35:50.54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039">
            <text:p>4039</text:p>
          </table:table-cell>
          <table:table-cell office:value-type="string">
            <text:p>Success</text:p>
          </table:table-cell>
          <table:table-cell office:value-type="float" office:value="72193">
            <text:p>72193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7H35M46.429S">
            <text:p>17:35:46.43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8177">
            <text:p>8177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7H35M46.962S">
            <text:p>17:35:46.96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7640">
            <text:p>7640</text:p>
          </table:table-cell>
          <table:table-cell office:value-type="string">
            <text:p>Success</text:p>
          </table:table-cell>
          <table:table-cell office:value-type="float" office:value="72178">
            <text:p>72178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7H35M46.965S">
            <text:p>17:35:46.9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7636">
            <text:p>7636</text:p>
          </table:table-cell>
          <table:table-cell office:value-type="string">
            <text:p>Success</text:p>
          </table:table-cell>
          <table:table-cell office:value-type="float" office:value="72180">
            <text:p>72180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7H35M49.344S">
            <text:p>17:35:49.3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5271">
            <text:p>5271</text:p>
          </table:table-cell>
          <table:table-cell office:value-type="string">
            <text:p>Success</text:p>
          </table:table-cell>
          <table:table-cell office:value-type="float" office:value="72193">
            <text:p>72193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7H35M46.94S">
            <text:p>17:35:46.94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7685">
            <text:p>7685</text:p>
          </table:table-cell>
          <table:table-cell office:value-type="string">
            <text:p>Success</text:p>
          </table:table-cell>
          <table:table-cell office:value-type="float" office:value="72211">
            <text:p>72211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7H35M46.912S">
            <text:p>17:35:46.9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7753">
            <text:p>7753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7H35M46.408S">
            <text:p>17:35:46.4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8266">
            <text:p>8266</text:p>
          </table:table-cell>
          <table:table-cell office:value-type="string">
            <text:p>Success</text:p>
          </table:table-cell>
          <table:table-cell office:value-type="float" office:value="72028">
            <text:p>72028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7H35M45.336S">
            <text:p>17:35:45.34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9350">
            <text:p>9350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7H35M46.629S">
            <text:p>17:35:46.6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8050">
            <text:p>8050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7H35M54.342S">
            <text:p>17:35:54.34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968">
            <text:p>19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7H35M54.615S">
            <text:p>17:35:54.62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941">
            <text:p>194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7H35M54.504S">
            <text:p>17:35:54.50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68">
            <text:p>206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7H35M54.427S">
            <text:p>17:35:54.43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227">
            <text:p>2227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7H35M54.439S">
            <text:p>17:35:54.44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231">
            <text:p>223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7H35M54.478S">
            <text:p>17:35:54.48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194">
            <text:p>219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7H35M54.426S">
            <text:p>17:35:54.43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258">
            <text:p>225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7H35M54.619S">
            <text:p>17:35:54.62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146">
            <text:p>2146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7H35M54.507S">
            <text:p>17:35:54.51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292">
            <text:p>229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7H35M54.476S">
            <text:p>17:35:54.48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324">
            <text:p>232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7H35M54.575S">
            <text:p>17:35:54.58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229">
            <text:p>2229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7H35M54.52S">
            <text:p>17:35:54.52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287">
            <text:p>2287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7H35M56.31S">
            <text:p>17:35:56.3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22118">
            <text:p>22118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7H35M54.504S">
            <text:p>17:35:54.50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370">
            <text:p>237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7H35M54.506S">
            <text:p>17:35:54.51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400">
            <text:p>240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7H35M54.493S">
            <text:p>17:35:54.49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425">
            <text:p>2425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7H35M54.496S">
            <text:p>17:35:54.50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424">
            <text:p>242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7H35M54.551S">
            <text:p>17:35:54.55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369">
            <text:p>2369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7H35M54.553S">
            <text:p>17:35:54.55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380">
            <text:p>2380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7H35M54.342S">
            <text:p>17:35:54.34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659">
            <text:p>2659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7H35M54.506S">
            <text:p>17:35:54.5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517">
            <text:p>251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7H35M54.57S">
            <text:p>17:35:54.57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465">
            <text:p>246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7H35M54.497S">
            <text:p>17:35:54.50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542">
            <text:p>254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7H35M54.491S">
            <text:p>17:35:54.49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569">
            <text:p>2569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7H35M54.48S">
            <text:p>17:35:54.48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585">
            <text:p>258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7H35M54.442S">
            <text:p>17:35:54.44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626">
            <text:p>2626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7H35M54.499S">
            <text:p>17:35:54.50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571">
            <text:p>257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7H35M54.498S">
            <text:p>17:35:54.50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574">
            <text:p>257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7H35M54.498S">
            <text:p>17:35:54.50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585">
            <text:p>258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7H35M54.493S">
            <text:p>17:35:54.49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601">
            <text:p>260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7H35M54.349S">
            <text:p>17:35:54.35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748">
            <text:p>2748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7H35M54.623S">
            <text:p>17:35:54.62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478">
            <text:p>247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7H35M54.552S">
            <text:p>17:35:54.55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550">
            <text:p>255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7H35M54.494S">
            <text:p>17:35:54.49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611">
            <text:p>261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7H35M54.494S">
            <text:p>17:35:54.49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613">
            <text:p>261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7H35M54.499S">
            <text:p>17:35:54.50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617">
            <text:p>261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7H35M54.504S">
            <text:p>17:35:54.50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621">
            <text:p>262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7H35M54.341S">
            <text:p>17:35:54.34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804">
            <text:p>280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7H35M56.835S">
            <text:p>17:35:56.8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7H35M54.439S">
            <text:p>17:35:54.44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732">
            <text:p>273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7H35M54.5S">
            <text:p>17:35:54.50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674">
            <text:p>267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7H35M54.491S">
            <text:p>17:35:54.49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683">
            <text:p>268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7H35M54.501S">
            <text:p>17:35:54.50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676">
            <text:p>2676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7H35M54.503S">
            <text:p>17:35:54.50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675">
            <text:p>267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7H35M54.503S">
            <text:p>17:35:54.50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675">
            <text:p>267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7H35M54.348S">
            <text:p>17:35:54.35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841">
            <text:p>284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7H35M54.507S">
            <text:p>17:35:54.51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692">
            <text:p>269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7H35M54.552S">
            <text:p>17:35:54.55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660">
            <text:p>266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7H35M54.417S">
            <text:p>17:35:54.42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855">
            <text:p>285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7H35M54.502S">
            <text:p>17:35:54.50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787">
            <text:p>278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7H35M54.478S">
            <text:p>17:35:54.48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907">
            <text:p>290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7H35M54.501S">
            <text:p>17:35:54.50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888">
            <text:p>2888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7H35M54.36S">
            <text:p>17:35:54.36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026">
            <text:p>3026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7H35M54.439S">
            <text:p>17:35:54.44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964">
            <text:p>2964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7H35M54.427S">
            <text:p>17:35:54.43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983">
            <text:p>298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7H35M54.478S">
            <text:p>17:35:54.48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935">
            <text:p>293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7H35M54.623S">
            <text:p>17:35:54.62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806">
            <text:p>2806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7H35M54.414S">
            <text:p>17:35:54.41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016">
            <text:p>3016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7H35M54.495S">
            <text:p>17:35:54.50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940">
            <text:p>294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7H35M54.491S">
            <text:p>17:35:54.49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990">
            <text:p>299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7H35M56.675S">
            <text:p>17:35:56.6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993">
            <text:p>993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7H35M54.345S">
            <text:p>17:35:54.35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350">
            <text:p>335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7H35M56.791S">
            <text:p>17:35:56.7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7H35M56.989S">
            <text:p>17:35:56.9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732">
            <text:p>732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7H35M57.052S">
            <text:p>17:35:57.0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333">
            <text:p>1333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7H35M56.758S">
            <text:p>17:35:56.7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670">
            <text:p>1670</text:p>
          </table:table-cell>
          <table:table-cell office:value-type="string">
            <text:p>Success</text:p>
          </table:table-cell>
          <table:table-cell office:value-type="float" office:value="39439">
            <text:p>39439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7H35M57.177S">
            <text:p>17:35:57.1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275">
            <text:p>1275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7H35M56.646S">
            <text:p>17:35:56.65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808">
            <text:p>1808</text:p>
          </table:table-cell>
          <table:table-cell office:value-type="string">
            <text:p>Success</text:p>
          </table:table-cell>
          <table:table-cell office:value-type="float" office:value="39439">
            <text:p>39439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7H35M56.663S">
            <text:p>17:35:56.6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793">
            <text:p>1793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7H35M56.548S">
            <text:p>17:35:56.5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919">
            <text:p>1919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7H35M56.91S">
            <text:p>17:35:56.9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570">
            <text:p>1570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7H35M57.169S">
            <text:p>17:35:57.17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319">
            <text:p>1319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7H35M56.798S">
            <text:p>17:35:56.8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39439">
            <text:p>39439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7H35M56.663S">
            <text:p>17:35:56.6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839">
            <text:p>1839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7H35M56.563S">
            <text:p>17:35:56.5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951">
            <text:p>1951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7H35M57.665S">
            <text:p>17:35:57.6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875">
            <text:p>87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7H35M56.79S">
            <text:p>17:35:56.79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836">
            <text:p>1836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7H35M56.91S">
            <text:p>17:35:56.91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727">
            <text:p>1727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7H35M57.717S">
            <text:p>17:35:57.7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915">
            <text:p>915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7H35M56.795S">
            <text:p>17:35:56.80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843">
            <text:p>1843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7H35M58.446S">
            <text:p>17:35:58.4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7H35M58.459S">
            <text:p>17:35:58.4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7H35M58.472S">
            <text:p>17:35:58.47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7H35M58.378S">
            <text:p>17:35:58.3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7H35M57.093S">
            <text:p>17:35:57.0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669">
            <text:p>1669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7H35M57.169S">
            <text:p>17:35:57.1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637">
            <text:p>1637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7H35M57.468S">
            <text:p>17:35:57.47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345">
            <text:p>1345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7H35M57.162S">
            <text:p>17:35:57.1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677">
            <text:p>1677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7H35M57.116S">
            <text:p>17:35:57.1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725">
            <text:p>1725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7H35M57.165S">
            <text:p>17:35:57.1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691">
            <text:p>1691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7H35M58.632S">
            <text:p>17:35:58.6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7H35M57.084S">
            <text:p>17:35:57.08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800">
            <text:p>1800</text:p>
          </table:table-cell>
          <table:table-cell office:value-type="string">
            <text:p>Success</text:p>
          </table:table-cell>
          <table:table-cell office:value-type="float" office:value="39434">
            <text:p>39434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7H35M58.42S">
            <text:p>17:35:58.42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71">
            <text:p>471</text:p>
          </table:table-cell>
          <table:table-cell office:value-type="string">
            <text:p>Success</text:p>
          </table:table-cell>
          <table:table-cell office:value-type="float" office:value="45136">
            <text:p>45136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7H35M58.506S">
            <text:p>17:35:58.5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7H35M57.107S">
            <text:p>17:35:57.11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823">
            <text:p>1823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7H35M58.483S">
            <text:p>17:35:58.48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58689">
            <text:p>58689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7H35M57.027S">
            <text:p>17:35:57.03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916">
            <text:p>1916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7H35M58.494S">
            <text:p>17:35:58.49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7H35M57.422S">
            <text:p>17:35:57.4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521">
            <text:p>1521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7H35M58.48S">
            <text:p>17:35:58.4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456">
            <text:p>456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7H35M58.632S">
            <text:p>17:35:58.6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08">
            <text:p>30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7H35M57.029S">
            <text:p>17:35:57.03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922">
            <text:p>1922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7H35M58.618S">
            <text:p>17:35:58.6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7H35M58.869S">
            <text:p>17:35:58.8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7H35M58.629S">
            <text:p>17:35:58.63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36">
            <text:p>43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7H35M57.144S">
            <text:p>17:35:57.1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940">
            <text:p>1940</text:p>
          </table:table-cell>
          <table:table-cell office:value-type="string">
            <text:p>Success</text:p>
          </table:table-cell>
          <table:table-cell office:value-type="float" office:value="51686">
            <text:p>51686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7H35M57.098S">
            <text:p>17:35:57.1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989">
            <text:p>1989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7H35M58.445S">
            <text:p>17:35:58.45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32">
            <text:p>632</text:p>
          </table:table-cell>
          <table:table-cell office:value-type="string">
            <text:p>Success</text:p>
          </table:table-cell>
          <table:table-cell office:value-type="float" office:value="45136">
            <text:p>45136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7H35M59.076S">
            <text:p>17:35:59.08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7H35M58.644S">
            <text:p>17:35:58.6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73">
            <text:p>473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7H35M57.077S">
            <text:p>17:35:57.08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110">
            <text:p>2110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7H35M59.119S">
            <text:p>17:35:59.1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7H35M58.832S">
            <text:p>17:35:58.83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7H35M57.061S">
            <text:p>17:35:57.06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169">
            <text:p>2169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7H35M57.392S">
            <text:p>17:35:57.39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851">
            <text:p>1851</text:p>
          </table:table-cell>
          <table:table-cell office:value-type="string">
            <text:p>Success</text:p>
          </table:table-cell>
          <table:table-cell office:value-type="float" office:value="38690">
            <text:p>38690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7H35M56.897S">
            <text:p>17:35:56.9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348">
            <text:p>2348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7H35M57.679S">
            <text:p>17:35:57.6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565">
            <text:p>1565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7H35M58.537S">
            <text:p>17:35:58.5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7H35M57.165S">
            <text:p>17:35:57.1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089">
            <text:p>2089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7H35M59.241S">
            <text:p>17:35:59.2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7H35M57.38S">
            <text:p>17:35:57.38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951">
            <text:p>1951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7H35M58.938S">
            <text:p>17:35:58.9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86">
            <text:p>386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7H35M56.865S">
            <text:p>17:35:56.8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474">
            <text:p>2474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7H35M58.629S">
            <text:p>17:35:58.6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756">
            <text:p>756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7H35M58.448S">
            <text:p>17:35:58.45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071">
            <text:p>1071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7H35M58.831S">
            <text:p>17:35:58.8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700">
            <text:p>700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7H35M58.808S">
            <text:p>17:35:58.8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723">
            <text:p>723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7H35M58.916S">
            <text:p>17:35:58.92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7H35M59.532S">
            <text:p>17:35:59.5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7H35M59.047S">
            <text:p>17:35:59.0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652">
            <text:p>6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7H35M59.102S">
            <text:p>17:35:59.1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721">
            <text:p>7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7H35M59.216S">
            <text:p>17:35:59.2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606">
            <text:p>6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7H35M58.93S">
            <text:p>17:35:58.93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915">
            <text:p>915</text:p>
          </table:table-cell>
          <table:table-cell office:value-type="string">
            <text:p>Success</text:p>
          </table:table-cell>
          <table:table-cell office:value-type="float" office:value="27204">
            <text:p>27204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7H35M58.731S">
            <text:p>17:35:58.7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125">
            <text:p>1125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7H35M59.241S">
            <text:p>17:35:59.24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7H35M58.935S">
            <text:p>17:35:58.94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923">
            <text:p>923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7H35M59.298S">
            <text:p>17:35:59.30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79">
            <text:p>5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7H35M58.938S">
            <text:p>17:35:58.9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947">
            <text:p>947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7H35M59.068S">
            <text:p>17:35:59.07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885">
            <text:p>885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7H35M59.553S">
            <text:p>17:35:59.5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7H35M59.95S">
            <text:p>17:35:59.9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7H35M59.696S">
            <text:p>17:35:59.70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7H35M59.977S">
            <text:p>17:35:59.9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7H35M59.873S">
            <text:p>17:35:59.87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76">
            <text:p>3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7H35M59.819S">
            <text:p>17:35:59.82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7H36M00.187S">
            <text:p>17:36:00.1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7H35M59.972S">
            <text:p>17:35:59.97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07">
            <text:p>4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7H35M59.819S">
            <text:p>17:35:59.82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63">
            <text:p>5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7H36M00.331S">
            <text:p>17:36:00.33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7H36M00.384S">
            <text:p>17:36:00.3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7H35M58.893S">
            <text:p>17:35:58.8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590">
            <text:p>1590</text:p>
          </table:table-cell>
          <table:table-cell office:value-type="string">
            <text:p>Success</text:p>
          </table:table-cell>
          <table:table-cell office:value-type="float" office:value="65154">
            <text:p>65154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7H35M57.401S">
            <text:p>17:35:57.4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224">
            <text:p>3224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7H35M58.942S">
            <text:p>17:35:58.94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748">
            <text:p>1748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7H36M00.509S">
            <text:p>17:36:00.5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38307">
            <text:p>38307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7H36M00.38S">
            <text:p>17:36:00.3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7H36M00.071S">
            <text:p>17:36:00.0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656">
            <text:p>656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7H36M00.251S">
            <text:p>17:36:00.25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78">
            <text:p>47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7H35M57.056S">
            <text:p>17:35:57.0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712">
            <text:p>3712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7H35M56.924S">
            <text:p>17:35:56.9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846">
            <text:p>3846</text:p>
          </table:table-cell>
          <table:table-cell office:value-type="string">
            <text:p>Success</text:p>
          </table:table-cell>
          <table:table-cell office:value-type="float" office:value="39443">
            <text:p>39443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7H35M58.753S">
            <text:p>17:35:58.7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009">
            <text:p>2009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7H35M58.942S">
            <text:p>17:35:58.94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829">
            <text:p>1829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7H36M00.695S">
            <text:p>17:36:00.7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7H36M00.687S">
            <text:p>17:36:00.69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7H35M58.875S">
            <text:p>17:35:58.88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897">
            <text:p>1897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7H35M58.934S">
            <text:p>17:35:58.93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840">
            <text:p>1840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7H36M00.383S">
            <text:p>17:36:00.38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97">
            <text:p>397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7H35M59.387S">
            <text:p>17:35:59.3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404">
            <text:p>1404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7H35M59.244S">
            <text:p>17:35:59.24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558">
            <text:p>1558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7H35M59.529S">
            <text:p>17:35:59.5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269">
            <text:p>1269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7H36M00.763S">
            <text:p>17:36:00.7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7H36M00.765S">
            <text:p>17:36:00.7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7H36M00.83S">
            <text:p>17:36:00.83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7H36M00.822S">
            <text:p>17:36:00.82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7H36M00.89S">
            <text:p>17:36:00.89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7H36M00.938S">
            <text:p>17:36:00.9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7H35M59.329S">
            <text:p>17:35:59.3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646">
            <text:p>1646</text:p>
          </table:table-cell>
          <table:table-cell office:value-type="string">
            <text:p>Success</text:p>
          </table:table-cell>
          <table:table-cell office:value-type="float" office:value="66228">
            <text:p>66228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7H35M59.882S">
            <text:p>17:35:59.8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302">
            <text:p>2302</text:p>
          </table:table-cell>
          <table:table-cell office:value-type="string">
            <text:p>Success</text:p>
          </table:table-cell>
          <table:table-cell office:value-type="float" office:value="61913">
            <text:p>61913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7H36M02.175S">
            <text:p>17:36:02.18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7H36M02.186S">
            <text:p>17:36:02.19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7H36M02.2S">
            <text:p>17:36:02.20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7H36M00.763S">
            <text:p>17:36:00.7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485">
            <text:p>1485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7H36M02.229S">
            <text:p>17:36:02.2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7H35M59.236S">
            <text:p>17:35:59.2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072">
            <text:p>3072</text:p>
          </table:table-cell>
          <table:table-cell office:value-type="string">
            <text:p>Success</text:p>
          </table:table-cell>
          <table:table-cell office:value-type="float" office:value="65929">
            <text:p>65929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7H35M59.327S">
            <text:p>17:35:59.3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314">
            <text:p>3314</text:p>
          </table:table-cell>
          <table:table-cell office:value-type="string">
            <text:p>Success</text:p>
          </table:table-cell>
          <table:table-cell office:value-type="float" office:value="66029">
            <text:p>66029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7H35M56.91S">
            <text:p>17:35:56.9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6239">
            <text:p>6239</text:p>
          </table:table-cell>
          <table:table-cell office:value-type="string">
            <text:p>Success</text:p>
          </table:table-cell>
          <table:table-cell office:value-type="float" office:value="39439">
            <text:p>39439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7H35M57.133S">
            <text:p>17:35:57.1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017">
            <text:p>6017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7H35M57.059S">
            <text:p>17:35:57.0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6091">
            <text:p>6091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7H36M00.423S">
            <text:p>17:36:00.4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804">
            <text:p>2804</text:p>
          </table:table-cell>
          <table:table-cell office:value-type="string">
            <text:p>Success</text:p>
          </table:table-cell>
          <table:table-cell office:value-type="float" office:value="61870">
            <text:p>61870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7H35M57.191S">
            <text:p>17:35:57.1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6053">
            <text:p>6053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7H35M57.096S">
            <text:p>17:35:57.10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148">
            <text:p>6148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7H35M57.167S">
            <text:p>17:35:57.1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6078">
            <text:p>6078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7H35M57.084S">
            <text:p>17:35:57.0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6163">
            <text:p>6163</text:p>
          </table:table-cell>
          <table:table-cell office:value-type="string">
            <text:p>Success</text:p>
          </table:table-cell>
          <table:table-cell office:value-type="float" office:value="38694">
            <text:p>38694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7H35M59.217S">
            <text:p>17:35:59.2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021">
            <text:p>4021</text:p>
          </table:table-cell>
          <table:table-cell office:value-type="string">
            <text:p>Success</text:p>
          </table:table-cell>
          <table:table-cell office:value-type="float" office:value="65929">
            <text:p>65929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7H35M57.093S">
            <text:p>17:35:57.09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156">
            <text:p>6156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7H35M59.842S">
            <text:p>17:35:59.84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392">
            <text:p>3392</text:p>
          </table:table-cell>
          <table:table-cell office:value-type="string">
            <text:p>Success</text:p>
          </table:table-cell>
          <table:table-cell office:value-type="float" office:value="66740">
            <text:p>66740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7H36M00.783S">
            <text:p>17:36:00.7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447">
            <text:p>2447</text:p>
          </table:table-cell>
          <table:table-cell office:value-type="string">
            <text:p>Success</text:p>
          </table:table-cell>
          <table:table-cell office:value-type="float" office:value="61814">
            <text:p>61814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7H35M59.53S">
            <text:p>17:35:59.53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706">
            <text:p>3706</text:p>
          </table:table-cell>
          <table:table-cell office:value-type="string">
            <text:p>Success</text:p>
          </table:table-cell>
          <table:table-cell office:value-type="float" office:value="65629">
            <text:p>65629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7H35M58.797S">
            <text:p>17:35:58.80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446">
            <text:p>4446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7H35M58.632S">
            <text:p>17:35:58.6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611">
            <text:p>4611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7H35M57.263S">
            <text:p>17:35:57.2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996">
            <text:p>5996</text:p>
          </table:table-cell>
          <table:table-cell office:value-type="string">
            <text:p>Success</text:p>
          </table:table-cell>
          <table:table-cell office:value-type="float" office:value="38693">
            <text:p>38693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7H35M59.047S">
            <text:p>17:35:59.05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205">
            <text:p>4205</text:p>
          </table:table-cell>
          <table:table-cell office:value-type="string">
            <text:p>Success</text:p>
          </table:table-cell>
          <table:table-cell office:value-type="float" office:value="64854">
            <text:p>64854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7H36M03.22S">
            <text:p>17:36:03.22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7H36M03.227S">
            <text:p>17:36:03.23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7H35M59.221S">
            <text:p>17:35:59.2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4087">
            <text:p>4087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7H35M59.179S">
            <text:p>17:35:59.18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4139">
            <text:p>4139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7H35M57.203S">
            <text:p>17:35:57.20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6135">
            <text:p>6135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7H36M03.225S">
            <text:p>17:36:03.2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7H35M57.019S">
            <text:p>17:35:57.02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6333">
            <text:p>6333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7H36M03.286S">
            <text:p>17:36:03.29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7H36M03.287S">
            <text:p>17:36:03.29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7H35M59.235S">
            <text:p>17:35:59.2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114">
            <text:p>4114</text:p>
          </table:table-cell>
          <table:table-cell office:value-type="string">
            <text:p>Success</text:p>
          </table:table-cell>
          <table:table-cell office:value-type="float" office:value="65929">
            <text:p>65929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7H36M00.954S">
            <text:p>17:36:00.95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388">
            <text:p>2388</text:p>
          </table:table-cell>
          <table:table-cell office:value-type="string">
            <text:p>Success</text:p>
          </table:table-cell>
          <table:table-cell office:value-type="float" office:value="60836">
            <text:p>60836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7H36M02.248S">
            <text:p>17:36:02.25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118">
            <text:p>1118</text:p>
          </table:table-cell>
          <table:table-cell office:value-type="string">
            <text:p>Success</text:p>
          </table:table-cell>
          <table:table-cell office:value-type="float" office:value="60836">
            <text:p>60836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7H35M59.854S">
            <text:p>17:35:59.85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529">
            <text:p>3529</text:p>
          </table:table-cell>
          <table:table-cell office:value-type="string">
            <text:p>Success</text:p>
          </table:table-cell>
          <table:table-cell office:value-type="float" office:value="65629">
            <text:p>65629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7H35M58.847S">
            <text:p>17:35:58.85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543">
            <text:p>4543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7H36M00.765S">
            <text:p>17:36:00.7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630">
            <text:p>2630</text:p>
          </table:table-cell>
          <table:table-cell office:value-type="string">
            <text:p>Success</text:p>
          </table:table-cell>
          <table:table-cell office:value-type="float" office:value="60835">
            <text:p>60835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7H36M00.766S">
            <text:p>17:36:00.7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632">
            <text:p>2632</text:p>
          </table:table-cell>
          <table:table-cell office:value-type="string">
            <text:p>Success</text:p>
          </table:table-cell>
          <table:table-cell office:value-type="float" office:value="61815">
            <text:p>61815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7H36M03.328S">
            <text:p>17:36:03.33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7H36M03.324S">
            <text:p>17:36:03.32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7H35M59.853S">
            <text:p>17:35:59.8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565">
            <text:p>3565</text:p>
          </table:table-cell>
          <table:table-cell office:value-type="string">
            <text:p>Success</text:p>
          </table:table-cell>
          <table:table-cell office:value-type="float" office:value="61815">
            <text:p>61815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7H35M59.079S">
            <text:p>17:35:59.0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4351">
            <text:p>4351</text:p>
          </table:table-cell>
          <table:table-cell office:value-type="string">
            <text:p>Success</text:p>
          </table:table-cell>
          <table:table-cell office:value-type="float" office:value="64854">
            <text:p>64854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7H35M59.325S">
            <text:p>17:35:59.3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112">
            <text:p>4112</text:p>
          </table:table-cell>
          <table:table-cell office:value-type="string">
            <text:p>Success</text:p>
          </table:table-cell>
          <table:table-cell office:value-type="float" office:value="65829">
            <text:p>65829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7H35M57.419S">
            <text:p>17:35:57.42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6033">
            <text:p>6033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7H36M03.403S">
            <text:p>17:36:03.40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7H36M03.398S">
            <text:p>17:36:03.4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7H36M03.368S">
            <text:p>17:36:03.37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7H35M59.078S">
            <text:p>17:35:59.08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4381">
            <text:p>4381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7H35M59.854S">
            <text:p>17:35:59.8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608">
            <text:p>3608</text:p>
          </table:table-cell>
          <table:table-cell office:value-type="string">
            <text:p>Success</text:p>
          </table:table-cell>
          <table:table-cell office:value-type="float" office:value="65707">
            <text:p>65707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7H36M03.399S">
            <text:p>17:36:03.4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7H36M03.223S">
            <text:p>17:36:03.2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7H36M03.427S">
            <text:p>17:36:03.43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7H36M03.459S">
            <text:p>17:36:03.4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7H36M03.436S">
            <text:p>17:36:03.44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7H36M03.448S">
            <text:p>17:36:03.45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7H36M03.214S">
            <text:p>17:36:03.21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7H36M03.476S">
            <text:p>17:36:03.48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7H36M03.308S">
            <text:p>17:36:03.3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7H36M03.498S">
            <text:p>17:36:03.50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7H36M03.497S">
            <text:p>17:36:03.5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7H36M03.519S">
            <text:p>17:36:03.52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7H36M03.474S">
            <text:p>17:36:03.47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7H36M03.511S">
            <text:p>17:36:03.51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7H36M03.541S">
            <text:p>17:36:03.5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7H36M03.531S">
            <text:p>17:36:03.53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7H36M03.601S">
            <text:p>17:36:03.60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7H36M03.607S">
            <text:p>17:36:03.61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7H36M03.639S">
            <text:p>17:36:03.6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7H36M03.475S">
            <text:p>17:36:03.48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7H36M03.459S">
            <text:p>17:36:03.46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7H36M03.883S">
            <text:p>17:36:03.8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7H36M03.885S">
            <text:p>17:36:03.89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7H36M00.763S">
            <text:p>17:36:00.7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274">
            <text:p>3274</text:p>
          </table:table-cell>
          <table:table-cell office:value-type="string">
            <text:p>Success</text:p>
          </table:table-cell>
          <table:table-cell office:value-type="float" office:value="60836">
            <text:p>60836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7H36M00.794S">
            <text:p>17:36:00.7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317">
            <text:p>3317</text:p>
          </table:table-cell>
          <table:table-cell office:value-type="string">
            <text:p>Success</text:p>
          </table:table-cell>
          <table:table-cell office:value-type="float" office:value="60836">
            <text:p>60836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7H36M04.098S">
            <text:p>17:36:04.10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7H36M04.109S">
            <text:p>17:36:04.11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7H36M00.754S">
            <text:p>17:36:00.75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497">
            <text:p>3497</text:p>
          </table:table-cell>
          <table:table-cell office:value-type="string">
            <text:p>Success</text:p>
          </table:table-cell>
          <table:table-cell office:value-type="float" office:value="60836">
            <text:p>60836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7H36M04.119S">
            <text:p>17:36:04.12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09">
            <text:p>50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7H36M04.626S">
            <text:p>17:36:04.6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7H36M03.372S">
            <text:p>17:36:03.3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280">
            <text:p>1280</text:p>
          </table:table-cell>
          <table:table-cell office:value-type="string">
            <text:p>Success</text:p>
          </table:table-cell>
          <table:table-cell office:value-type="float" office:value="29526">
            <text:p>29526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7H36M03.41S">
            <text:p>17:36:03.41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249">
            <text:p>1249</text:p>
          </table:table-cell>
          <table:table-cell office:value-type="string">
            <text:p>Success</text:p>
          </table:table-cell>
          <table:table-cell office:value-type="float" office:value="38307">
            <text:p>38307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7H36M04.655S">
            <text:p>17:36:04.66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7H36M04.666S">
            <text:p>17:36:04.6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7H36M04.703S">
            <text:p>17:36:04.7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7H36M04.727S">
            <text:p>17:36:04.73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7H36M04.751S">
            <text:p>17:36:04.75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7H35M57.399S">
            <text:p>17:35:57.4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7703">
            <text:p>7703</text:p>
          </table:table-cell>
          <table:table-cell office:value-type="string">
            <text:p>Success</text:p>
          </table:table-cell>
          <table:table-cell office:value-type="float" office:value="38693">
            <text:p>38693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7H36M00.612S">
            <text:p>17:36:00.6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4523">
            <text:p>4523</text:p>
          </table:table-cell>
          <table:table-cell office:value-type="string">
            <text:p>Success</text:p>
          </table:table-cell>
          <table:table-cell office:value-type="float" office:value="48709">
            <text:p>48709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7H35M59.526S">
            <text:p>17:35:59.53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5625">
            <text:p>5625</text:p>
          </table:table-cell>
          <table:table-cell office:value-type="string">
            <text:p>Success</text:p>
          </table:table-cell>
          <table:table-cell office:value-type="float" office:value="27203">
            <text:p>27203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7H36M00.794S">
            <text:p>17:36:00.79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353">
            <text:p>4353</text:p>
          </table:table-cell>
          <table:table-cell office:value-type="string">
            <text:p>Success</text:p>
          </table:table-cell>
          <table:table-cell office:value-type="float" office:value="27203">
            <text:p>27203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7H35M57.378S">
            <text:p>17:35:57.38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7795">
            <text:p>7795</text:p>
          </table:table-cell>
          <table:table-cell office:value-type="string">
            <text:p>Success</text:p>
          </table:table-cell>
          <table:table-cell office:value-type="float" office:value="38693">
            <text:p>38693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7H36M04.025S">
            <text:p>17:36:04.03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121">
            <text:p>1121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7H36M03.385S">
            <text:p>17:36:03.3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762">
            <text:p>1762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7H35M57.378S">
            <text:p>17:35:57.3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7806">
            <text:p>7806</text:p>
          </table:table-cell>
          <table:table-cell office:value-type="string">
            <text:p>Success</text:p>
          </table:table-cell>
          <table:table-cell office:value-type="float" office:value="38694">
            <text:p>38694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7H35M57.419S">
            <text:p>17:35:57.4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7770">
            <text:p>7770</text:p>
          </table:table-cell>
          <table:table-cell office:value-type="string">
            <text:p>Success</text:p>
          </table:table-cell>
          <table:table-cell office:value-type="float" office:value="38693">
            <text:p>38693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7H36M00.876S">
            <text:p>17:36:00.8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297">
            <text:p>4297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7H36M00.263S">
            <text:p>17:36:00.2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915">
            <text:p>491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7H35M58.922S">
            <text:p>17:35:58.9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6263">
            <text:p>6263</text:p>
          </table:table-cell>
          <table:table-cell office:value-type="string">
            <text:p>Success</text:p>
          </table:table-cell>
          <table:table-cell office:value-type="float" office:value="44680">
            <text:p>44680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7H35M57.075S">
            <text:p>17:35:57.0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8122">
            <text:p>8122</text:p>
          </table:table-cell>
          <table:table-cell office:value-type="string">
            <text:p>Success</text:p>
          </table:table-cell>
          <table:table-cell office:value-type="float" office:value="38693">
            <text:p>38693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7H35M57.678S">
            <text:p>17:35:57.68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7528">
            <text:p>7528</text:p>
          </table:table-cell>
          <table:table-cell office:value-type="string">
            <text:p>Success</text:p>
          </table:table-cell>
          <table:table-cell office:value-type="float" office:value="38693">
            <text:p>38693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7H35M57.28S">
            <text:p>17:35:57.2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7932">
            <text:p>7932</text:p>
          </table:table-cell>
          <table:table-cell office:value-type="string">
            <text:p>Success</text:p>
          </table:table-cell>
          <table:table-cell office:value-type="float" office:value="38693">
            <text:p>38693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7H36M05.142S">
            <text:p>17:36:05.14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7H36M03.427S">
            <text:p>17:36:03.4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756">
            <text:p>1756</text:p>
          </table:table-cell>
          <table:table-cell office:value-type="string">
            <text:p>Success</text:p>
          </table:table-cell>
          <table:table-cell office:value-type="float" office:value="51686">
            <text:p>51686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7H36M05.144S">
            <text:p>17:36:05.14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7H36M02.626S">
            <text:p>17:36:02.6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618">
            <text:p>2618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7H36M03.233S">
            <text:p>17:36:03.2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015">
            <text:p>2015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7H36M03.307S">
            <text:p>17:36:03.31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949">
            <text:p>1949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7H36M05.241S">
            <text:p>17:36:05.24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7H36M00.967S">
            <text:p>17:36:00.9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318">
            <text:p>4318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7H36M03.224S">
            <text:p>17:36:03.2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060">
            <text:p>2060</text:p>
          </table:table-cell>
          <table:table-cell office:value-type="string">
            <text:p>Success</text:p>
          </table:table-cell>
          <table:table-cell office:value-type="float" office:value="27203">
            <text:p>27203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7H36M05.233S">
            <text:p>17:36:05.2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7H36M05.173S">
            <text:p>17:36:05.1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7H36M05.23S">
            <text:p>17:36:05.2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7H36M03.299S">
            <text:p>17:36:03.3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028">
            <text:p>2028</text:p>
          </table:table-cell>
          <table:table-cell office:value-type="string">
            <text:p>Success</text:p>
          </table:table-cell>
          <table:table-cell office:value-type="float" office:value="27203">
            <text:p>27203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7H36M05.267S">
            <text:p>17:36:05.2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7H36M05.259S">
            <text:p>17:36:05.2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7H36M05.292S">
            <text:p>17:36:05.2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7H36M05.308S">
            <text:p>17:36:05.3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7H36M05.316S">
            <text:p>17:36:05.3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7H36M05.357S">
            <text:p>17:36:05.3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7H36M05.378S">
            <text:p>17:36:05.38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7H36M05.37S">
            <text:p>17:36:05.3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7H36M05.33S">
            <text:p>17:36:05.3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7H36M05.404S">
            <text:p>17:36:05.40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7H36M05.45S">
            <text:p>17:36:05.4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7H36M05.419S">
            <text:p>17:36:05.42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7H36M05.479S">
            <text:p>17:36:05.48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7H36M05.453S">
            <text:p>17:36:05.45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7H36M05.455S">
            <text:p>17:36:05.46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7H36M05.499S">
            <text:p>17:36:05.50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7H36M05.513S">
            <text:p>17:36:05.5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7H36M03.12S">
            <text:p>17:36:03.12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732">
            <text:p>2732</text:p>
          </table:table-cell>
          <table:table-cell office:value-type="string">
            <text:p>Success</text:p>
          </table:table-cell>
          <table:table-cell office:value-type="float" office:value="60336">
            <text:p>60336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7H36M03.43S">
            <text:p>17:36:03.4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129">
            <text:p>4129</text:p>
          </table:table-cell>
          <table:table-cell office:value-type="string">
            <text:p>Success</text:p>
          </table:table-cell>
          <table:table-cell office:value-type="float" office:value="44650">
            <text:p>44650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7H36M03.656S">
            <text:p>17:36:03.6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595">
            <text:p>4595</text:p>
          </table:table-cell>
          <table:table-cell office:value-type="string">
            <text:p>Success</text:p>
          </table:table-cell>
          <table:table-cell office:value-type="float" office:value="44650">
            <text:p>44650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7H36M03.387S">
            <text:p>17:36:03.3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5140">
            <text:p>5140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7H36M03.221S">
            <text:p>17:36:03.2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5307">
            <text:p>5307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7H36M08.511S">
            <text:p>17:36:08.5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7H36M08.511S">
            <text:p>17:36:08.5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7H36M03.334S">
            <text:p>17:36:03.3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5220">
            <text:p>5220</text:p>
          </table:table-cell>
          <table:table-cell office:value-type="string">
            <text:p>Success</text:p>
          </table:table-cell>
          <table:table-cell office:value-type="float" office:value="31287">
            <text:p>31287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7H36M08.523S">
            <text:p>17:36:08.5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7H36M08.537S">
            <text:p>17:36:08.5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7H36M08.523S">
            <text:p>17:36:08.52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7H36M08.589S">
            <text:p>17:36:08.5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7H36M08.565S">
            <text:p>17:36:08.57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7H36M08.576S">
            <text:p>17:36:08.58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7H36M08.638S">
            <text:p>17:36:08.64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7H36M08.621S">
            <text:p>17:36:08.62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7H36M08.636S">
            <text:p>17:36:08.64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7H36M03.227S">
            <text:p>17:36:03.2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5537">
            <text:p>5537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7H36M08.69S">
            <text:p>17:36:08.69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7H36M02.295S">
            <text:p>17:36:02.3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6478">
            <text:p>6478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7H36M08.68S">
            <text:p>17:36:08.68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7H36M08.752S">
            <text:p>17:36:08.75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7H36M08.238S">
            <text:p>17:36:08.2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51">
            <text:p>551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7H36M08.791S">
            <text:p>17:36:08.7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7H36M08.775S">
            <text:p>17:36:08.7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7H36M08.805S">
            <text:p>17:36:08.81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7H36M08.834S">
            <text:p>17:36:08.83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7H36M08.828S">
            <text:p>17:36:08.83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7H36M03.23S">
            <text:p>17:36:03.2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691">
            <text:p>5691</text:p>
          </table:table-cell>
          <table:table-cell office:value-type="string">
            <text:p>Success</text:p>
          </table:table-cell>
          <table:table-cell office:value-type="float" office:value="58352">
            <text:p>58352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7H36M04.767S">
            <text:p>17:36:04.7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4183">
            <text:p>4183</text:p>
          </table:table-cell>
          <table:table-cell office:value-type="string">
            <text:p>Success</text:p>
          </table:table-cell>
          <table:table-cell office:value-type="float" office:value="45625">
            <text:p>45625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7H36M04.641S">
            <text:p>17:36:04.64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815">
            <text:p>4815</text:p>
          </table:table-cell>
          <table:table-cell office:value-type="string">
            <text:p>Success</text:p>
          </table:table-cell>
          <table:table-cell office:value-type="float" office:value="44651">
            <text:p>44651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7H36M03.44S">
            <text:p>17:36:03.4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6029">
            <text:p>6029</text:p>
          </table:table-cell>
          <table:table-cell office:value-type="string">
            <text:p>Success</text:p>
          </table:table-cell>
          <table:table-cell office:value-type="float" office:value="44707">
            <text:p>44707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7H36M03.536S">
            <text:p>17:36:03.54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5935">
            <text:p>5935</text:p>
          </table:table-cell>
          <table:table-cell office:value-type="string">
            <text:p>Success</text:p>
          </table:table-cell>
          <table:table-cell office:value-type="float" office:value="57471">
            <text:p>57471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7H36M02.243S">
            <text:p>17:36:02.24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7241">
            <text:p>7241</text:p>
          </table:table-cell>
          <table:table-cell office:value-type="string">
            <text:p>Success</text:p>
          </table:table-cell>
          <table:table-cell office:value-type="float" office:value="59338">
            <text:p>59338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7H36M09.463S">
            <text:p>17:36:09.46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7H36M03.894S">
            <text:p>17:36:03.8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5596">
            <text:p>5596</text:p>
          </table:table-cell>
          <table:table-cell office:value-type="string">
            <text:p>Success</text:p>
          </table:table-cell>
          <table:table-cell office:value-type="float" office:value="43575">
            <text:p>43575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7H36M09.474S">
            <text:p>17:36:09.47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7H36M09.486S">
            <text:p>17:36:09.49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7H36M09.511S">
            <text:p>17:36:09.51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7H36M05.528S">
            <text:p>17:36:05.5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246">
            <text:p>4246</text:p>
          </table:table-cell>
          <table:table-cell office:value-type="string">
            <text:p>Success</text:p>
          </table:table-cell>
          <table:table-cell office:value-type="float" office:value="45629">
            <text:p>45629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7H36M05.321S">
            <text:p>17:36:05.3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4527">
            <text:p>4527</text:p>
          </table:table-cell>
          <table:table-cell office:value-type="string">
            <text:p>Success</text:p>
          </table:table-cell>
          <table:table-cell office:value-type="float" office:value="49970">
            <text:p>49970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7H36M09.841S">
            <text:p>17:36:09.84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7H36M03.898S">
            <text:p>17:36:03.90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6003">
            <text:p>6003</text:p>
          </table:table-cell>
          <table:table-cell office:value-type="string">
            <text:p>Success</text:p>
          </table:table-cell>
          <table:table-cell office:value-type="float" office:value="49934">
            <text:p>49934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7H36M09.863S">
            <text:p>17:36:09.86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7H36M09.9S">
            <text:p>17:36:09.90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7H36M05.114S">
            <text:p>17:36:05.1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4827">
            <text:p>4827</text:p>
          </table:table-cell>
          <table:table-cell office:value-type="string">
            <text:p>Success</text:p>
          </table:table-cell>
          <table:table-cell office:value-type="float" office:value="50033">
            <text:p>50033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7H36M04.648S">
            <text:p>17:36:04.65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5295">
            <text:p>5295</text:p>
          </table:table-cell>
          <table:table-cell office:value-type="string">
            <text:p>Success</text:p>
          </table:table-cell>
          <table:table-cell office:value-type="float" office:value="44588">
            <text:p>44588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7H36M09.918S">
            <text:p>17:36:09.9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7H36M03.288S">
            <text:p>17:36:03.2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691">
            <text:p>6691</text:p>
          </table:table-cell>
          <table:table-cell office:value-type="string">
            <text:p>Success</text:p>
          </table:table-cell>
          <table:table-cell office:value-type="float" office:value="58547">
            <text:p>58547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7H36M03.217S">
            <text:p>17:36:03.2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6768">
            <text:p>6768</text:p>
          </table:table-cell>
          <table:table-cell office:value-type="string">
            <text:p>Success</text:p>
          </table:table-cell>
          <table:table-cell office:value-type="float" office:value="57568">
            <text:p>57568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7H36M09.935S">
            <text:p>17:36:09.94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7H36M05.512S">
            <text:p>17:36:05.51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4468">
            <text:p>4468</text:p>
          </table:table-cell>
          <table:table-cell office:value-type="string">
            <text:p>Success</text:p>
          </table:table-cell>
          <table:table-cell office:value-type="float" office:value="45630">
            <text:p>45630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7H36M03.215S">
            <text:p>17:36:03.2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779">
            <text:p>6779</text:p>
          </table:table-cell>
          <table:table-cell office:value-type="string">
            <text:p>Success</text:p>
          </table:table-cell>
          <table:table-cell office:value-type="float" office:value="59428">
            <text:p>59428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7H36M05.277S">
            <text:p>17:36:05.2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711">
            <text:p>4711</text:p>
          </table:table-cell>
          <table:table-cell office:value-type="string">
            <text:p>Success</text:p>
          </table:table-cell>
          <table:table-cell office:value-type="float" office:value="49970">
            <text:p>49970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7H36M05.131S">
            <text:p>17:36:05.1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857">
            <text:p>4857</text:p>
          </table:table-cell>
          <table:table-cell office:value-type="string">
            <text:p>Success</text:p>
          </table:table-cell>
          <table:table-cell office:value-type="float" office:value="52222">
            <text:p>52222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7H36M03.216S">
            <text:p>17:36:03.2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6782">
            <text:p>6782</text:p>
          </table:table-cell>
          <table:table-cell office:value-type="string">
            <text:p>Success</text:p>
          </table:table-cell>
          <table:table-cell office:value-type="float" office:value="59536">
            <text:p>59536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7H36M09.971S">
            <text:p>17:36:09.97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7H36M09.987S">
            <text:p>17:36:09.99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7H36M09.982S">
            <text:p>17:36:09.98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7H36M10S">
            <text:p>17:36:10.0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7H36M10.005S">
            <text:p>17:36:10.01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7H36M10.056S">
            <text:p>17:36:10.06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7H36M09.982S">
            <text:p>17:36:09.98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7H36M10.075S">
            <text:p>17:36:10.08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7H36M05.176S">
            <text:p>17:36:05.18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922">
            <text:p>4922</text:p>
          </table:table-cell>
          <table:table-cell office:value-type="string">
            <text:p>Success</text:p>
          </table:table-cell>
          <table:table-cell office:value-type="float" office:value="49934">
            <text:p>49934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7H36M03.453S">
            <text:p>17:36:03.45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6658">
            <text:p>6658</text:p>
          </table:table-cell>
          <table:table-cell office:value-type="string">
            <text:p>Success</text:p>
          </table:table-cell>
          <table:table-cell office:value-type="float" office:value="48895">
            <text:p>48895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7H36M10.087S">
            <text:p>17:36:10.09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7H36M10.072S">
            <text:p>17:36:10.0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7H36M10.096S">
            <text:p>17:36:10.10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7H36M10.098S">
            <text:p>17:36:10.1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7H36M05.147S">
            <text:p>17:36:05.15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993">
            <text:p>4993</text:p>
          </table:table-cell>
          <table:table-cell office:value-type="string">
            <text:p>Success</text:p>
          </table:table-cell>
          <table:table-cell office:value-type="float" office:value="54336">
            <text:p>54336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7H36M05.158S">
            <text:p>17:36:05.1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5015">
            <text:p>5015</text:p>
          </table:table-cell>
          <table:table-cell office:value-type="string">
            <text:p>Success</text:p>
          </table:table-cell>
          <table:table-cell office:value-type="float" office:value="52186">
            <text:p>52186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7H36M05.128S">
            <text:p>17:36:05.13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5047">
            <text:p>5047</text:p>
          </table:table-cell>
          <table:table-cell office:value-type="string">
            <text:p>Success</text:p>
          </table:table-cell>
          <table:table-cell office:value-type="float" office:value="54372">
            <text:p>54372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7H36M05.481S">
            <text:p>17:36:05.4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697">
            <text:p>4697</text:p>
          </table:table-cell>
          <table:table-cell office:value-type="string">
            <text:p>Success</text:p>
          </table:table-cell>
          <table:table-cell office:value-type="float" office:value="51110">
            <text:p>51110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7H36M05.153S">
            <text:p>17:36:05.15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5033">
            <text:p>5033</text:p>
          </table:table-cell>
          <table:table-cell office:value-type="string">
            <text:p>Success</text:p>
          </table:table-cell>
          <table:table-cell office:value-type="float" office:value="54336">
            <text:p>54336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7H36M10.168S">
            <text:p>17:36:10.17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7H36M08.748S">
            <text:p>17:36:08.75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437">
            <text:p>1437</text:p>
          </table:table-cell>
          <table:table-cell office:value-type="string">
            <text:p>Success</text:p>
          </table:table-cell>
          <table:table-cell office:value-type="float" office:value="54336">
            <text:p>54336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7H36M05.25S">
            <text:p>17:36:05.2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4945">
            <text:p>4945</text:p>
          </table:table-cell>
          <table:table-cell office:value-type="string">
            <text:p>Success</text:p>
          </table:table-cell>
          <table:table-cell office:value-type="float" office:value="53262">
            <text:p>53262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7H36M08.764S">
            <text:p>17:36:08.7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422">
            <text:p>1422</text:p>
          </table:table-cell>
          <table:table-cell office:value-type="string">
            <text:p>Success</text:p>
          </table:table-cell>
          <table:table-cell office:value-type="float" office:value="54336">
            <text:p>54336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7H36M10.185S">
            <text:p>17:36:10.19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7H36M05.568S">
            <text:p>17:36:05.5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4708">
            <text:p>4708</text:p>
          </table:table-cell>
          <table:table-cell office:value-type="string">
            <text:p>Success</text:p>
          </table:table-cell>
          <table:table-cell office:value-type="float" office:value="49936">
            <text:p>49936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7H36M09.767S">
            <text:p>17:36:09.7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33">
            <text:p>533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7H36M10.198S">
            <text:p>17:36:10.20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7H36M03.333S">
            <text:p>17:36:03.33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7019">
            <text:p>7019</text:p>
          </table:table-cell>
          <table:table-cell office:value-type="string">
            <text:p>Success</text:p>
          </table:table-cell>
          <table:table-cell office:value-type="float" office:value="45136">
            <text:p>45136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7H36M03.12S">
            <text:p>17:36:03.1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7240">
            <text:p>7240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7H36M03.418S">
            <text:p>17:36:03.42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6942">
            <text:p>6942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7H36M10.127S">
            <text:p>17:36:10.13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2119">
            <text:p>22119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7H36M03.322S">
            <text:p>17:36:03.32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7046">
            <text:p>7046</text:p>
          </table:table-cell>
          <table:table-cell office:value-type="string">
            <text:p>Success</text:p>
          </table:table-cell>
          <table:table-cell office:value-type="float" office:value="48703">
            <text:p>48703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7H36M10.301S">
            <text:p>17:36:10.30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7H36M08.666S">
            <text:p>17:36:08.67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792">
            <text:p>1792</text:p>
          </table:table-cell>
          <table:table-cell office:value-type="string">
            <text:p>Success</text:p>
          </table:table-cell>
          <table:table-cell office:value-type="float" office:value="19063">
            <text:p>19063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7H36M10.131S">
            <text:p>17:36:10.1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54372">
            <text:p>54372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7H36M03.214S">
            <text:p>17:36:03.21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7278">
            <text:p>7278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7H36M10.104S">
            <text:p>17:36:10.10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54372">
            <text:p>54372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7H36M09.965S">
            <text:p>17:36:09.97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514">
            <text:p>514</text:p>
          </table:table-cell>
          <table:table-cell office:value-type="string">
            <text:p>Success</text:p>
          </table:table-cell>
          <table:table-cell office:value-type="float" office:value="54372">
            <text:p>54372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7H36M09.524S">
            <text:p>17:36:09.5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955">
            <text:p>955</text:p>
          </table:table-cell>
          <table:table-cell office:value-type="string">
            <text:p>Success</text:p>
          </table:table-cell>
          <table:table-cell office:value-type="float" office:value="54336">
            <text:p>54336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7H36M10.187S">
            <text:p>17:36:10.1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7H36M10.17S">
            <text:p>17:36:10.1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7H36M09.447S">
            <text:p>17:36:09.45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037">
            <text:p>1037</text:p>
          </table:table-cell>
          <table:table-cell office:value-type="string">
            <text:p>Success</text:p>
          </table:table-cell>
          <table:table-cell office:value-type="float" office:value="60739">
            <text:p>60739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7H36M05.079S">
            <text:p>17:36:05.0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5443">
            <text:p>5443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7H36M05.523S">
            <text:p>17:36:05.5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5033">
            <text:p>5033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7H36M05.172S">
            <text:p>17:36:05.1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5388">
            <text:p>5388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7H36M10.187S">
            <text:p>17:36:10.1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7H36M10.477S">
            <text:p>17:36:10.48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7H36M10.338S">
            <text:p>17:36:10.3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7H36M03.639S">
            <text:p>17:36:03.64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6958">
            <text:p>695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7H36M09.454S">
            <text:p>17:36:09.4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134">
            <text:p>1134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7H36M10.484S">
            <text:p>17:36:10.48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7H36M10.338S">
            <text:p>17:36:10.3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7H36M09.965S">
            <text:p>17:36:09.9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7H36M10.484S">
            <text:p>17:36:10.4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7H36M10.044S">
            <text:p>17:36:10.0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553">
            <text:p>553</text:p>
          </table:table-cell>
          <table:table-cell office:value-type="string">
            <text:p>Success</text:p>
          </table:table-cell>
          <table:table-cell office:value-type="float" office:value="54372">
            <text:p>54372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7H36M10.478S">
            <text:p>17:36:10.48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7H36M10.166S">
            <text:p>17:36:10.17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7H36M10.479S">
            <text:p>17:36:10.48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7H36M10.344S">
            <text:p>17:36:10.3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7H36M10.426S">
            <text:p>17:36:10.43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7H36M08.851S">
            <text:p>17:36:08.8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800">
            <text:p>1800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7H36M08.907S">
            <text:p>17:36:08.9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754">
            <text:p>1754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7H36M05.142S">
            <text:p>17:36:05.1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5527">
            <text:p>5527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7H36M03.363S">
            <text:p>17:36:03.36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323">
            <text:p>7323</text:p>
          </table:table-cell>
          <table:table-cell office:value-type="string">
            <text:p>Success</text:p>
          </table:table-cell>
          <table:table-cell office:value-type="float" office:value="60765">
            <text:p>60765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7H36M05.845S">
            <text:p>17:36:05.8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835">
            <text:p>4835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7H36M09.972S">
            <text:p>17:36:09.9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704">
            <text:p>704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7H36M10.59S">
            <text:p>17:36:10.5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7H36M10.598S">
            <text:p>17:36:10.60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7H36M10.662S">
            <text:p>17:36:10.6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7H36M10.608S">
            <text:p>17:36:10.61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7H36M09.983S">
            <text:p>17:36:09.9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727">
            <text:p>727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7H36M10.677S">
            <text:p>17:36:10.68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7H36M10.6S">
            <text:p>17:36:10.6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7H36M10.554S">
            <text:p>17:36:10.55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7H36M08.748S">
            <text:p>17:36:08.7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988">
            <text:p>1988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7H36M05.173S">
            <text:p>17:36:05.1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5574">
            <text:p>5574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7H36M10.515S">
            <text:p>17:36:10.5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7H36M10.594S">
            <text:p>17:36:10.5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7H36M09.934S">
            <text:p>17:36:09.93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819">
            <text:p>819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7H36M03.592S">
            <text:p>17:36:03.5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7184">
            <text:p>7184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7H36M04.23S">
            <text:p>17:36:04.23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6591">
            <text:p>6591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7H36M10.59S">
            <text:p>17:36:10.5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7H36M10.597S">
            <text:p>17:36:10.60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7H36M10.673S">
            <text:p>17:36:10.6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7H36M10.679S">
            <text:p>17:36:10.68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7H36M10.604S">
            <text:p>17:36:10.6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7H36M05.158S">
            <text:p>17:36:05.16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5716">
            <text:p>5716</text:p>
          </table:table-cell>
          <table:table-cell office:value-type="string">
            <text:p>Success</text:p>
          </table:table-cell>
          <table:table-cell office:value-type="float" office:value="58691">
            <text:p>58691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7H36M10.718S">
            <text:p>17:36:10.7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7H36M10.718S">
            <text:p>17:36:10.72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7H36M00.777S">
            <text:p>17:36:00.78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0140">
            <text:p>10140</text:p>
          </table:table-cell>
          <table:table-cell office:value-type="string">
            <text:p>Success</text:p>
          </table:table-cell>
          <table:table-cell office:value-type="float" office:value="76383">
            <text:p>76383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7H36M00.73S">
            <text:p>17:36:00.7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0192">
            <text:p>10192</text:p>
          </table:table-cell>
          <table:table-cell office:value-type="string">
            <text:p>Success</text:p>
          </table:table-cell>
          <table:table-cell office:value-type="float" office:value="76379">
            <text:p>76379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7H36M00.728S">
            <text:p>17:36:00.7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0195">
            <text:p>10195</text:p>
          </table:table-cell>
          <table:table-cell office:value-type="string">
            <text:p>Success</text:p>
          </table:table-cell>
          <table:table-cell office:value-type="float" office:value="76379">
            <text:p>76379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7H36M00.711S">
            <text:p>17:36:00.7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0217">
            <text:p>10217</text:p>
          </table:table-cell>
          <table:table-cell office:value-type="string">
            <text:p>Success</text:p>
          </table:table-cell>
          <table:table-cell office:value-type="float" office:value="76379">
            <text:p>76379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7H36M10.754S">
            <text:p>17:36:10.75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7H36M10.814S">
            <text:p>17:36:10.81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7H36M10.733S">
            <text:p>17:36:10.73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7H36M10.812S">
            <text:p>17:36:10.8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7H36M10.882S">
            <text:p>17:36:10.88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7H36M10.921S">
            <text:p>17:36:10.92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7H36M10.71S">
            <text:p>17:36:10.7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7H36M10.746S">
            <text:p>17:36:10.7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7H36M10.91S">
            <text:p>17:36:10.9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7H36M10.849S">
            <text:p>17:36:10.8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7H36M10.69S">
            <text:p>17:36:10.6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7H36M10.812S">
            <text:p>17:36:10.81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7H36M10.596S">
            <text:p>17:36:10.6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7H36M10.815S">
            <text:p>17:36:10.82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7H36M10.875S">
            <text:p>17:36:10.8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7H36M10.938S">
            <text:p>17:36:10.9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7H36M11.027S">
            <text:p>17:36:11.03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7H36M10.863S">
            <text:p>17:36:10.86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7H36M11.021S">
            <text:p>17:36:11.02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7H36M11.072S">
            <text:p>17:36:11.07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7H36M11.02S">
            <text:p>17:36:11.02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7H36M11.044S">
            <text:p>17:36:11.04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7H36M11.012S">
            <text:p>17:36:11.01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7H36M11.022S">
            <text:p>17:36:11.02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7H36M11.185S">
            <text:p>17:36:11.19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7H36M11.175S">
            <text:p>17:36:11.18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7H36M11.103S">
            <text:p>17:36:11.10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7H36M10.971S">
            <text:p>17:36:10.9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7H36M11.059S">
            <text:p>17:36:11.06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7H36M11.185S">
            <text:p>17:36:11.19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7H36M11.09S">
            <text:p>17:36:11.09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7H36M11.248S">
            <text:p>17:36:11.25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7H36M11.291S">
            <text:p>17:36:11.2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7H36M11.2S">
            <text:p>17:36:11.20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7H36M10.89S">
            <text:p>17:36:10.8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93">
            <text:p>4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7H36M10.896S">
            <text:p>17:36:10.90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7H36M10.89S">
            <text:p>17:36:10.89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7H36M11.349S">
            <text:p>17:36:11.3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7H36M10.89S">
            <text:p>17:36:10.89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7H36M09.978S">
            <text:p>17:36:09.9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643">
            <text:p>2643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7H36M12.622S">
            <text:p>17:36:12.6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7H36M08.867S">
            <text:p>17:36:08.8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779">
            <text:p>3779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7H36M09.97S">
            <text:p>17:36:09.9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740">
            <text:p>2740</text:p>
          </table:table-cell>
          <table:table-cell office:value-type="string">
            <text:p>Success</text:p>
          </table:table-cell>
          <table:table-cell office:value-type="float" office:value="45136">
            <text:p>45136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7H36M10.268S">
            <text:p>17:36:10.2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441">
            <text:p>2441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7H36M11.2S">
            <text:p>17:36:11.2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522">
            <text:p>1522</text:p>
          </table:table-cell>
          <table:table-cell office:value-type="string">
            <text:p>Success</text:p>
          </table:table-cell>
          <table:table-cell office:value-type="float" office:value="19063">
            <text:p>19063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7H36M08.942S">
            <text:p>17:36:08.9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3788">
            <text:p>3788</text:p>
          </table:table-cell>
          <table:table-cell office:value-type="string">
            <text:p>Success</text:p>
          </table:table-cell>
          <table:table-cell office:value-type="float" office:value="31287">
            <text:p>31287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7H36M10.353S">
            <text:p>17:36:10.3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380">
            <text:p>2380</text:p>
          </table:table-cell>
          <table:table-cell office:value-type="string">
            <text:p>Success</text:p>
          </table:table-cell>
          <table:table-cell office:value-type="float" office:value="32454">
            <text:p>32454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7H36M12.642S">
            <text:p>17:36:12.6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7H36M11.224S">
            <text:p>17:36:11.2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509">
            <text:p>1509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7H36M10.966S">
            <text:p>17:36:10.9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769">
            <text:p>1769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7H36M10.179S">
            <text:p>17:36:10.1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562">
            <text:p>2562</text:p>
          </table:table-cell>
          <table:table-cell office:value-type="string">
            <text:p>Success</text:p>
          </table:table-cell>
          <table:table-cell office:value-type="float" office:value="45135">
            <text:p>45135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7H36M03.119S">
            <text:p>17:36:03.1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9645">
            <text:p>9645</text:p>
          </table:table-cell>
          <table:table-cell office:value-type="string">
            <text:p>Success</text:p>
          </table:table-cell>
          <table:table-cell office:value-type="float" office:value="57175">
            <text:p>57175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7H36M10.09S">
            <text:p>17:36:10.09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658">
            <text:p>2658</text:p>
          </table:table-cell>
          <table:table-cell office:value-type="string">
            <text:p>Success</text:p>
          </table:table-cell>
          <table:table-cell office:value-type="float" office:value="41644">
            <text:p>41644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7H36M09.889S">
            <text:p>17:36:09.89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861">
            <text:p>2861</text:p>
          </table:table-cell>
          <table:table-cell office:value-type="string">
            <text:p>Success</text:p>
          </table:table-cell>
          <table:table-cell office:value-type="float" office:value="60739">
            <text:p>60739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7H36M12.742S">
            <text:p>17:36:12.7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7H36M12.71S">
            <text:p>17:36:12.7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7H36M12.748S">
            <text:p>17:36:12.7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7H36M12.73S">
            <text:p>17:36:12.73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7H36M10.914S">
            <text:p>17:36:10.9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865">
            <text:p>186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7H36M12.71S">
            <text:p>17:36:12.7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7H36M10.135S">
            <text:p>17:36:10.1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662">
            <text:p>2662</text:p>
          </table:table-cell>
          <table:table-cell office:value-type="string">
            <text:p>Success</text:p>
          </table:table-cell>
          <table:table-cell office:value-type="float" office:value="45136">
            <text:p>45136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7H36M12.773S">
            <text:p>17:36:12.7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7H36M10.187S">
            <text:p>17:36:10.19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628">
            <text:p>2628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7H36M10.867S">
            <text:p>17:36:10.87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948">
            <text:p>1948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7H36M12.801S">
            <text:p>17:36:12.80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7H36M12.798S">
            <text:p>17:36:12.8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7H36M12.761S">
            <text:p>17:36:12.7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7H36M12.816S">
            <text:p>17:36:12.8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7H36M12.733S">
            <text:p>17:36:12.73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7H36M12.781S">
            <text:p>17:36:12.7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7H36M12.762S">
            <text:p>17:36:12.76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7H36M12.781S">
            <text:p>17:36:12.78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7H36M12.87S">
            <text:p>17:36:12.87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7H36M12.87S">
            <text:p>17:36:12.87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7H36M12.927S">
            <text:p>17:36:12.93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7H36M12.927S">
            <text:p>17:36:12.93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7H36M12.931S">
            <text:p>17:36:12.93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7H36M12.894S">
            <text:p>17:36:12.89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7H36M12.871S">
            <text:p>17:36:12.87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7H36M13.016S">
            <text:p>17:36:13.02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7H36M12.997S">
            <text:p>17:36:13.0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19063">
            <text:p>19063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7H36M12.749S">
            <text:p>17:36:12.7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685">
            <text:p>685</text:p>
          </table:table-cell>
          <table:table-cell office:value-type="string">
            <text:p>Success</text:p>
          </table:table-cell>
          <table:table-cell office:value-type="float" office:value="22074">
            <text:p>22074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7H36M05.155S">
            <text:p>17:36:05.1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8304">
            <text:p>8304</text:p>
          </table:table-cell>
          <table:table-cell office:value-type="string">
            <text:p>Success</text:p>
          </table:table-cell>
          <table:table-cell office:value-type="float" office:value="76379">
            <text:p>76379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7H36M13.45S">
            <text:p>17:36:13.4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7H36M12.863S">
            <text:p>17:36:12.86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9314">
            <text:p>9314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7H36M13.495S">
            <text:p>17:36:13.50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568">
            <text:p>568</text:p>
          </table:table-cell>
          <table:table-cell office:value-type="string">
            <text:p>Success</text:p>
          </table:table-cell>
          <table:table-cell office:value-type="float" office:value="6206">
            <text:p>6206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7H36M09.477S">
            <text:p>17:36:09.48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672">
            <text:p>4672</text:p>
          </table:table-cell>
          <table:table-cell office:value-type="string">
            <text:p>Success</text:p>
          </table:table-cell>
          <table:table-cell office:value-type="float" office:value="60761">
            <text:p>60761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7H36M09.458S">
            <text:p>17:36:09.46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695">
            <text:p>4695</text:p>
          </table:table-cell>
          <table:table-cell office:value-type="string">
            <text:p>Success</text:p>
          </table:table-cell>
          <table:table-cell office:value-type="float" office:value="60761">
            <text:p>60761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7H36M12.943S">
            <text:p>17:36:12.9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215">
            <text:p>121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7H36M07.543S">
            <text:p>17:36:07.54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630">
            <text:p>6630</text:p>
          </table:table-cell>
          <table:table-cell office:value-type="string">
            <text:p>Success</text:p>
          </table:table-cell>
          <table:table-cell office:value-type="float" office:value="60765">
            <text:p>60765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7H36M00.756S">
            <text:p>17:36:00.7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3453">
            <text:p>13453</text:p>
          </table:table-cell>
          <table:table-cell office:value-type="string">
            <text:p>Success</text:p>
          </table:table-cell>
          <table:table-cell office:value-type="float" office:value="58689">
            <text:p>58689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7H36M10.74S">
            <text:p>17:36:10.7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462">
            <text:p>3462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7H36M10.741S">
            <text:p>17:36:10.7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297">
            <text:p>4297</text:p>
          </table:table-cell>
          <table:table-cell office:value-type="string">
            <text:p>Success</text:p>
          </table:table-cell>
          <table:table-cell office:value-type="float" office:value="56498">
            <text:p>56498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7H36M10.653S">
            <text:p>17:36:10.6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393">
            <text:p>4393</text:p>
          </table:table-cell>
          <table:table-cell office:value-type="string">
            <text:p>Success</text:p>
          </table:table-cell>
          <table:table-cell office:value-type="float" office:value="58650">
            <text:p>58650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7H36M15.038S">
            <text:p>17:36:15.04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7H36M15.049S">
            <text:p>17:36:15.05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7H36M15.06S">
            <text:p>17:36:15.06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7H36M15.168S">
            <text:p>17:36:15.1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7H36M15.043S">
            <text:p>17:36:15.0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96">
            <text:p>5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7H36M15.636S">
            <text:p>17:36:15.64</text:p>
          </table:table-cell>
          <table:table-cell office:value-type="string">
            <text:p>TC0003_PlannerC 3-20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7H36M15.649S">
            <text:p>17:36:15.65</text:p>
          </table:table-cell>
          <table:table-cell office:value-type="string">
            <text:p>TC0003_PlannerC 3-20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7H36M15.656S">
            <text:p>17:36:15.66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7H36M10.67S">
            <text:p>17:36:10.67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5104">
            <text:p>5104</text:p>
          </table:table-cell>
          <table:table-cell office:value-type="string">
            <text:p>Success</text:p>
          </table:table-cell>
          <table:table-cell office:value-type="float" office:value="22074">
            <text:p>22074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7H36M11.312S">
            <text:p>17:36:11.3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4486">
            <text:p>4486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7H36M10.702S">
            <text:p>17:36:10.70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099">
            <text:p>5099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7H36M11.115S">
            <text:p>17:36:11.12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695">
            <text:p>469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7H36M10.959S">
            <text:p>17:36:10.9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4852">
            <text:p>4852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7H36M10.604S">
            <text:p>17:36:10.6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5210">
            <text:p>5210</text:p>
          </table:table-cell>
          <table:table-cell office:value-type="string">
            <text:p>Success</text:p>
          </table:table-cell>
          <table:table-cell office:value-type="float" office:value="22118">
            <text:p>22118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7H36M11.277S">
            <text:p>17:36:11.2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538">
            <text:p>453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7H36M10.687S">
            <text:p>17:36:10.69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5131">
            <text:p>5131</text:p>
          </table:table-cell>
          <table:table-cell office:value-type="string">
            <text:p>Success</text:p>
          </table:table-cell>
          <table:table-cell office:value-type="float" office:value="22118">
            <text:p>22118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7H36M05.155S">
            <text:p>17:36:05.1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0680">
            <text:p>10680</text:p>
          </table:table-cell>
          <table:table-cell office:value-type="string">
            <text:p>Success</text:p>
          </table:table-cell>
          <table:table-cell office:value-type="float" office:value="76383">
            <text:p>76383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7H36M15.82S">
            <text:p>17:36:15.8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7H36M10.477S">
            <text:p>17:36:10.4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900">
            <text:p>5900</text:p>
          </table:table-cell>
          <table:table-cell office:value-type="string">
            <text:p>Success</text:p>
          </table:table-cell>
          <table:table-cell office:value-type="float" office:value="60805">
            <text:p>60805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7H36M10.344S">
            <text:p>17:36:10.34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068">
            <text:p>6068</text:p>
          </table:table-cell>
          <table:table-cell office:value-type="string">
            <text:p>Success</text:p>
          </table:table-cell>
          <table:table-cell office:value-type="float" office:value="55328">
            <text:p>55328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7H36M10.584S">
            <text:p>17:36:10.5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5830">
            <text:p>5830</text:p>
          </table:table-cell>
          <table:table-cell office:value-type="string">
            <text:p>Success</text:p>
          </table:table-cell>
          <table:table-cell office:value-type="float" office:value="60743">
            <text:p>60743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7H36M16.401S">
            <text:p>17:36:16.40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7H36M10.662S">
            <text:p>17:36:10.6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5890">
            <text:p>5890</text:p>
          </table:table-cell>
          <table:table-cell office:value-type="string">
            <text:p>Success</text:p>
          </table:table-cell>
          <table:table-cell office:value-type="float" office:value="58555">
            <text:p>58555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7H36M11.385S">
            <text:p>17:36:11.3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274">
            <text:p>5274</text:p>
          </table:table-cell>
          <table:table-cell office:value-type="string">
            <text:p>Success</text:p>
          </table:table-cell>
          <table:table-cell office:value-type="float" office:value="60707">
            <text:p>60707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7H36M10.584S">
            <text:p>17:36:10.5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6079">
            <text:p>6079</text:p>
          </table:table-cell>
          <table:table-cell office:value-type="string">
            <text:p>Success</text:p>
          </table:table-cell>
          <table:table-cell office:value-type="float" office:value="59632">
            <text:p>59632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7H36M11.239S">
            <text:p>17:36:11.2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425">
            <text:p>5425</text:p>
          </table:table-cell>
          <table:table-cell office:value-type="string">
            <text:p>Success</text:p>
          </table:table-cell>
          <table:table-cell office:value-type="float" office:value="60709">
            <text:p>60709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7H36M11.387S">
            <text:p>17:36:11.3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294">
            <text:p>5294</text:p>
          </table:table-cell>
          <table:table-cell office:value-type="string">
            <text:p>Success</text:p>
          </table:table-cell>
          <table:table-cell office:value-type="float" office:value="60707">
            <text:p>60707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7H36M10.553S">
            <text:p>17:36:10.5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6135">
            <text:p>6135</text:p>
          </table:table-cell>
          <table:table-cell office:value-type="string">
            <text:p>Success</text:p>
          </table:table-cell>
          <table:table-cell office:value-type="float" office:value="60711">
            <text:p>60711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7H36M11.394S">
            <text:p>17:36:11.39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5319">
            <text:p>5319</text:p>
          </table:table-cell>
          <table:table-cell office:value-type="string">
            <text:p>Success</text:p>
          </table:table-cell>
          <table:table-cell office:value-type="float" office:value="61790">
            <text:p>61790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7H36M12.733S">
            <text:p>17:36:12.7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4016">
            <text:p>4016</text:p>
          </table:table-cell>
          <table:table-cell office:value-type="string">
            <text:p>Success</text:p>
          </table:table-cell>
          <table:table-cell office:value-type="float" office:value="61793">
            <text:p>61793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7H36M16.734S">
            <text:p>17:36:16.73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7H36M11.398S">
            <text:p>17:36:11.4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415">
            <text:p>5415</text:p>
          </table:table-cell>
          <table:table-cell office:value-type="string">
            <text:p>Success</text:p>
          </table:table-cell>
          <table:table-cell office:value-type="float" office:value="61790">
            <text:p>61790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7H36M16.754S">
            <text:p>17:36:16.75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7H36M11.396S">
            <text:p>17:36:11.4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5438">
            <text:p>5438</text:p>
          </table:table-cell>
          <table:table-cell office:value-type="string">
            <text:p>Success</text:p>
          </table:table-cell>
          <table:table-cell office:value-type="float" office:value="60716">
            <text:p>60716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7H36M11.246S">
            <text:p>17:36:11.2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589">
            <text:p>5589</text:p>
          </table:table-cell>
          <table:table-cell office:value-type="string">
            <text:p>Success</text:p>
          </table:table-cell>
          <table:table-cell office:value-type="float" office:value="60719">
            <text:p>60719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7H36M12.816S">
            <text:p>17:36:12.82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023">
            <text:p>4023</text:p>
          </table:table-cell>
          <table:table-cell office:value-type="string">
            <text:p>Success</text:p>
          </table:table-cell>
          <table:table-cell office:value-type="float" office:value="62869">
            <text:p>62869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7H36M16.809S">
            <text:p>17:36:16.8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7H36M10.74S">
            <text:p>17:36:10.7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136">
            <text:p>6136</text:p>
          </table:table-cell>
          <table:table-cell office:value-type="string">
            <text:p>Success</text:p>
          </table:table-cell>
          <table:table-cell office:value-type="float" office:value="59639">
            <text:p>59639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7H36M14.065S">
            <text:p>17:36:14.0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812">
            <text:p>2812</text:p>
          </table:table-cell>
          <table:table-cell office:value-type="string">
            <text:p>Success</text:p>
          </table:table-cell>
          <table:table-cell office:value-type="float" office:value="62868">
            <text:p>62868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7H36M16.86S">
            <text:p>17:36:16.8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7H36M16.861S">
            <text:p>17:36:16.86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7H36M16.647S">
            <text:p>17:36:16.6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7H36M14.159S">
            <text:p>17:36:14.16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749">
            <text:p>2749</text:p>
          </table:table-cell>
          <table:table-cell office:value-type="string">
            <text:p>Success</text:p>
          </table:table-cell>
          <table:table-cell office:value-type="float" office:value="62965">
            <text:p>62965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7H36M16.89S">
            <text:p>17:36:16.89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7H36M15.795S">
            <text:p>17:36:15.80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173">
            <text:p>1173</text:p>
          </table:table-cell>
          <table:table-cell office:value-type="string">
            <text:p>Success</text:p>
          </table:table-cell>
          <table:table-cell office:value-type="float" office:value="62966">
            <text:p>62966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7H36M16.672S">
            <text:p>17:36:16.6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7H36M12.781S">
            <text:p>17:36:12.7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220">
            <text:p>4220</text:p>
          </table:table-cell>
          <table:table-cell office:value-type="string">
            <text:p>Success</text:p>
          </table:table-cell>
          <table:table-cell office:value-type="float" office:value="62870">
            <text:p>62870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7H36M10.46S">
            <text:p>17:36:10.4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6548">
            <text:p>6548</text:p>
          </table:table-cell>
          <table:table-cell office:value-type="string">
            <text:p>Success</text:p>
          </table:table-cell>
          <table:table-cell office:value-type="float" office:value="60712">
            <text:p>60712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7H36M16.893S">
            <text:p>17:36:16.89</text:p>
          </table:table-cell>
          <table:table-cell office:value-type="string">
            <text:p>TC0003_PlannerC 3-17</text:p>
          </table:table-cell>
          <table:table-cell office:value-type="string">
            <text:p>/channels/logout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7H36M12.737S">
            <text:p>17:36:12.7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279">
            <text:p>4279</text:p>
          </table:table-cell>
          <table:table-cell office:value-type="string">
            <text:p>Success</text:p>
          </table:table-cell>
          <table:table-cell office:value-type="float" office:value="62871">
            <text:p>62871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7H36M16.824S">
            <text:p>17:36:16.82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7H36M14.203S">
            <text:p>17:36:14.20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815">
            <text:p>2815</text:p>
          </table:table-cell>
          <table:table-cell office:value-type="string">
            <text:p>Success</text:p>
          </table:table-cell>
          <table:table-cell office:value-type="float" office:value="63944">
            <text:p>63944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7H36M17S">
            <text:p>17:36:17.00</text:p>
          </table:table-cell>
          <table:table-cell office:value-type="string">
            <text:p>TC0003_PlannerC 3-17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7H36M11.328S">
            <text:p>17:36:11.3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5696">
            <text:p>5696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7H36M17.011S">
            <text:p>17:36:17.01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7H36M16.645S">
            <text:p>17:36:16.65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7H36M16.97S">
            <text:p>17:36:16.9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7H36M17.003S">
            <text:p>17:36:17.00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7H36M17.002S">
            <text:p>17:36:17.00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7H36M16.893S">
            <text:p>17:36:16.8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7H36M16.82S">
            <text:p>17:36:16.8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7H36M13.467S">
            <text:p>17:36:13.4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621">
            <text:p>3621</text:p>
          </table:table-cell>
          <table:table-cell office:value-type="string">
            <text:p>Success</text:p>
          </table:table-cell>
          <table:table-cell office:value-type="float" office:value="62871">
            <text:p>62871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7H36M16.862S">
            <text:p>17:36:16.86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34986">
            <text:p>34986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7H36M11.345S">
            <text:p>17:36:11.35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5746">
            <text:p>5746</text:p>
          </table:table-cell>
          <table:table-cell office:value-type="string">
            <text:p>Success</text:p>
          </table:table-cell>
          <table:table-cell office:value-type="float" office:value="60719">
            <text:p>60719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7H36M17.058S">
            <text:p>17:36:17.06</text:p>
          </table:table-cell>
          <table:table-cell office:value-type="string">
            <text:p>TC0003_PlannerC 3-16</text:p>
          </table:table-cell>
          <table:table-cell office:value-type="string">
            <text:p>/channels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7H36M17.035S">
            <text:p>17:36:17.04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7H36M17.061S">
            <text:p>17:36:17.06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7H36M17.074S">
            <text:p>17:36:17.0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7H36M17.085S">
            <text:p>17:36:17.09</text:p>
          </table:table-cell>
          <table:table-cell office:value-type="string">
            <text:p>TC0003_PlannerC 3-16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7H36M17.105S">
            <text:p>17:36:17.11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7H36M17.002S">
            <text:p>17:36:17.00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7H36M17.035S">
            <text:p>17:36:17.04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7H36M15.18S">
            <text:p>17:36:15.1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967">
            <text:p>1967</text:p>
          </table:table-cell>
          <table:table-cell office:value-type="string">
            <text:p>Success</text:p>
          </table:table-cell>
          <table:table-cell office:value-type="float" office:value="62965">
            <text:p>62965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7H36M15.805S">
            <text:p>17:36:15.81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372">
            <text:p>1372</text:p>
          </table:table-cell>
          <table:table-cell office:value-type="string">
            <text:p>Success</text:p>
          </table:table-cell>
          <table:table-cell office:value-type="float" office:value="62969">
            <text:p>62969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7H36M11.229S">
            <text:p>17:36:11.23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5957">
            <text:p>5957</text:p>
          </table:table-cell>
          <table:table-cell office:value-type="string">
            <text:p>Success</text:p>
          </table:table-cell>
          <table:table-cell office:value-type="float" office:value="60719">
            <text:p>60719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7H36M16.799S">
            <text:p>17:36:16.8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7H36M17.124S">
            <text:p>17:36:17.12</text:p>
          </table:table-cell>
          <table:table-cell office:value-type="string">
            <text:p>TC0003_PlannerC 3-15</text:p>
          </table:table-cell>
          <table:table-cell office:value-type="string">
            <text:p>/channels/logout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7H36M17.19S">
            <text:p>17:36:17.19</text:p>
          </table:table-cell>
          <table:table-cell office:value-type="string">
            <text:p>TC0003_PlannerC 3-15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7H36M17.199S">
            <text:p>17:36:17.20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7H36M17.095S">
            <text:p>17:36:17.10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7H36M17.124S">
            <text:p>17:36:17.1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7H36M17.224S">
            <text:p>17:36:17.22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7H36M16.992S">
            <text:p>17:36:16.9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7H36M16.961S">
            <text:p>17:36:16.96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7H36M17.231S">
            <text:p>17:36:17.23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7H36M17.323S">
            <text:p>17:36:17.3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7H36M16.7S">
            <text:p>17:36:16.7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645">
            <text:p>645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7H36M17.319S">
            <text:p>17:36:17.32</text:p>
          </table:table-cell>
          <table:table-cell office:value-type="string">
            <text:p>TC0003_PlannerC 3-2</text:p>
          </table:table-cell>
          <table:table-cell office:value-type="string">
            <text:p>/channels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7H36M17.355S">
            <text:p>17:36:17.36</text:p>
          </table:table-cell>
          <table:table-cell office:value-type="string">
            <text:p>TC0003_PlannerC 3-2</text:p>
          </table:table-cell>
          <table:table-cell office:value-type="string">
            <text:p>/channels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7H36M17.374S">
            <text:p>17:36:17.37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7H36M17.339S">
            <text:p>17:36:17.34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7H36M16.667S">
            <text:p>17:36:16.6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7H36M17.075S">
            <text:p>17:36:17.08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59">
            <text:p>3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7H36M17.436S">
            <text:p>17:36:17.44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740">
            <text:p>2740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7H36M16.986S">
            <text:p>17:36:16.99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7H36M17.485S">
            <text:p>17:36:17.49</text:p>
          </table:table-cell>
          <table:table-cell office:value-type="string">
            <text:p>TC0003_PlannerC 3-11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7H36M17.5S">
            <text:p>17:36:17.50</text:p>
          </table:table-cell>
          <table:table-cell office:value-type="string">
            <text:p>TC0003_PlannerC 3-11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7H36M17.507S">
            <text:p>17:36:17.51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7H36M16.962S">
            <text:p>17:36:16.9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7H36M17.518S">
            <text:p>17:36:17.52</text:p>
          </table:table-cell>
          <table:table-cell office:value-type="string">
            <text:p>TC0003_PlannerC 3-4</text:p>
          </table:table-cell>
          <table:table-cell office:value-type="string">
            <text:p>/channels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7H36M17.543S">
            <text:p>17:36:17.54</text:p>
          </table:table-cell>
          <table:table-cell office:value-type="string">
            <text:p>TC0003_PlannerC 3-4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7H36M17.55S">
            <text:p>17:36:17.55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7H36M17.171S">
            <text:p>17:36:17.1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774">
            <text:p>7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7H36M17.943S">
            <text:p>17:36:17.94</text:p>
          </table:table-cell>
          <table:table-cell office:value-type="string">
            <text:p>TC0003_PlannerC 3-5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7H36M17.954S">
            <text:p>17:36:17.95</text:p>
          </table:table-cell>
          <table:table-cell office:value-type="string">
            <text:p>TC0003_PlannerC 3-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7H36M17.96S">
            <text:p>17:36:17.96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7H36M17.094S">
            <text:p>17:36:17.09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951">
            <text:p>95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7H36M18.042S">
            <text:p>17:36:18.0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7H36M17.052S">
            <text:p>17:36:17.05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066">
            <text:p>106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7H36M18.114S">
            <text:p>17:36:18.1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7H36M10.598S">
            <text:p>17:36:10.60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7788">
            <text:p>7788</text:p>
          </table:table-cell>
          <table:table-cell office:value-type="string">
            <text:p>Success</text:p>
          </table:table-cell>
          <table:table-cell office:value-type="float" office:value="22118">
            <text:p>22118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7H36M16.541S">
            <text:p>17:36:16.5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920">
            <text:p>1920</text:p>
          </table:table-cell>
          <table:table-cell office:value-type="string">
            <text:p>Success</text:p>
          </table:table-cell>
          <table:table-cell office:value-type="float" office:value="37725">
            <text:p>37725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7H36M18.452S">
            <text:p>17:36:18.45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7H36M16.398S">
            <text:p>17:36:16.40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091">
            <text:p>2091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7H36M16.65S">
            <text:p>17:36:16.6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844">
            <text:p>1844</text:p>
          </table:table-cell>
          <table:table-cell office:value-type="string">
            <text:p>Success</text:p>
          </table:table-cell>
          <table:table-cell office:value-type="float" office:value="32285">
            <text:p>32285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7H36M17.473S">
            <text:p>17:36:17.47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027">
            <text:p>1027</text:p>
          </table:table-cell>
          <table:table-cell office:value-type="string">
            <text:p>Success</text:p>
          </table:table-cell>
          <table:table-cell office:value-type="float" office:value="36712">
            <text:p>36712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7H36M18.466S">
            <text:p>17:36:18.4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7H36M12.748S">
            <text:p>17:36:12.7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5781">
            <text:p>5781</text:p>
          </table:table-cell>
          <table:table-cell office:value-type="string">
            <text:p>Success</text:p>
          </table:table-cell>
          <table:table-cell office:value-type="float" office:value="33135">
            <text:p>33135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7H36M18.488S">
            <text:p>17:36:18.4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7H36M18.481S">
            <text:p>17:36:18.48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7H36M18.506S">
            <text:p>17:36:18.51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7H36M18.513S">
            <text:p>17:36:18.51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7H36M18.513S">
            <text:p>17:36:18.5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7H36M18.535S">
            <text:p>17:36:18.54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7H36M18.544S">
            <text:p>17:36:18.54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7H36M18.546S">
            <text:p>17:36:18.5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7H36M18.567S">
            <text:p>17:36:18.5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7H36M18.575S">
            <text:p>17:36:18.58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7H36M18.599S">
            <text:p>17:36:18.60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7H36M13.016S">
            <text:p>17:36:13.0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945">
            <text:p>5945</text:p>
          </table:table-cell>
          <table:table-cell office:value-type="string">
            <text:p>Success</text:p>
          </table:table-cell>
          <table:table-cell office:value-type="float" office:value="18483">
            <text:p>18483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7H36M13.032S">
            <text:p>17:36:13.03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5945">
            <text:p>594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7H36M12.979S">
            <text:p>17:36:12.9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5999">
            <text:p>5999</text:p>
          </table:table-cell>
          <table:table-cell office:value-type="string">
            <text:p>Success</text:p>
          </table:table-cell>
          <table:table-cell office:value-type="float" office:value="19063">
            <text:p>19063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7H36M12.883S">
            <text:p>17:36:12.8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109">
            <text:p>6109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7H36M17.412S">
            <text:p>17:36:17.41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577">
            <text:p>157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7H36M18.98S">
            <text:p>17:36:18.9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7H36M14.153S">
            <text:p>17:36:14.1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5303">
            <text:p>5303</text:p>
          </table:table-cell>
          <table:table-cell office:value-type="string">
            <text:p>Success</text:p>
          </table:table-cell>
          <table:table-cell office:value-type="float" office:value="22074">
            <text:p>22074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7H36M17.096S">
            <text:p>17:36:17.10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378">
            <text:p>2378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7H36M10.48S">
            <text:p>17:36:10.48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9015">
            <text:p>9015</text:p>
          </table:table-cell>
          <table:table-cell office:value-type="string">
            <text:p>Success</text:p>
          </table:table-cell>
          <table:table-cell office:value-type="float" office:value="60739">
            <text:p>60739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7H36M17.176S">
            <text:p>17:36:17.18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307">
            <text:p>230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7H36M14.15S">
            <text:p>17:36:14.15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5349">
            <text:p>5349</text:p>
          </table:table-cell>
          <table:table-cell office:value-type="string">
            <text:p>Success</text:p>
          </table:table-cell>
          <table:table-cell office:value-type="float" office:value="22074">
            <text:p>22074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7H36M19.462S">
            <text:p>17:36:19.4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7H36M19.469S">
            <text:p>17:36:19.4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7H36M10.486S">
            <text:p>17:36:10.4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9541">
            <text:p>9541</text:p>
          </table:table-cell>
          <table:table-cell office:value-type="string">
            <text:p>Success</text:p>
          </table:table-cell>
          <table:table-cell office:value-type="float" office:value="22074">
            <text:p>22074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7H36M17.171S">
            <text:p>17:36:17.17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875">
            <text:p>2875</text:p>
          </table:table-cell>
          <table:table-cell office:value-type="string">
            <text:p>Success</text:p>
          </table:table-cell>
          <table:table-cell office:value-type="float" office:value="31830">
            <text:p>31830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7H36M16.821S">
            <text:p>17:36:16.8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227">
            <text:p>3227</text:p>
          </table:table-cell>
          <table:table-cell office:value-type="string">
            <text:p>Success</text:p>
          </table:table-cell>
          <table:table-cell office:value-type="float" office:value="31830">
            <text:p>31830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7H36M20.031S">
            <text:p>17:36:20.03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7H36M20.029S">
            <text:p>17:36:20.03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7H36M20.046S">
            <text:p>17:36:20.05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7H36M20.108S">
            <text:p>17:36:20.11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7H36M16.877S">
            <text:p>17:36:16.8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294">
            <text:p>3294</text:p>
          </table:table-cell>
          <table:table-cell office:value-type="string">
            <text:p>Success</text:p>
          </table:table-cell>
          <table:table-cell office:value-type="float" office:value="56506">
            <text:p>56506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7H36M20.063S">
            <text:p>17:36:20.06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7H36M20.157S">
            <text:p>17:36:20.16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7H36M15.837S">
            <text:p>17:36:15.8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379">
            <text:p>4379</text:p>
          </table:table-cell>
          <table:table-cell office:value-type="string">
            <text:p>Success</text:p>
          </table:table-cell>
          <table:table-cell office:value-type="float" office:value="60520">
            <text:p>60520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7H36M20.19S">
            <text:p>17:36:20.1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7H36M16.365S">
            <text:p>17:36:16.3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049">
            <text:p>4049</text:p>
          </table:table-cell>
          <table:table-cell office:value-type="string">
            <text:p>Success</text:p>
          </table:table-cell>
          <table:table-cell office:value-type="float" office:value="37850">
            <text:p>37850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7H36M20.393S">
            <text:p>17:36:20.3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7H36M20.446S">
            <text:p>17:36:20.4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7H36M16.435S">
            <text:p>17:36:16.4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090">
            <text:p>4090</text:p>
          </table:table-cell>
          <table:table-cell office:value-type="string">
            <text:p>Success</text:p>
          </table:table-cell>
          <table:table-cell office:value-type="float" office:value="22118">
            <text:p>22118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7H36M17.309S">
            <text:p>17:36:17.31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232">
            <text:p>3232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7H36M20.491S">
            <text:p>17:36:20.4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7H36M19.091S">
            <text:p>17:36:19.09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472">
            <text:p>1472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7H36M17.076S">
            <text:p>17:36:17.0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508">
            <text:p>3508</text:p>
          </table:table-cell>
          <table:table-cell office:value-type="string">
            <text:p>Success</text:p>
          </table:table-cell>
          <table:table-cell office:value-type="float" office:value="31830">
            <text:p>31830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7H36M10.549S">
            <text:p>17:36:10.55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052">
            <text:p>10052</text:p>
          </table:table-cell>
          <table:table-cell office:value-type="string">
            <text:p>Success</text:p>
          </table:table-cell>
          <table:table-cell office:value-type="float" office:value="76379">
            <text:p>76379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7H36M10.763S">
            <text:p>17:36:10.7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9843">
            <text:p>9843</text:p>
          </table:table-cell>
          <table:table-cell office:value-type="string">
            <text:p>Success</text:p>
          </table:table-cell>
          <table:table-cell office:value-type="float" office:value="75646">
            <text:p>75646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7H36M19.464S">
            <text:p>17:36:19.4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117">
            <text:p>1117</text:p>
          </table:table-cell>
          <table:table-cell office:value-type="string">
            <text:p>Success</text:p>
          </table:table-cell>
          <table:table-cell office:value-type="float" office:value="22074">
            <text:p>22074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7H36M20.565S">
            <text:p>17:36:20.57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7H36M14.174S">
            <text:p>17:36:14.17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6462">
            <text:p>6462</text:p>
          </table:table-cell>
          <table:table-cell office:value-type="string">
            <text:p>Success</text:p>
          </table:table-cell>
          <table:table-cell office:value-type="float" office:value="22074">
            <text:p>22074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7H36M20.571S">
            <text:p>17:36:20.57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7H36M20.555S">
            <text:p>17:36:20.5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7H36M20.567S">
            <text:p>17:36:20.5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7H36M14.177S">
            <text:p>17:36:14.18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6527">
            <text:p>6527</text:p>
          </table:table-cell>
          <table:table-cell office:value-type="string">
            <text:p>Success</text:p>
          </table:table-cell>
          <table:table-cell office:value-type="float" office:value="33135">
            <text:p>33135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7H36M20.584S">
            <text:p>17:36:20.58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7H36M20.68S">
            <text:p>17:36:20.68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7H36M20.547S">
            <text:p>17:36:20.55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7H36M18.055S">
            <text:p>17:36:18.06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688">
            <text:p>2688</text:p>
          </table:table-cell>
          <table:table-cell office:value-type="string">
            <text:p>Success</text:p>
          </table:table-cell>
          <table:table-cell office:value-type="float" office:value="54252">
            <text:p>54252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7H36M17.381S">
            <text:p>17:36:17.38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3379">
            <text:p>3379</text:p>
          </table:table-cell>
          <table:table-cell office:value-type="string">
            <text:p>Success</text:p>
          </table:table-cell>
          <table:table-cell office:value-type="float" office:value="56209">
            <text:p>56209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7H36M18.952S">
            <text:p>17:36:18.95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804">
            <text:p>1804</text:p>
          </table:table-cell>
          <table:table-cell office:value-type="string">
            <text:p>Success</text:p>
          </table:table-cell>
          <table:table-cell office:value-type="float" office:value="51116">
            <text:p>51116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7H36M18.131S">
            <text:p>17:36:18.1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632">
            <text:p>2632</text:p>
          </table:table-cell>
          <table:table-cell office:value-type="string">
            <text:p>Success</text:p>
          </table:table-cell>
          <table:table-cell office:value-type="float" office:value="54252">
            <text:p>54252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7H36M18.952S">
            <text:p>17:36:18.95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814">
            <text:p>1814</text:p>
          </table:table-cell>
          <table:table-cell office:value-type="string">
            <text:p>Success</text:p>
          </table:table-cell>
          <table:table-cell office:value-type="float" office:value="51115">
            <text:p>51115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7H36M20.722S">
            <text:p>17:36:20.7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7H36M12.733S">
            <text:p>17:36:12.7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8663">
            <text:p>8663</text:p>
          </table:table-cell>
          <table:table-cell office:value-type="string">
            <text:p>Success</text:p>
          </table:table-cell>
          <table:table-cell office:value-type="float" office:value="76378">
            <text:p>76378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7H36M21.358S">
            <text:p>17:36:21.3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7H36M20.76S">
            <text:p>17:36:20.7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842">
            <text:p>8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7H36M21.599S">
            <text:p>17:36:21.60</text:p>
          </table:table-cell>
          <table:table-cell office:value-type="string">
            <text:p>TC0003_PlannerC 3-10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7H36M21.611S">
            <text:p>17:36:21.61</text:p>
          </table:table-cell>
          <table:table-cell office:value-type="string">
            <text:p>TC0003_PlannerC 3-10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7H36M21.618S">
            <text:p>17:36:21.62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7H36M20.748S">
            <text:p>17:36:20.75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154">
            <text:p>115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7H36M21.899S">
            <text:p>17:36:21.90</text:p>
          </table:table-cell>
          <table:table-cell office:value-type="string">
            <text:p>TC0003_PlannerC 3-1</text:p>
          </table:table-cell>
          <table:table-cell office:value-type="string">
            <text:p>/channels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7H36M21.919S">
            <text:p>17:36:21.92</text:p>
          </table:table-cell>
          <table:table-cell office:value-type="string">
            <text:p>TC0003_PlannerC 3-1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7H36M21.926S">
            <text:p>17:36:21.93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7H36M18.584S">
            <text:p>17:36:18.58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583">
            <text:p>3583</text:p>
          </table:table-cell>
          <table:table-cell office:value-type="string">
            <text:p>Success</text:p>
          </table:table-cell>
          <table:table-cell office:value-type="float" office:value="55292">
            <text:p>55292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7H36M10.346S">
            <text:p>17:36:10.35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1897">
            <text:p>11897</text:p>
          </table:table-cell>
          <table:table-cell office:value-type="string">
            <text:p>Success</text:p>
          </table:table-cell>
          <table:table-cell office:value-type="float" office:value="76379">
            <text:p>76379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7H36M12.724S">
            <text:p>17:36:12.7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9522">
            <text:p>9522</text:p>
          </table:table-cell>
          <table:table-cell office:value-type="string">
            <text:p>Success</text:p>
          </table:table-cell>
          <table:table-cell office:value-type="float" office:value="75642">
            <text:p>75642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7H36M22.203S">
            <text:p>17:36:22.2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7H36M13.435S">
            <text:p>17:36:13.4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8874">
            <text:p>8874</text:p>
          </table:table-cell>
          <table:table-cell office:value-type="string">
            <text:p>Success</text:p>
          </table:table-cell>
          <table:table-cell office:value-type="float" office:value="77717">
            <text:p>77717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7H36M18.507S">
            <text:p>17:36:18.5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999">
            <text:p>3999</text:p>
          </table:table-cell>
          <table:table-cell office:value-type="string">
            <text:p>Success</text:p>
          </table:table-cell>
          <table:table-cell office:value-type="float" office:value="55136">
            <text:p>55136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7H36M22.483S">
            <text:p>17:36:22.48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7H36M22.511S">
            <text:p>17:36:22.51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7H36M22.519S">
            <text:p>17:36:22.52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7H36M22.659S">
            <text:p>17:36:22.6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7H36M18.567S">
            <text:p>17:36:18.5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4458">
            <text:p>445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7H36M12.932S">
            <text:p>17:36:12.9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0126">
            <text:p>10126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7H36M22.152S">
            <text:p>17:36:22.15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893">
            <text:p>893</text:p>
          </table:table-cell>
          <table:table-cell office:value-type="string">
            <text:p>Success</text:p>
          </table:table-cell>
          <table:table-cell office:value-type="float" office:value="31705">
            <text:p>31705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7H36M23.034S">
            <text:p>17:36:23.03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7H36M23.05S">
            <text:p>17:36:23.05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7H36M23.083S">
            <text:p>17:36:23.08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7H36M17.347S">
            <text:p>17:36:17.35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968">
            <text:p>5968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7H36M17.011S">
            <text:p>17:36:17.0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6306">
            <text:p>6306</text:p>
          </table:table-cell>
          <table:table-cell office:value-type="string">
            <text:p>Success</text:p>
          </table:table-cell>
          <table:table-cell office:value-type="float" office:value="76383">
            <text:p>76383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7H36M20.127S">
            <text:p>17:36:20.13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182">
            <text:p>3182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7H36M19.483S">
            <text:p>17:36:19.48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839">
            <text:p>3839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7H36M17.137S">
            <text:p>17:36:17.14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201">
            <text:p>6201</text:p>
          </table:table-cell>
          <table:table-cell office:value-type="string">
            <text:p>Success</text:p>
          </table:table-cell>
          <table:table-cell office:value-type="float" office:value="60016">
            <text:p>60016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7H36M12.647S">
            <text:p>17:36:12.65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0718">
            <text:p>10718</text:p>
          </table:table-cell>
          <table:table-cell office:value-type="string">
            <text:p>Success</text:p>
          </table:table-cell>
          <table:table-cell office:value-type="float" office:value="62108">
            <text:p>62108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7H36M17.019S">
            <text:p>17:36:17.02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335">
            <text:p>6335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7H36M23.272S">
            <text:p>17:36:23.2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7H36M15.805S">
            <text:p>17:36:15.8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7587">
            <text:p>7587</text:p>
          </table:table-cell>
          <table:table-cell office:value-type="string">
            <text:p>Success</text:p>
          </table:table-cell>
          <table:table-cell office:value-type="float" office:value="75650">
            <text:p>75650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7H36M23.296S">
            <text:p>17:36:23.30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7H36M10.575S">
            <text:p>17:36:10.5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2838">
            <text:p>12838</text:p>
          </table:table-cell>
          <table:table-cell office:value-type="string">
            <text:p>Success</text:p>
          </table:table-cell>
          <table:table-cell office:value-type="float" office:value="22118">
            <text:p>22118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7H36M23.276S">
            <text:p>17:36:23.2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7H36M23.306S">
            <text:p>17:36:23.3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7H36M23.311S">
            <text:p>17:36:23.3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7H36M15.809S">
            <text:p>17:36:15.8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7623">
            <text:p>7623</text:p>
          </table:table-cell>
          <table:table-cell office:value-type="string">
            <text:p>Success</text:p>
          </table:table-cell>
          <table:table-cell office:value-type="float" office:value="75646">
            <text:p>75646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7H36M23.342S">
            <text:p>17:36:23.3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7H36M23.382S">
            <text:p>17:36:23.3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7H36M17.345S">
            <text:p>17:36:17.3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128">
            <text:p>6128</text:p>
          </table:table-cell>
          <table:table-cell office:value-type="string">
            <text:p>Success</text:p>
          </table:table-cell>
          <table:table-cell office:value-type="float" office:value="55139">
            <text:p>55139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7H36M20.615S">
            <text:p>17:36:20.6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599">
            <text:p>4599</text:p>
          </table:table-cell>
          <table:table-cell office:value-type="string">
            <text:p>Success</text:p>
          </table:table-cell>
          <table:table-cell office:value-type="float" office:value="54108">
            <text:p>54108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7H36M25.173S">
            <text:p>17:36:25.17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7H36M18.493S">
            <text:p>17:36:18.49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6877">
            <text:p>6877</text:p>
          </table:table-cell>
          <table:table-cell office:value-type="string">
            <text:p>Success</text:p>
          </table:table-cell>
          <table:table-cell office:value-type="float" office:value="37976">
            <text:p>37976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7H36M23.297S">
            <text:p>17:36:23.3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053">
            <text:p>2053</text:p>
          </table:table-cell>
          <table:table-cell office:value-type="string">
            <text:p>Success</text:p>
          </table:table-cell>
          <table:table-cell office:value-type="float" office:value="22074">
            <text:p>22074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7H36M15.808S">
            <text:p>17:36:15.8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9603">
            <text:p>9603</text:p>
          </table:table-cell>
          <table:table-cell office:value-type="string">
            <text:p>Success</text:p>
          </table:table-cell>
          <table:table-cell office:value-type="float" office:value="76379">
            <text:p>76379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7H36M13.424S">
            <text:p>17:36:13.42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1997">
            <text:p>11997</text:p>
          </table:table-cell>
          <table:table-cell office:value-type="string">
            <text:p>Success</text:p>
          </table:table-cell>
          <table:table-cell office:value-type="float" office:value="76358">
            <text:p>76358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7H36M20.602S">
            <text:p>17:36:20.6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797">
            <text:p>4797</text:p>
          </table:table-cell>
          <table:table-cell office:value-type="string">
            <text:p>Success</text:p>
          </table:table-cell>
          <table:table-cell office:value-type="float" office:value="75877">
            <text:p>75877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7H36M20.741S">
            <text:p>17:36:20.74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669">
            <text:p>4669</text:p>
          </table:table-cell>
          <table:table-cell office:value-type="string">
            <text:p>Success</text:p>
          </table:table-cell>
          <table:table-cell office:value-type="float" office:value="35698">
            <text:p>35698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7H36M25.339S">
            <text:p>17:36:25.3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7H36M25.366S">
            <text:p>17:36:25.3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7H36M25.379S">
            <text:p>17:36:25.38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7H36M19.492S">
            <text:p>17:36:19.49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707">
            <text:p>6707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7H36M20.226S">
            <text:p>17:36:20.23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974">
            <text:p>5974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7H36M19.992S">
            <text:p>17:36:19.9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6257">
            <text:p>6257</text:p>
          </table:table-cell>
          <table:table-cell office:value-type="string">
            <text:p>Success</text:p>
          </table:table-cell>
          <table:table-cell office:value-type="float" office:value="75873">
            <text:p>75873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7H36M26.135S">
            <text:p>17:36:26.1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7H36M26.141S">
            <text:p>17:36:26.1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7H36M15.793S">
            <text:p>17:36:15.7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0490">
            <text:p>10490</text:p>
          </table:table-cell>
          <table:table-cell office:value-type="string">
            <text:p>Success</text:p>
          </table:table-cell>
          <table:table-cell office:value-type="float" office:value="75646">
            <text:p>75646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7H36M20.185S">
            <text:p>17:36:20.19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6092">
            <text:p>6092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7H36M26.196S">
            <text:p>17:36:26.2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7H36M15.81S">
            <text:p>17:36:15.8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0497">
            <text:p>10497</text:p>
          </table:table-cell>
          <table:table-cell office:value-type="string">
            <text:p>Success</text:p>
          </table:table-cell>
          <table:table-cell office:value-type="float" office:value="76379">
            <text:p>76379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7H36M15.768S">
            <text:p>17:36:15.77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0546">
            <text:p>10546</text:p>
          </table:table-cell>
          <table:table-cell office:value-type="string">
            <text:p>Success</text:p>
          </table:table-cell>
          <table:table-cell office:value-type="float" office:value="75877">
            <text:p>75877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7H36M18.936S">
            <text:p>17:36:18.9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7376">
            <text:p>7376</text:p>
          </table:table-cell>
          <table:table-cell office:value-type="string">
            <text:p>Success</text:p>
          </table:table-cell>
          <table:table-cell office:value-type="float" office:value="75646">
            <text:p>75646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7H36M26.249S">
            <text:p>17:36:26.2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7H36M20.521S">
            <text:p>17:36:20.5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5817">
            <text:p>5817</text:p>
          </table:table-cell>
          <table:table-cell office:value-type="string">
            <text:p>Success</text:p>
          </table:table-cell>
          <table:table-cell office:value-type="float" office:value="50831">
            <text:p>50831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7H36M26.28S">
            <text:p>17:36:26.2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7H36M26.381S">
            <text:p>17:36:26.38</text:p>
          </table:table-cell>
          <table:table-cell office:value-type="string">
            <text:p>TC0003_PlannerC 3-3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7H36M26.393S">
            <text:p>17:36:26.39</text:p>
          </table:table-cell>
          <table:table-cell office:value-type="string">
            <text:p>TC0003_PlannerC 3-3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7H36M26.401S">
            <text:p>17:36:26.40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7H36M18.613S">
            <text:p>17:36:18.6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8585">
            <text:p>8585</text:p>
          </table:table-cell>
          <table:table-cell office:value-type="string">
            <text:p>Success</text:p>
          </table:table-cell>
          <table:table-cell office:value-type="float" office:value="53917">
            <text:p>53917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7H36M20.669S">
            <text:p>17:36:20.6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6873">
            <text:p>6873</text:p>
          </table:table-cell>
          <table:table-cell office:value-type="string">
            <text:p>Success</text:p>
          </table:table-cell>
          <table:table-cell office:value-type="float" office:value="53664">
            <text:p>53664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7H36M27.472S">
            <text:p>17:36:27.47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7H36M27.482S">
            <text:p>17:36:27.48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7H36M20.649S">
            <text:p>17:36:20.65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7121">
            <text:p>7121</text:p>
          </table:table-cell>
          <table:table-cell office:value-type="string">
            <text:p>Success</text:p>
          </table:table-cell>
          <table:table-cell office:value-type="float" office:value="52731">
            <text:p>52731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7H36M27.7S">
            <text:p>17:36:27.7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557">
            <text:p>557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7H36M27.493S">
            <text:p>17:36:27.49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7H36M27.744S">
            <text:p>17:36:27.7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589">
            <text:p>589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7H36M23.104S">
            <text:p>17:36:23.1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5106">
            <text:p>5106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7H36M20.707S">
            <text:p>17:36:20.7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7537">
            <text:p>7537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7H36M22.68S">
            <text:p>17:36:22.6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5550">
            <text:p>5550</text:p>
          </table:table-cell>
          <table:table-cell office:value-type="string">
            <text:p>Success</text:p>
          </table:table-cell>
          <table:table-cell office:value-type="float" office:value="45523">
            <text:p>45523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7H36M27.718S">
            <text:p>17:36:27.72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7H36M20.622S">
            <text:p>17:36:20.62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7647">
            <text:p>7647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7H36M20.577S">
            <text:p>17:36:20.5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7696">
            <text:p>7696</text:p>
          </table:table-cell>
          <table:table-cell office:value-type="string">
            <text:p>Success</text:p>
          </table:table-cell>
          <table:table-cell office:value-type="float" office:value="77717">
            <text:p>77717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7H36M28.194S">
            <text:p>17:36:28.1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7H36M28.194S">
            <text:p>17:36:28.1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7H36M22.997S">
            <text:p>17:36:23.0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448">
            <text:p>5448</text:p>
          </table:table-cell>
          <table:table-cell office:value-type="string">
            <text:p>Success</text:p>
          </table:table-cell>
          <table:table-cell office:value-type="float" office:value="45426">
            <text:p>45426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7H36M28.388S">
            <text:p>17:36:28.3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61">
            <text:p>5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7H36M28.949S">
            <text:p>17:36:28.95</text:p>
          </table:table-cell>
          <table:table-cell office:value-type="string">
            <text:p>TC0003_PlannerC 3-6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7H36M28.97S">
            <text:p>17:36:28.97</text:p>
          </table:table-cell>
          <table:table-cell office:value-type="string">
            <text:p>TC0003_PlannerC 3-6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7H36M28.976S">
            <text:p>17:36:28.98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7H36M23.431S">
            <text:p>17:36:23.43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748">
            <text:p>5748</text:p>
          </table:table-cell>
          <table:table-cell office:value-type="string">
            <text:p>Success</text:p>
          </table:table-cell>
          <table:table-cell office:value-type="float" office:value="60020">
            <text:p>60020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7H36M20.749S">
            <text:p>17:36:20.75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509">
            <text:p>8509</text:p>
          </table:table-cell>
          <table:table-cell office:value-type="string">
            <text:p>Success</text:p>
          </table:table-cell>
          <table:table-cell office:value-type="float" office:value="60016">
            <text:p>60016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7H36M28.216S">
            <text:p>17:36:28.22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997">
            <text:p>997</text:p>
          </table:table-cell>
          <table:table-cell office:value-type="string">
            <text:p>Success</text:p>
          </table:table-cell>
          <table:table-cell office:value-type="float" office:value="41272">
            <text:p>41272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7H36M23.379S">
            <text:p>17:36:23.38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891">
            <text:p>5891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7H36M25.188S">
            <text:p>17:36:25.19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064">
            <text:p>4064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7H36M19.47S">
            <text:p>17:36:19.4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9837">
            <text:p>9837</text:p>
          </table:table-cell>
          <table:table-cell office:value-type="string">
            <text:p>Success</text:p>
          </table:table-cell>
          <table:table-cell office:value-type="float" office:value="62335">
            <text:p>62335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7H36M29.213S">
            <text:p>17:36:29.2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7H36M29.217S">
            <text:p>17:36:29.2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7H36M27.117S">
            <text:p>17:36:27.1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145">
            <text:p>2145</text:p>
          </table:table-cell>
          <table:table-cell office:value-type="string">
            <text:p>Success</text:p>
          </table:table-cell>
          <table:table-cell office:value-type="float" office:value="31705">
            <text:p>31705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7H36M18.967S">
            <text:p>17:36:18.9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0404">
            <text:p>10404</text:p>
          </table:table-cell>
          <table:table-cell office:value-type="string">
            <text:p>Success</text:p>
          </table:table-cell>
          <table:table-cell office:value-type="float" office:value="75650">
            <text:p>75650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7H36M29.218S">
            <text:p>17:36:29.2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7H36M19.426S">
            <text:p>17:36:19.43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9941">
            <text:p>9941</text:p>
          </table:table-cell>
          <table:table-cell office:value-type="string">
            <text:p>Success</text:p>
          </table:table-cell>
          <table:table-cell office:value-type="float" office:value="75873">
            <text:p>75873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7H36M20.729S">
            <text:p>17:36:20.73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635">
            <text:p>8635</text:p>
          </table:table-cell>
          <table:table-cell office:value-type="string">
            <text:p>Success</text:p>
          </table:table-cell>
          <table:table-cell office:value-type="float" office:value="60016">
            <text:p>60016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7H36M28.209S">
            <text:p>17:36:28.21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080">
            <text:p>1080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7H36M26.19S">
            <text:p>17:36:26.19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119">
            <text:p>3119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7H36M29.257S">
            <text:p>17:36:29.26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7H36M23.341S">
            <text:p>17:36:23.34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024">
            <text:p>6024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7H36M26.192S">
            <text:p>17:36:26.19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136">
            <text:p>3136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7H36M29.293S">
            <text:p>17:36:29.29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7H36M20.504S">
            <text:p>17:36:20.50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8898">
            <text:p>8898</text:p>
          </table:table-cell>
          <table:table-cell office:value-type="string">
            <text:p>Success</text:p>
          </table:table-cell>
          <table:table-cell office:value-type="float" office:value="76379">
            <text:p>76379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7H36M18.363S">
            <text:p>17:36:18.3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1061">
            <text:p>11061</text:p>
          </table:table-cell>
          <table:table-cell office:value-type="string">
            <text:p>Success</text:p>
          </table:table-cell>
          <table:table-cell office:value-type="float" office:value="76379">
            <text:p>76379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7H36M23.003S">
            <text:p>17:36:23.00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6390">
            <text:p>6390</text:p>
          </table:table-cell>
          <table:table-cell office:value-type="string">
            <text:p>Success</text:p>
          </table:table-cell>
          <table:table-cell office:value-type="float" office:value="75624">
            <text:p>75624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7H36M29.311S">
            <text:p>17:36:29.3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7H36M25.423S">
            <text:p>17:36:25.42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966">
            <text:p>3966</text:p>
          </table:table-cell>
          <table:table-cell office:value-type="string">
            <text:p>Success</text:p>
          </table:table-cell>
          <table:table-cell office:value-type="float" office:value="35510">
            <text:p>35510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7H36M29.284S">
            <text:p>17:36:29.2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7H36M29.334S">
            <text:p>17:36:29.3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7H36M23.342S">
            <text:p>17:36:23.34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088">
            <text:p>6088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7H36M29.31S">
            <text:p>17:36:29.3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7H36M29.377S">
            <text:p>17:36:29.3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7H36M29.298S">
            <text:p>17:36:29.30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7H36M29.411S">
            <text:p>17:36:29.41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7H36M25.366S">
            <text:p>17:36:25.37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5735">
            <text:p>5735</text:p>
          </table:table-cell>
          <table:table-cell office:value-type="string">
            <text:p>Success</text:p>
          </table:table-cell>
          <table:table-cell office:value-type="float" office:value="47785">
            <text:p>47785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7H36M31.055S">
            <text:p>17:36:31.0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7H36M25.338S">
            <text:p>17:36:25.34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5794">
            <text:p>5794</text:p>
          </table:table-cell>
          <table:table-cell office:value-type="string">
            <text:p>Success</text:p>
          </table:table-cell>
          <table:table-cell office:value-type="float" office:value="48861">
            <text:p>48861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7H36M31.083S">
            <text:p>17:36:31.08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7H36M26.218S">
            <text:p>17:36:26.2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4934">
            <text:p>4934</text:p>
          </table:table-cell>
          <table:table-cell office:value-type="string">
            <text:p>Success</text:p>
          </table:table-cell>
          <table:table-cell office:value-type="float" office:value="50953">
            <text:p>50953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7H36M21.408S">
            <text:p>17:36:21.4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9810">
            <text:p>9810</text:p>
          </table:table-cell>
          <table:table-cell office:value-type="string">
            <text:p>Success</text:p>
          </table:table-cell>
          <table:table-cell office:value-type="float" office:value="51797">
            <text:p>51797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7H36M26.22S">
            <text:p>17:36:26.2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944">
            <text:p>4944</text:p>
          </table:table-cell>
          <table:table-cell office:value-type="string">
            <text:p>Success</text:p>
          </table:table-cell>
          <table:table-cell office:value-type="float" office:value="50911">
            <text:p>50911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7H36M31.13S">
            <text:p>17:36:31.13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7H36M31.118S">
            <text:p>17:36:31.1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7H36M23.365S">
            <text:p>17:36:23.3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7857">
            <text:p>7857</text:p>
          </table:table-cell>
          <table:table-cell office:value-type="string">
            <text:p>Success</text:p>
          </table:table-cell>
          <table:table-cell office:value-type="float" office:value="46756">
            <text:p>46756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7H36M22.22S">
            <text:p>17:36:22.2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9024">
            <text:p>9024</text:p>
          </table:table-cell>
          <table:table-cell office:value-type="string">
            <text:p>Success</text:p>
          </table:table-cell>
          <table:table-cell office:value-type="float" office:value="49688">
            <text:p>49688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7H36M31.15S">
            <text:p>17:36:31.15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7H36M28.198S">
            <text:p>17:36:28.20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031">
            <text:p>3031</text:p>
          </table:table-cell>
          <table:table-cell office:value-type="string">
            <text:p>Success</text:p>
          </table:table-cell>
          <table:table-cell office:value-type="float" office:value="48852">
            <text:p>48852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7H36M31.129S">
            <text:p>17:36:31.1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7H36M31.158S">
            <text:p>17:36:31.1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7H36M20.762S">
            <text:p>17:36:20.76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0559">
            <text:p>10559</text:p>
          </table:table-cell>
          <table:table-cell office:value-type="string">
            <text:p>Success</text:p>
          </table:table-cell>
          <table:table-cell office:value-type="float" office:value="51762">
            <text:p>51762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7H36M31.167S">
            <text:p>17:36:31.17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7H36M23.356S">
            <text:p>17:36:23.3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7963">
            <text:p>7963</text:p>
          </table:table-cell>
          <table:table-cell office:value-type="string">
            <text:p>Success</text:p>
          </table:table-cell>
          <table:table-cell office:value-type="float" office:value="46658">
            <text:p>46658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7H36M31.21S">
            <text:p>17:36:31.21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7H36M22.2S">
            <text:p>17:36:22.2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9159">
            <text:p>9159</text:p>
          </table:table-cell>
          <table:table-cell office:value-type="string">
            <text:p>Success</text:p>
          </table:table-cell>
          <table:table-cell office:value-type="float" office:value="47490">
            <text:p>47490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7H36M22.266S">
            <text:p>17:36:22.2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9094">
            <text:p>9094</text:p>
          </table:table-cell>
          <table:table-cell office:value-type="string">
            <text:p>Success</text:p>
          </table:table-cell>
          <table:table-cell office:value-type="float" office:value="46610">
            <text:p>46610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7H36M31.248S">
            <text:p>17:36:31.25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7H36M26.189S">
            <text:p>17:36:26.1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5131">
            <text:p>5131</text:p>
          </table:table-cell>
          <table:table-cell office:value-type="string">
            <text:p>Success</text:p>
          </table:table-cell>
          <table:table-cell office:value-type="float" office:value="48908">
            <text:p>48908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7H36M31.237S">
            <text:p>17:36:31.2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7H36M31.273S">
            <text:p>17:36:31.2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7H36M31.286S">
            <text:p>17:36:31.2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7H36M31.272S">
            <text:p>17:36:31.2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7H36M29.366S">
            <text:p>17:36:29.3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988">
            <text:p>1988</text:p>
          </table:table-cell>
          <table:table-cell office:value-type="string">
            <text:p>Success</text:p>
          </table:table-cell>
          <table:table-cell office:value-type="float" office:value="50070">
            <text:p>50070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7H36M25.312S">
            <text:p>17:36:25.3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6077">
            <text:p>6077</text:p>
          </table:table-cell>
          <table:table-cell office:value-type="string">
            <text:p>Success</text:p>
          </table:table-cell>
          <table:table-cell office:value-type="float" office:value="47785">
            <text:p>47785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7H36M29.375S">
            <text:p>17:36:29.3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981">
            <text:p>1981</text:p>
          </table:table-cell>
          <table:table-cell office:value-type="string">
            <text:p>Success</text:p>
          </table:table-cell>
          <table:table-cell office:value-type="float" office:value="50070">
            <text:p>50070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7H36M31.343S">
            <text:p>17:36:31.3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7H36M31.29S">
            <text:p>17:36:31.29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7H36M31.339S">
            <text:p>17:36:31.3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7H36M26.217S">
            <text:p>17:36:26.2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5217">
            <text:p>5217</text:p>
          </table:table-cell>
          <table:table-cell office:value-type="string">
            <text:p>Success</text:p>
          </table:table-cell>
          <table:table-cell office:value-type="float" office:value="50811">
            <text:p>50811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7H36M23.393S">
            <text:p>17:36:23.39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8081">
            <text:p>8081</text:p>
          </table:table-cell>
          <table:table-cell office:value-type="string">
            <text:p>Success</text:p>
          </table:table-cell>
          <table:table-cell office:value-type="float" office:value="47831">
            <text:p>47831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7H36M27.759S">
            <text:p>17:36:27.7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682">
            <text:p>3682</text:p>
          </table:table-cell>
          <table:table-cell office:value-type="string">
            <text:p>Success</text:p>
          </table:table-cell>
          <table:table-cell office:value-type="float" office:value="48853">
            <text:p>48853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7H36M31.368S">
            <text:p>17:36:31.3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7H36M23.287S">
            <text:p>17:36:23.2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8218">
            <text:p>8218</text:p>
          </table:table-cell>
          <table:table-cell office:value-type="string">
            <text:p>Success</text:p>
          </table:table-cell>
          <table:table-cell office:value-type="float" office:value="46609">
            <text:p>46609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7H36M23.426S">
            <text:p>17:36:23.4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8086">
            <text:p>8086</text:p>
          </table:table-cell>
          <table:table-cell office:value-type="string">
            <text:p>Success</text:p>
          </table:table-cell>
          <table:table-cell office:value-type="float" office:value="47831">
            <text:p>47831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7H36M29.325S">
            <text:p>17:36:29.33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133">
            <text:p>2133</text:p>
          </table:table-cell>
          <table:table-cell office:value-type="string">
            <text:p>Success</text:p>
          </table:table-cell>
          <table:table-cell office:value-type="float" office:value="50023">
            <text:p>50023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7H36M25.354S">
            <text:p>17:36:25.3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6144">
            <text:p>6144</text:p>
          </table:table-cell>
          <table:table-cell office:value-type="string">
            <text:p>Success</text:p>
          </table:table-cell>
          <table:table-cell office:value-type="float" office:value="47833">
            <text:p>47833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7H36M28.17S">
            <text:p>17:36:28.17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301">
            <text:p>3301</text:p>
          </table:table-cell>
          <table:table-cell office:value-type="string">
            <text:p>Success</text:p>
          </table:table-cell>
          <table:table-cell office:value-type="float" office:value="50022">
            <text:p>50022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7H36M26.267S">
            <text:p>17:36:26.2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220">
            <text:p>5220</text:p>
          </table:table-cell>
          <table:table-cell office:value-type="string">
            <text:p>Success</text:p>
          </table:table-cell>
          <table:table-cell office:value-type="float" office:value="51050">
            <text:p>51050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7H36M31.443S">
            <text:p>17:36:31.4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7H36M31.449S">
            <text:p>17:36:31.4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7H36M31.402S">
            <text:p>17:36:31.4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7H36M28.155S">
            <text:p>17:36:28.1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348">
            <text:p>3348</text:p>
          </table:table-cell>
          <table:table-cell office:value-type="string">
            <text:p>Success</text:p>
          </table:table-cell>
          <table:table-cell office:value-type="float" office:value="50023">
            <text:p>50023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7H36M29.334S">
            <text:p>17:36:29.33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167">
            <text:p>2167</text:p>
          </table:table-cell>
          <table:table-cell office:value-type="string">
            <text:p>Success</text:p>
          </table:table-cell>
          <table:table-cell office:value-type="float" office:value="50070">
            <text:p>50070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7H36M31.425S">
            <text:p>17:36:31.43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7H36M31.442S">
            <text:p>17:36:31.4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7H36M31.454S">
            <text:p>17:36:31.4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7H36M26.227S">
            <text:p>17:36:26.2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5306">
            <text:p>5306</text:p>
          </table:table-cell>
          <table:table-cell office:value-type="string">
            <text:p>Success</text:p>
          </table:table-cell>
          <table:table-cell office:value-type="float" office:value="50070">
            <text:p>50070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7H36M31.485S">
            <text:p>17:36:31.49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7H36M31.488S">
            <text:p>17:36:31.4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7H36M31.498S">
            <text:p>17:36:31.5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7H36M31.514S">
            <text:p>17:36:31.51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7H36M31.534S">
            <text:p>17:36:31.5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7H36M31.468S">
            <text:p>17:36:31.47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7H36M31.503S">
            <text:p>17:36:31.50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7H36M31.467S">
            <text:p>17:36:31.47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7H36M31.337S">
            <text:p>17:36:31.34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431">
            <text:p>431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7H36M31.257S">
            <text:p>17:36:31.2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543">
            <text:p>543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7H36M31.485S">
            <text:p>17:36:31.49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7H36M31.82S">
            <text:p>17:36:31.82</text:p>
          </table:table-cell>
          <table:table-cell office:value-type="string">
            <text:p>TC0003_PlannerC 3-9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7H36M31.831S">
            <text:p>17:36:31.83</text:p>
          </table:table-cell>
          <table:table-cell office:value-type="string">
            <text:p>TC0003_PlannerC 3-9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7H36M31.143S">
            <text:p>17:36:31.1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698">
            <text:p>698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7H36M31.839S">
            <text:p>17:36:31.84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7H36M31.306S">
            <text:p>17:36:31.3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7H36M31.335S">
            <text:p>17:36:31.34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553">
            <text:p>553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7H36M31.103S">
            <text:p>17:36:31.1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796">
            <text:p>796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7H36M31.454S">
            <text:p>17:36:31.45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494">
            <text:p>4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7H36M31.947S">
            <text:p>17:36:31.95</text:p>
          </table:table-cell>
          <table:table-cell office:value-type="string">
            <text:p>TC0003_PlannerC 3-12</text:p>
          </table:table-cell>
          <table:table-cell office:value-type="string">
            <text:p>/channels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7H36M31.973S">
            <text:p>17:36:31.97</text:p>
          </table:table-cell>
          <table:table-cell office:value-type="string">
            <text:p>TC0003_PlannerC 3-12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7H36M31.98S">
            <text:p>17:36:31.98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7H36M31.734S">
            <text:p>17:36:31.73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629">
            <text:p>629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7H36M31.889S">
            <text:p>17:36:31.8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671">
            <text:p>671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7H36M31.4S">
            <text:p>17:36:31.4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7H36M31.434S">
            <text:p>17:36:31.43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7H36M32.027S">
            <text:p>17:36:32.03</text:p>
          </table:table-cell>
          <table:table-cell office:value-type="string">
            <text:p>TC0003_PlannerC 3-18</text:p>
          </table:table-cell>
          <table:table-cell office:value-type="string">
            <text:p>/channels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7H36M32.059S">
            <text:p>17:36:32.06</text:p>
          </table:table-cell>
          <table:table-cell office:value-type="string">
            <text:p>TC0003_PlannerC 3-18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7H36M32.066S">
            <text:p>17:36:32.07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7H36M32.051S">
            <text:p>17:36:32.05</text:p>
          </table:table-cell>
          <table:table-cell office:value-type="string">
            <text:p>TC0003_PlannerC 3-8</text:p>
          </table:table-cell>
          <table:table-cell office:value-type="string">
            <text:p>/channels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7H36M31.721S">
            <text:p>17:36:31.7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629">
            <text:p>629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7H36M32.077S">
            <text:p>17:36:32.08</text:p>
          </table:table-cell>
          <table:table-cell office:value-type="string">
            <text:p>TC0003_PlannerC 3-8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7H36M32.086S">
            <text:p>17:36:32.09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7H36M31.768S">
            <text:p>17:36:31.7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629">
            <text:p>629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7H36M31.722S">
            <text:p>17:36:31.7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629">
            <text:p>629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7H36M31.899S">
            <text:p>17:36:31.9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671">
            <text:p>671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7H36M31.8S">
            <text:p>17:36:31.80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629">
            <text:p>629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7H36M31.889S">
            <text:p>17:36:31.89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671">
            <text:p>671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7H36M31.843S">
            <text:p>17:36:31.8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15">
            <text:p>415</text:p>
          </table:table-cell>
          <table:table-cell office:value-type="string">
            <text:p>Success</text:p>
          </table:table-cell>
          <table:table-cell office:value-type="float" office:value="671">
            <text:p>671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7H36M31.683S">
            <text:p>17:36:31.6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573">
            <text:p>573</text:p>
          </table:table-cell>
          <table:table-cell office:value-type="string">
            <text:p>Success</text:p>
          </table:table-cell>
          <table:table-cell office:value-type="float" office:value="589">
            <text:p>589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7H36M31.342S">
            <text:p>17:36:31.3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015">
            <text:p>101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7H36M32.358S">
            <text:p>17:36:32.36</text:p>
          </table:table-cell>
          <table:table-cell office:value-type="string">
            <text:p>TC0003_PlannerC 3-13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7H36M32.373S">
            <text:p>17:36:32.37</text:p>
          </table:table-cell>
          <table:table-cell office:value-type="string">
            <text:p>TC0003_PlannerC 3-1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7H36M32.379S">
            <text:p>17:36:32.38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7H36M20.154S">
            <text:p>17:36:20.15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3284">
            <text:p>13284</text:p>
          </table:table-cell>
          <table:table-cell office:value-type="string">
            <text:p>Success</text:p>
          </table:table-cell>
          <table:table-cell office:value-type="float" office:value="59336">
            <text:p>59336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7H36M31.49S">
            <text:p>17:36:31.49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929">
            <text:p>1929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7H36M31.388S">
            <text:p>17:36:31.39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040">
            <text:p>2040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7H36M29.125S">
            <text:p>17:36:29.1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4321">
            <text:p>4321</text:p>
          </table:table-cell>
          <table:table-cell office:value-type="string">
            <text:p>Success</text:p>
          </table:table-cell>
          <table:table-cell office:value-type="float" office:value="22074">
            <text:p>22074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7H36M25.329S">
            <text:p>17:36:25.33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8167">
            <text:p>8167</text:p>
          </table:table-cell>
          <table:table-cell office:value-type="string">
            <text:p>Success</text:p>
          </table:table-cell>
          <table:table-cell office:value-type="float" office:value="77718">
            <text:p>77718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7H36M31.358S">
            <text:p>17:36:31.36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098">
            <text:p>2098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7H36M31.226S">
            <text:p>17:36:31.2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235">
            <text:p>2235</text:p>
          </table:table-cell>
          <table:table-cell office:value-type="string">
            <text:p>Success</text:p>
          </table:table-cell>
          <table:table-cell office:value-type="float" office:value="31250">
            <text:p>31250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7H36M29.287S">
            <text:p>17:36:29.2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195">
            <text:p>4195</text:p>
          </table:table-cell>
          <table:table-cell office:value-type="string">
            <text:p>Success</text:p>
          </table:table-cell>
          <table:table-cell office:value-type="float" office:value="43552">
            <text:p>43552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7H36M29.284S">
            <text:p>17:36:29.2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4198">
            <text:p>4198</text:p>
          </table:table-cell>
          <table:table-cell office:value-type="string">
            <text:p>Success</text:p>
          </table:table-cell>
          <table:table-cell office:value-type="float" office:value="50747">
            <text:p>50747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7H36M33.451S">
            <text:p>17:36:33.4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7H36M29.224S">
            <text:p>17:36:29.2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4279">
            <text:p>4279</text:p>
          </table:table-cell>
          <table:table-cell office:value-type="string">
            <text:p>Success</text:p>
          </table:table-cell>
          <table:table-cell office:value-type="float" office:value="51824">
            <text:p>51824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7H36M33.418S">
            <text:p>17:36:33.4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7H36M31.542S">
            <text:p>17:36:31.5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961">
            <text:p>1961</text:p>
          </table:table-cell>
          <table:table-cell office:value-type="string">
            <text:p>Success</text:p>
          </table:table-cell>
          <table:table-cell office:value-type="float" office:value="43601">
            <text:p>43601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7H36M33.475S">
            <text:p>17:36:33.4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7H36M33.493S">
            <text:p>17:36:33.4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7H36M33.409S">
            <text:p>17:36:33.4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7H36M33.507S">
            <text:p>17:36:33.51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7H36M33.497S">
            <text:p>17:36:33.5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7H36M33.445S">
            <text:p>17:36:33.45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7H36M33.527S">
            <text:p>17:36:33.5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7H36M33.456S">
            <text:p>17:36:33.4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1380">
            <text:p>1380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7H36M33.551S">
            <text:p>17:36:33.55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7H36M33.473S">
            <text:p>17:36:33.47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7H36M33.456S">
            <text:p>17:36:33.4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7H36M33.572S">
            <text:p>17:36:33.57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7H36M33.582S">
            <text:p>17:36:33.58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7H36M29.181S">
            <text:p>17:36:29.1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587">
            <text:p>4587</text:p>
          </table:table-cell>
          <table:table-cell office:value-type="string">
            <text:p>Success</text:p>
          </table:table-cell>
          <table:table-cell office:value-type="float" office:value="22074">
            <text:p>22074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7H36M33.552S">
            <text:p>17:36:33.5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1380">
            <text:p>1380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7H36M33.863S">
            <text:p>17:36:33.8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80">
            <text:p>1380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7H36M33.527S">
            <text:p>17:36:33.5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70">
            <text:p>570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7H36M29.424S">
            <text:p>17:36:29.4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729">
            <text:p>4729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7H36M29.362S">
            <text:p>17:36:29.3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797">
            <text:p>4797</text:p>
          </table:table-cell>
          <table:table-cell office:value-type="string">
            <text:p>Success</text:p>
          </table:table-cell>
          <table:table-cell office:value-type="float" office:value="37390">
            <text:p>37390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7H36M31.492S">
            <text:p>17:36:31.49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651">
            <text:p>2651</text:p>
          </table:table-cell>
          <table:table-cell office:value-type="string">
            <text:p>Success</text:p>
          </table:table-cell>
          <table:table-cell office:value-type="float" office:value="39908">
            <text:p>39908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7H36M28.174S">
            <text:p>17:36:28.17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002">
            <text:p>6002</text:p>
          </table:table-cell>
          <table:table-cell office:value-type="string">
            <text:p>Success</text:p>
          </table:table-cell>
          <table:table-cell office:value-type="float" office:value="60015">
            <text:p>60015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7H36M33.548S">
            <text:p>17:36:33.55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41272">
            <text:p>41272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7H36M31.212S">
            <text:p>17:36:31.21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957">
            <text:p>2957</text:p>
          </table:table-cell>
          <table:table-cell office:value-type="string">
            <text:p>Success</text:p>
          </table:table-cell>
          <table:table-cell office:value-type="float" office:value="39908">
            <text:p>39908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7H36M29.24S">
            <text:p>17:36:29.24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953">
            <text:p>4953</text:p>
          </table:table-cell>
          <table:table-cell office:value-type="string">
            <text:p>Success</text:p>
          </table:table-cell>
          <table:table-cell office:value-type="float" office:value="46701">
            <text:p>46701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7H36M32.107S">
            <text:p>17:36:32.11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074">
            <text:p>2074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7H36M23.354S">
            <text:p>17:36:23.3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0908">
            <text:p>10908</text:p>
          </table:table-cell>
          <table:table-cell office:value-type="string">
            <text:p>Success</text:p>
          </table:table-cell>
          <table:table-cell office:value-type="float" office:value="75646">
            <text:p>75646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7H36M32.221S">
            <text:p>17:36:32.22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977">
            <text:p>197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7H36M34.153S">
            <text:p>17:36:34.1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7H36M34.161S">
            <text:p>17:36:34.1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7H36M33.89S">
            <text:p>17:36:33.89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7H36M34.128S">
            <text:p>17:36:34.13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7H36M34.148S">
            <text:p>17:36:34.15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7H36M34.168S">
            <text:p>17:36:34.17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7H36M34.19S">
            <text:p>17:36:34.19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7H36M34.095S">
            <text:p>17:36:34.1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7H36M34.225S">
            <text:p>17:36:34.23</text:p>
          </table:table-cell>
          <table:table-cell office:value-type="string">
            <text:p>TC0001_PlannerA 1-18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7H36M34.24S">
            <text:p>17:36:34.24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7H36M34.252S">
            <text:p>17:36:34.25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7H36M29.284S">
            <text:p>17:36:29.28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233">
            <text:p>5233</text:p>
          </table:table-cell>
          <table:table-cell office:value-type="string">
            <text:p>Success</text:p>
          </table:table-cell>
          <table:table-cell office:value-type="float" office:value="41272">
            <text:p>41272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7H36M34.486S">
            <text:p>17:36:34.4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7H36M31.211S">
            <text:p>17:36:31.21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847">
            <text:p>384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7H36M31.076S">
            <text:p>17:36:31.08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000">
            <text:p>4000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7H36M29.287S">
            <text:p>17:36:29.2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5812">
            <text:p>5812</text:p>
          </table:table-cell>
          <table:table-cell office:value-type="string">
            <text:p>Success</text:p>
          </table:table-cell>
          <table:table-cell office:value-type="float" office:value="22074">
            <text:p>22074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7H36M35.041S">
            <text:p>17:36:35.0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7H36M33.329S">
            <text:p>17:36:33.3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771">
            <text:p>1771</text:p>
          </table:table-cell>
          <table:table-cell office:value-type="string">
            <text:p>Success</text:p>
          </table:table-cell>
          <table:table-cell office:value-type="float" office:value="22074">
            <text:p>22074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7H36M35.056S">
            <text:p>17:36:35.0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7H36M29.392S">
            <text:p>17:36:29.39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754">
            <text:p>5754</text:p>
          </table:table-cell>
          <table:table-cell office:value-type="string">
            <text:p>Success</text:p>
          </table:table-cell>
          <table:table-cell office:value-type="float" office:value="46701">
            <text:p>46701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7H36M31.279S">
            <text:p>17:36:31.28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854">
            <text:p>3854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7H36M29.393S">
            <text:p>17:36:29.39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776">
            <text:p>5776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7H36M34.14S">
            <text:p>17:36:34.1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998">
            <text:p>998</text:p>
          </table:table-cell>
          <table:table-cell office:value-type="string">
            <text:p>Success</text:p>
          </table:table-cell>
          <table:table-cell office:value-type="float" office:value="22075">
            <text:p>22075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7H36M31.148S">
            <text:p>17:36:31.15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010">
            <text:p>4010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7H36M33.602S">
            <text:p>17:36:33.60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545">
            <text:p>1545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7H36M32.261S">
            <text:p>17:36:32.26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900">
            <text:p>2900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7H36M31.486S">
            <text:p>17:36:31.49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679">
            <text:p>3679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7H36M35.113S">
            <text:p>17:36:35.1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7H36M29.339S">
            <text:p>17:36:29.34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849">
            <text:p>5849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7H36M35.148S">
            <text:p>17:36:35.15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7H36M35.14S">
            <text:p>17:36:35.1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7H36M35.156S">
            <text:p>17:36:35.1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7H36M35.115S">
            <text:p>17:36:35.1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7H36M35.151S">
            <text:p>17:36:35.1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7H36M34.121S">
            <text:p>17:36:34.1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346">
            <text:p>1346</text:p>
          </table:table-cell>
          <table:table-cell office:value-type="string">
            <text:p>Success</text:p>
          </table:table-cell>
          <table:table-cell office:value-type="float" office:value="42482">
            <text:p>42482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7H36M33.436S">
            <text:p>17:36:33.4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045">
            <text:p>2045</text:p>
          </table:table-cell>
          <table:table-cell office:value-type="string">
            <text:p>Success</text:p>
          </table:table-cell>
          <table:table-cell office:value-type="float" office:value="43364">
            <text:p>43364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7H36M34.215S">
            <text:p>17:36:34.22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262">
            <text:p>1262</text:p>
          </table:table-cell>
          <table:table-cell office:value-type="string">
            <text:p>Success</text:p>
          </table:table-cell>
          <table:table-cell office:value-type="float" office:value="42524">
            <text:p>42524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7H36M34.173S">
            <text:p>17:36:34.1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307">
            <text:p>1307</text:p>
          </table:table-cell>
          <table:table-cell office:value-type="string">
            <text:p>Success</text:p>
          </table:table-cell>
          <table:table-cell office:value-type="float" office:value="42529">
            <text:p>42529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7H36M33.601S">
            <text:p>17:36:33.6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884">
            <text:p>1884</text:p>
          </table:table-cell>
          <table:table-cell office:value-type="string">
            <text:p>Success</text:p>
          </table:table-cell>
          <table:table-cell office:value-type="float" office:value="42434">
            <text:p>42434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7H36M34.197S">
            <text:p>17:36:34.2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285">
            <text:p>1285</text:p>
          </table:table-cell>
          <table:table-cell office:value-type="string">
            <text:p>Success</text:p>
          </table:table-cell>
          <table:table-cell office:value-type="float" office:value="42482">
            <text:p>42482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7H36M34.127S">
            <text:p>17:36:34.13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357">
            <text:p>1357</text:p>
          </table:table-cell>
          <table:table-cell office:value-type="string">
            <text:p>Success</text:p>
          </table:table-cell>
          <table:table-cell office:value-type="float" office:value="42482">
            <text:p>42482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7H36M35.477S">
            <text:p>17:36:35.4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422">
            <text:p>1422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7H36M35.481S">
            <text:p>17:36:35.4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422">
            <text:p>1422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7H36M35.495S">
            <text:p>17:36:35.5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422">
            <text:p>1422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7H36M35.492S">
            <text:p>17:36:35.49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422">
            <text:p>1422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7H36M35.53S">
            <text:p>17:36:35.5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422">
            <text:p>1422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7H36M35.536S">
            <text:p>17:36:35.5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422">
            <text:p>1422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7H36M35.148S">
            <text:p>17:36:35.1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81">
            <text:p>481</text:p>
          </table:table-cell>
          <table:table-cell office:value-type="string">
            <text:p>Success</text:p>
          </table:table-cell>
          <table:table-cell office:value-type="float" office:value="42483">
            <text:p>42483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7H36M35.63S">
            <text:p>17:36:35.6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7H36M35.834S">
            <text:p>17:36:35.83</text:p>
          </table:table-cell>
          <table:table-cell office:value-type="string">
            <text:p>TC0003_PlannerC 3-7</text:p>
          </table:table-cell>
          <table:table-cell office:value-type="string">
            <text:p>/channels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7H36M35.858S">
            <text:p>17:36:35.86</text:p>
          </table:table-cell>
          <table:table-cell office:value-type="string">
            <text:p>TC0003_PlannerC 3-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7H36M35.865S">
            <text:p>17:36:35.87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7H36M35.485S">
            <text:p>17:36:35.49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550">
            <text:p>55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7H36M36.033S">
            <text:p>17:36:36.03</text:p>
          </table:table-cell>
          <table:table-cell office:value-type="string">
            <text:p>TC0003_PlannerC 3-19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7H36M36.045S">
            <text:p>17:36:36.05</text:p>
          </table:table-cell>
          <table:table-cell office:value-type="string">
            <text:p>TC0003_PlannerC 3-19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7H36M36.052S">
            <text:p>17:36:36.05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7H36M35.469S">
            <text:p>17:36:35.47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87">
            <text:p>68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7H36M36.15S">
            <text:p>17:36:36.15</text:p>
          </table:table-cell>
          <table:table-cell office:value-type="string">
            <text:p>TC0003_PlannerC 3-14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7H36M36.163S">
            <text:p>17:36:36.16</text:p>
          </table:table-cell>
          <table:table-cell office:value-type="string">
            <text:p>TC0003_PlannerC 3-14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7H36M36.171S">
            <text:p>17:36:36.17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7H36M35.563S">
            <text:p>17:36:35.56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768">
            <text:p>768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7H36M35.481S">
            <text:p>17:36:35.4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861">
            <text:p>861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7H36M35.483S">
            <text:p>17:36:35.48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860">
            <text:p>860</text:p>
          </table:table-cell>
          <table:table-cell office:value-type="string">
            <text:p>Success</text:p>
          </table:table-cell>
          <table:table-cell office:value-type="float" office:value="17032">
            <text:p>17032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7H36M35.479S">
            <text:p>17:36:35.4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893">
            <text:p>893</text:p>
          </table:table-cell>
          <table:table-cell office:value-type="string">
            <text:p>Success</text:p>
          </table:table-cell>
          <table:table-cell office:value-type="float" office:value="17033">
            <text:p>17033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7H36M35.096S">
            <text:p>17:36:35.10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281">
            <text:p>1281</text:p>
          </table:table-cell>
          <table:table-cell office:value-type="string">
            <text:p>Success</text:p>
          </table:table-cell>
          <table:table-cell office:value-type="float" office:value="47259">
            <text:p>47259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7H36M35.175S">
            <text:p>17:36:35.18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203">
            <text:p>1203</text:p>
          </table:table-cell>
          <table:table-cell office:value-type="string">
            <text:p>Success</text:p>
          </table:table-cell>
          <table:table-cell office:value-type="float" office:value="41272">
            <text:p>41272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7H36M36.373S">
            <text:p>17:36:36.3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7H36M36.372S">
            <text:p>17:36:36.37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7H36M36.337S">
            <text:p>17:36:36.34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7H36M36.458S">
            <text:p>17:36:36.46</text:p>
          </table:table-cell>
          <table:table-cell office:value-type="string">
            <text:p>TC0002_PlannerB 2-15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7H36M36.471S">
            <text:p>17:36:36.47</text:p>
          </table:table-cell>
          <table:table-cell office:value-type="string">
            <text:p>TC0002_PlannerB 2-1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7H36M36.478S">
            <text:p>17:36:36.48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7H36M36.367S">
            <text:p>17:36:36.3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7H36M36.339S">
            <text:p>17:36:36.34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7H36M36.658S">
            <text:p>17:36:36.66</text:p>
          </table:table-cell>
          <table:table-cell office:value-type="string">
            <text:p>TC0002_PlannerB 2-19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7H36M36.673S">
            <text:p>17:36:36.67</text:p>
          </table:table-cell>
          <table:table-cell office:value-type="string">
            <text:p>TC0002_PlannerB 2-19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7H36M36.68S">
            <text:p>17:36:36.68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7H36M36.674S">
            <text:p>17:36:36.67</text:p>
          </table:table-cell>
          <table:table-cell office:value-type="string">
            <text:p>TC0002_PlannerB 2-1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7H36M36.685S">
            <text:p>17:36:36.69</text:p>
          </table:table-cell>
          <table:table-cell office:value-type="string">
            <text:p>TC0002_PlannerB 2-1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7H36M36.693S">
            <text:p>17:36:36.69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7H36M33.49S">
            <text:p>17:36:33.49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266">
            <text:p>3266</text:p>
          </table:table-cell>
          <table:table-cell office:value-type="string">
            <text:p>Success</text:p>
          </table:table-cell>
          <table:table-cell office:value-type="float" office:value="41272">
            <text:p>41272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7H36M36.745S">
            <text:p>17:36:36.7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7H36M32.141S">
            <text:p>17:36:32.14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668">
            <text:p>4668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7H36M31.419S">
            <text:p>17:36:31.42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409">
            <text:p>5409</text:p>
          </table:table-cell>
          <table:table-cell office:value-type="string">
            <text:p>Success</text:p>
          </table:table-cell>
          <table:table-cell office:value-type="float" office:value="60019">
            <text:p>60019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7H36M33.737S">
            <text:p>17:36:33.7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077">
            <text:p>3077</text:p>
          </table:table-cell>
          <table:table-cell office:value-type="string">
            <text:p>Success</text:p>
          </table:table-cell>
          <table:table-cell office:value-type="float" office:value="77718">
            <text:p>77718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7H36M33.511S">
            <text:p>17:36:33.51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307">
            <text:p>3307</text:p>
          </table:table-cell>
          <table:table-cell office:value-type="string">
            <text:p>Success</text:p>
          </table:table-cell>
          <table:table-cell office:value-type="float" office:value="41272">
            <text:p>41272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7H36M35.185S">
            <text:p>17:36:35.19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634">
            <text:p>1634</text:p>
          </table:table-cell>
          <table:table-cell office:value-type="string">
            <text:p>Success</text:p>
          </table:table-cell>
          <table:table-cell office:value-type="float" office:value="41272">
            <text:p>41272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7H36M32.258S">
            <text:p>17:36:32.26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581">
            <text:p>4581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7H36M29.253S">
            <text:p>17:36:29.25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7606">
            <text:p>7606</text:p>
          </table:table-cell>
          <table:table-cell office:value-type="string">
            <text:p>Success</text:p>
          </table:table-cell>
          <table:table-cell office:value-type="float" office:value="46701">
            <text:p>46701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7H36M34.183S">
            <text:p>17:36:34.18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647">
            <text:p>2647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7H36M34.186S">
            <text:p>17:36:34.19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657">
            <text:p>2657</text:p>
          </table:table-cell>
          <table:table-cell office:value-type="string">
            <text:p>Success</text:p>
          </table:table-cell>
          <table:table-cell office:value-type="float" office:value="41271">
            <text:p>41271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7H36M36.787S">
            <text:p>17:36:36.79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7H36M36.814S">
            <text:p>17:36:36.8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7H36M36.818S">
            <text:p>17:36:36.8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7H36M36.808S">
            <text:p>17:36:36.8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7H36M36.838S">
            <text:p>17:36:36.8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7H36M35.163S">
            <text:p>17:36:35.16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389">
            <text:p>2389</text:p>
          </table:table-cell>
          <table:table-cell office:value-type="string">
            <text:p>Success</text:p>
          </table:table-cell>
          <table:table-cell office:value-type="float" office:value="41055">
            <text:p>41055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7H36M35.135S">
            <text:p>17:36:35.14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422">
            <text:p>2422</text:p>
          </table:table-cell>
          <table:table-cell office:value-type="string">
            <text:p>Success</text:p>
          </table:table-cell>
          <table:table-cell office:value-type="float" office:value="43014">
            <text:p>43014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7H36M35.185S">
            <text:p>17:36:35.19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482">
            <text:p>2482</text:p>
          </table:table-cell>
          <table:table-cell office:value-type="string">
            <text:p>Success</text:p>
          </table:table-cell>
          <table:table-cell office:value-type="float" office:value="41272">
            <text:p>41272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7H36M31.984S">
            <text:p>17:36:31.98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717">
            <text:p>571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7H36M37.659S">
            <text:p>17:36:37.6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7H36M32.078S">
            <text:p>17:36:32.08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645">
            <text:p>5645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7H36M35.151S">
            <text:p>17:36:35.15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568">
            <text:p>2568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7H36M37.676S">
            <text:p>17:36:37.68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7H36M37.697S">
            <text:p>17:36:37.70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7H36M34.191S">
            <text:p>17:36:34.19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577">
            <text:p>3577</text:p>
          </table:table-cell>
          <table:table-cell office:value-type="string">
            <text:p>Success</text:p>
          </table:table-cell>
          <table:table-cell office:value-type="float" office:value="46701">
            <text:p>46701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7H36M32.211S">
            <text:p>17:36:32.21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574">
            <text:p>5574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7H36M32.259S">
            <text:p>17:36:32.26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528">
            <text:p>5528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7H36M33.42S">
            <text:p>17:36:33.4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4353">
            <text:p>4353</text:p>
          </table:table-cell>
          <table:table-cell office:value-type="string">
            <text:p>Success</text:p>
          </table:table-cell>
          <table:table-cell office:value-type="float" office:value="77721">
            <text:p>77721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7H36M34.191S">
            <text:p>17:36:34.19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580">
            <text:p>3580</text:p>
          </table:table-cell>
          <table:table-cell office:value-type="string">
            <text:p>Success</text:p>
          </table:table-cell>
          <table:table-cell office:value-type="float" office:value="41271">
            <text:p>41271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7H36M37.76S">
            <text:p>17:36:37.7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7H36M37.763S">
            <text:p>17:36:37.7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7H36M37.762S">
            <text:p>17:36:37.76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7H36M37.761S">
            <text:p>17:36:37.76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7H36M37.55S">
            <text:p>17:36:37.5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01">
            <text:p>30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7H36M36.838S">
            <text:p>17:36:36.8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018">
            <text:p>1018</text:p>
          </table:table-cell>
          <table:table-cell office:value-type="string">
            <text:p>Success</text:p>
          </table:table-cell>
          <table:table-cell office:value-type="float" office:value="36066">
            <text:p>36066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7H36M36.806S">
            <text:p>17:36:36.8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052">
            <text:p>1052</text:p>
          </table:table-cell>
          <table:table-cell office:value-type="string">
            <text:p>Success</text:p>
          </table:table-cell>
          <table:table-cell office:value-type="float" office:value="36025">
            <text:p>36025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7H36M37.859S">
            <text:p>17:36:37.86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6">
            <text:p>1506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7H36M36.824S">
            <text:p>17:36:36.8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056">
            <text:p>1056</text:p>
          </table:table-cell>
          <table:table-cell office:value-type="string">
            <text:p>Success</text:p>
          </table:table-cell>
          <table:table-cell office:value-type="float" office:value="34945">
            <text:p>34945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7H36M37.879S">
            <text:p>17:36:37.8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506">
            <text:p>1506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7H36M37.93S">
            <text:p>17:36:37.9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6">
            <text:p>1506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7H36M34.187S">
            <text:p>17:36:34.19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851">
            <text:p>4851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7H36M32.004S">
            <text:p>17:36:32.00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7073">
            <text:p>7073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7H36M35.09S">
            <text:p>17:36:35.09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981">
            <text:p>3981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7H36M36.84S">
            <text:p>17:36:36.84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235">
            <text:p>2235</text:p>
          </table:table-cell>
          <table:table-cell office:value-type="string">
            <text:p>Success</text:p>
          </table:table-cell>
          <table:table-cell office:value-type="float" office:value="46701">
            <text:p>46701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7H36M35.139S">
            <text:p>17:36:35.1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944">
            <text:p>3944</text:p>
          </table:table-cell>
          <table:table-cell office:value-type="string">
            <text:p>Success</text:p>
          </table:table-cell>
          <table:table-cell office:value-type="float" office:value="77718">
            <text:p>77718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7H36M37.856S">
            <text:p>17:36:37.8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225">
            <text:p>1225</text:p>
          </table:table-cell>
          <table:table-cell office:value-type="string">
            <text:p>Success</text:p>
          </table:table-cell>
          <table:table-cell office:value-type="float" office:value="17033">
            <text:p>17033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7H36M34.5S">
            <text:p>17:36:34.50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593">
            <text:p>4593</text:p>
          </table:table-cell>
          <table:table-cell office:value-type="string">
            <text:p>Success</text:p>
          </table:table-cell>
          <table:table-cell office:value-type="float" office:value="46701">
            <text:p>46701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7H36M39.045S">
            <text:p>17:36:39.0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7H36M33.589S">
            <text:p>17:36:33.59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522">
            <text:p>5522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7H36M35.175S">
            <text:p>17:36:35.18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930">
            <text:p>3930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7H36M39.057S">
            <text:p>17:36:39.0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7H36M39.023S">
            <text:p>17:36:39.02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7H36M39.035S">
            <text:p>17:36:39.0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7H36M39.003S">
            <text:p>17:36:39.0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502">
            <text:p>502</text:p>
          </table:table-cell>
          <table:table-cell office:value-type="string">
            <text:p>Success</text:p>
          </table:table-cell>
          <table:table-cell office:value-type="float" office:value="34998">
            <text:p>34998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7H36M37.713S">
            <text:p>17:36:37.7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822">
            <text:p>1822</text:p>
          </table:table-cell>
          <table:table-cell office:value-type="string">
            <text:p>Success</text:p>
          </table:table-cell>
          <table:table-cell office:value-type="float" office:value="34998">
            <text:p>34998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7H36M39.501S">
            <text:p>17:36:39.5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7H36M39.499S">
            <text:p>17:36:39.5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7H36M37.763S">
            <text:p>17:36:37.76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819">
            <text:p>1819</text:p>
          </table:table-cell>
          <table:table-cell office:value-type="string">
            <text:p>Success</text:p>
          </table:table-cell>
          <table:table-cell office:value-type="float" office:value="34904">
            <text:p>34904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7H36M39.549S">
            <text:p>17:36:39.5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7H36M39.563S">
            <text:p>17:36:39.56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7H36M39.596S">
            <text:p>17:36:39.60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7H36M37.759S">
            <text:p>17:36:37.76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969">
            <text:p>1969</text:p>
          </table:table-cell>
          <table:table-cell office:value-type="string">
            <text:p>Success</text:p>
          </table:table-cell>
          <table:table-cell office:value-type="float" office:value="34996">
            <text:p>34996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7H36M39.054S">
            <text:p>17:36:39.0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7H36M39.716S">
            <text:p>17:36:39.72</text:p>
          </table:table-cell>
          <table:table-cell office:value-type="string">
            <text:p>TC0002_PlannerB 2-10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7H36M39.729S">
            <text:p>17:36:39.73</text:p>
          </table:table-cell>
          <table:table-cell office:value-type="string">
            <text:p>TC0002_PlannerB 2-10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7H36M39.735S">
            <text:p>17:36:39.74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7H36M37.803S">
            <text:p>17:36:37.8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077">
            <text:p>2077</text:p>
          </table:table-cell>
          <table:table-cell office:value-type="string">
            <text:p>Success</text:p>
          </table:table-cell>
          <table:table-cell office:value-type="float" office:value="34954">
            <text:p>34954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7H36M37.879S">
            <text:p>17:36:37.8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289">
            <text:p>2289</text:p>
          </table:table-cell>
          <table:table-cell office:value-type="string">
            <text:p>Success</text:p>
          </table:table-cell>
          <table:table-cell office:value-type="float" office:value="17033">
            <text:p>17033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7H36M35.548S">
            <text:p>17:36:35.55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640">
            <text:p>4640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7H36M39.624S">
            <text:p>17:36:39.62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16">
            <text:p>516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7H36M36.387S">
            <text:p>17:36:36.39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798">
            <text:p>3798</text:p>
          </table:table-cell>
          <table:table-cell office:value-type="string">
            <text:p>Success</text:p>
          </table:table-cell>
          <table:table-cell office:value-type="float" office:value="46701">
            <text:p>46701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7H36M36.326S">
            <text:p>17:36:36.33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879">
            <text:p>3879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7H36M37.548S">
            <text:p>17:36:37.55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675">
            <text:p>2675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7H36M36.853S">
            <text:p>17:36:36.85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377">
            <text:p>3377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7H36M40.132S">
            <text:p>17:36:40.13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7H36M40.137S">
            <text:p>17:36:40.1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7H36M36.389S">
            <text:p>17:36:36.39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882">
            <text:p>3882</text:p>
          </table:table-cell>
          <table:table-cell office:value-type="string">
            <text:p>Success</text:p>
          </table:table-cell>
          <table:table-cell office:value-type="float" office:value="53419">
            <text:p>53419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7H36M36.805S">
            <text:p>17:36:36.8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466">
            <text:p>3466</text:p>
          </table:table-cell>
          <table:table-cell office:value-type="string">
            <text:p>Success</text:p>
          </table:table-cell>
          <table:table-cell office:value-type="float" office:value="22075">
            <text:p>22075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7H36M29.323S">
            <text:p>17:36:29.32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0996">
            <text:p>10996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7H36M35.067S">
            <text:p>17:36:35.0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5228">
            <text:p>5228</text:p>
          </table:table-cell>
          <table:table-cell office:value-type="string">
            <text:p>Success</text:p>
          </table:table-cell>
          <table:table-cell office:value-type="float" office:value="75873">
            <text:p>75873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7H36M39.069S">
            <text:p>17:36:39.0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193">
            <text:p>1193</text:p>
          </table:table-cell>
          <table:table-cell office:value-type="string">
            <text:p>Success</text:p>
          </table:table-cell>
          <table:table-cell office:value-type="float" office:value="24587">
            <text:p>24587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7H36M37.78S">
            <text:p>17:36:37.78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514">
            <text:p>2514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7H36M40.215S">
            <text:p>17:36:40.22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7H36M35.096S">
            <text:p>17:36:35.1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5217">
            <text:p>5217</text:p>
          </table:table-cell>
          <table:table-cell office:value-type="string">
            <text:p>Success</text:p>
          </table:table-cell>
          <table:table-cell office:value-type="float" office:value="75873">
            <text:p>75873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7H36M37.793S">
            <text:p>17:36:37.79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786">
            <text:p>2786</text:p>
          </table:table-cell>
          <table:table-cell office:value-type="string">
            <text:p>Success</text:p>
          </table:table-cell>
          <table:table-cell office:value-type="float" office:value="34859">
            <text:p>34859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7H36M37.759S">
            <text:p>17:36:37.7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821">
            <text:p>2821</text:p>
          </table:table-cell>
          <table:table-cell office:value-type="string">
            <text:p>Success</text:p>
          </table:table-cell>
          <table:table-cell office:value-type="float" office:value="34959">
            <text:p>34959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7H36M39.046S">
            <text:p>17:36:39.0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526">
            <text:p>1526</text:p>
          </table:table-cell>
          <table:table-cell office:value-type="string">
            <text:p>Success</text:p>
          </table:table-cell>
          <table:table-cell office:value-type="float" office:value="34956">
            <text:p>34956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7H36M40.546S">
            <text:p>17:36:40.5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590">
            <text:p>1590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7H36M40.581S">
            <text:p>17:36:40.5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590">
            <text:p>1590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7H36M40.618S">
            <text:p>17:36:40.6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90">
            <text:p>1590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7H36M39.087S">
            <text:p>17:36:39.0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792">
            <text:p>1792</text:p>
          </table:table-cell>
          <table:table-cell office:value-type="string">
            <text:p>Success</text:p>
          </table:table-cell>
          <table:table-cell office:value-type="float" office:value="34901">
            <text:p>34901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7H36M40.238S">
            <text:p>17:36:40.24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7H36M40.864S">
            <text:p>17:36:40.86</text:p>
          </table:table-cell>
          <table:table-cell office:value-type="string">
            <text:p>TC0001_PlannerA 1-5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7H36M40.879S">
            <text:p>17:36:40.88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7H36M40.886S">
            <text:p>17:36:40.89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7H36M40.175S">
            <text:p>17:36:40.1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023">
            <text:p>102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7H36M41.187S">
            <text:p>17:36:41.19</text:p>
          </table:table-cell>
          <table:table-cell office:value-type="string">
            <text:p>TC0002_PlannerB 2-7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7H36M40.121S">
            <text:p>17:36:40.1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106">
            <text:p>110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7H36M41.199S">
            <text:p>17:36:41.20</text:p>
          </table:table-cell>
          <table:table-cell office:value-type="string">
            <text:p>TC0002_PlannerB 2-7</text:p>
          </table:table-cell>
          <table:table-cell office:value-type="string">
            <text:p>/channels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7H36M41.212S">
            <text:p>17:36:41.21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7H36M41.212S">
            <text:p>17:36:41.21</text:p>
          </table:table-cell>
          <table:table-cell office:value-type="string">
            <text:p>TC0002_PlannerB 2-9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7H36M41.23S">
            <text:p>17:36:41.23</text:p>
          </table:table-cell>
          <table:table-cell office:value-type="string">
            <text:p>TC0002_PlannerB 2-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7H36M41.236S">
            <text:p>17:36:41.24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7H36M39.689S">
            <text:p>17:36:39.6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787">
            <text:p>1787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7H36M36.862S">
            <text:p>17:36:36.86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661">
            <text:p>4661</text:p>
          </table:table-cell>
          <table:table-cell office:value-type="string">
            <text:p>Success</text:p>
          </table:table-cell>
          <table:table-cell office:value-type="float" office:value="46698">
            <text:p>46698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7H36M39.834S">
            <text:p>17:36:39.83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662">
            <text:p>1662</text:p>
          </table:table-cell>
          <table:table-cell office:value-type="string">
            <text:p>Success</text:p>
          </table:table-cell>
          <table:table-cell office:value-type="float" office:value="17033">
            <text:p>17033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7H36M40.525S">
            <text:p>17:36:40.53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964">
            <text:p>964</text:p>
          </table:table-cell>
          <table:table-cell office:value-type="string">
            <text:p>Success</text:p>
          </table:table-cell>
          <table:table-cell office:value-type="float" office:value="17033">
            <text:p>17033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7H36M40.134S">
            <text:p>17:36:40.13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390">
            <text:p>1390</text:p>
          </table:table-cell>
          <table:table-cell office:value-type="string">
            <text:p>Success</text:p>
          </table:table-cell>
          <table:table-cell office:value-type="float" office:value="40259">
            <text:p>40259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7H36M36.856S">
            <text:p>17:36:36.86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722">
            <text:p>4722</text:p>
          </table:table-cell>
          <table:table-cell office:value-type="string">
            <text:p>Success</text:p>
          </table:table-cell>
          <table:table-cell office:value-type="float" office:value="46701">
            <text:p>46701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7H36M41.458S">
            <text:p>17:36:41.4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7H36M36.817S">
            <text:p>17:36:36.82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763">
            <text:p>4763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7H36M37.943S">
            <text:p>17:36:37.94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632">
            <text:p>3632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7H36M37.791S">
            <text:p>17:36:37.79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788">
            <text:p>3788</text:p>
          </table:table-cell>
          <table:table-cell office:value-type="string">
            <text:p>Success</text:p>
          </table:table-cell>
          <table:table-cell office:value-type="float" office:value="46698">
            <text:p>46698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7H36M41.513S">
            <text:p>17:36:41.5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7H36M41.515S">
            <text:p>17:36:41.5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7H36M36.784S">
            <text:p>17:36:36.78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820">
            <text:p>4820</text:p>
          </table:table-cell>
          <table:table-cell office:value-type="string">
            <text:p>Success</text:p>
          </table:table-cell>
          <table:table-cell office:value-type="float" office:value="46701">
            <text:p>46701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7H36M41.538S">
            <text:p>17:36:41.5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7H36M39.07S">
            <text:p>17:36:39.07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539">
            <text:p>2539</text:p>
          </table:table-cell>
          <table:table-cell office:value-type="string">
            <text:p>Success</text:p>
          </table:table-cell>
          <table:table-cell office:value-type="float" office:value="35013">
            <text:p>35013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7H36M41.456S">
            <text:p>17:36:41.46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7H36M41.573S">
            <text:p>17:36:41.57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7H36M41.59S">
            <text:p>17:36:41.59</text:p>
          </table:table-cell>
          <table:table-cell office:value-type="string">
            <text:p>TC0002_PlannerB 2-17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7H36M41.601S">
            <text:p>17:36:41.60</text:p>
          </table:table-cell>
          <table:table-cell office:value-type="string">
            <text:p>TC0002_PlannerB 2-17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7H36M41.609S">
            <text:p>17:36:41.61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7H36M41.482S">
            <text:p>17:36:41.4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958">
            <text:p>95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7H36M42.422S">
            <text:p>17:36:42.42</text:p>
          </table:table-cell>
          <table:table-cell office:value-type="string">
            <text:p>TC0002_PlannerB 2-18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7H36M42.438S">
            <text:p>17:36:42.44</text:p>
          </table:table-cell>
          <table:table-cell office:value-type="string">
            <text:p>TC0002_PlannerB 2-18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7H36M42.445S">
            <text:p>17:36:42.45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7H36M41.481S">
            <text:p>17:36:41.48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993">
            <text:p>9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7H36M42.457S">
            <text:p>17:36:42.46</text:p>
          </table:table-cell>
          <table:table-cell office:value-type="string">
            <text:p>TC0002_PlannerB 2-12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7H36M42.471S">
            <text:p>17:36:42.47</text:p>
          </table:table-cell>
          <table:table-cell office:value-type="string">
            <text:p>TC0002_PlannerB 2-12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7H36M42.477S">
            <text:p>17:36:42.48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7H36M40.524S">
            <text:p>17:36:40.5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601">
            <text:p>2601</text:p>
          </table:table-cell>
          <table:table-cell office:value-type="string">
            <text:p>Success</text:p>
          </table:table-cell>
          <table:table-cell office:value-type="float" office:value="17033">
            <text:p>17033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7H36M40.855S">
            <text:p>17:36:40.8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285">
            <text:p>2285</text:p>
          </table:table-cell>
          <table:table-cell office:value-type="string">
            <text:p>Success</text:p>
          </table:table-cell>
          <table:table-cell office:value-type="float" office:value="17033">
            <text:p>17033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7H36M39.533S">
            <text:p>17:36:39.53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648">
            <text:p>3648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7H36M39.082S">
            <text:p>17:36:39.08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108">
            <text:p>4108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7H36M40.21S">
            <text:p>17:36:40.21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953">
            <text:p>2953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7H36M37.695S">
            <text:p>17:36:37.70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531">
            <text:p>5531</text:p>
          </table:table-cell>
          <table:table-cell office:value-type="string">
            <text:p>Success</text:p>
          </table:table-cell>
          <table:table-cell office:value-type="float" office:value="46701">
            <text:p>46701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7H36M39.516S">
            <text:p>17:36:39.52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678">
            <text:p>3678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7H36M41.514S">
            <text:p>17:36:41.51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658">
            <text:p>1658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7H36M43.138S">
            <text:p>17:36:43.1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7H36M40.205S">
            <text:p>17:36:40.21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019">
            <text:p>3019</text:p>
          </table:table-cell>
          <table:table-cell office:value-type="string">
            <text:p>Success</text:p>
          </table:table-cell>
          <table:table-cell office:value-type="float" office:value="34704">
            <text:p>34704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7H36M43.097S">
            <text:p>17:36:43.1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7H36M43.267S">
            <text:p>17:36:43.27</text:p>
          </table:table-cell>
          <table:table-cell office:value-type="string">
            <text:p>TC0002_PlannerB 2-11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7H36M43.281S">
            <text:p>17:36:43.28</text:p>
          </table:table-cell>
          <table:table-cell office:value-type="string">
            <text:p>TC0002_PlannerB 2-11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7H36M43.287S">
            <text:p>17:36:43.29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7H36M43.112S">
            <text:p>17:36:43.1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571">
            <text:p>57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7H36M43.191S">
            <text:p>17:36:43.19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512">
            <text:p>512</text:p>
          </table:table-cell>
          <table:table-cell office:value-type="string">
            <text:p>Success</text:p>
          </table:table-cell>
          <table:table-cell office:value-type="float" office:value="17033">
            <text:p>17033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7H36M43.128S">
            <text:p>17:36:43.1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589">
            <text:p>589</text:p>
          </table:table-cell>
          <table:table-cell office:value-type="string">
            <text:p>Success</text:p>
          </table:table-cell>
          <table:table-cell office:value-type="float" office:value="24585">
            <text:p>24585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7H36M43.14S">
            <text:p>17:36:43.14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579">
            <text:p>579</text:p>
          </table:table-cell>
          <table:table-cell office:value-type="string">
            <text:p>Success</text:p>
          </table:table-cell>
          <table:table-cell office:value-type="float" office:value="24587">
            <text:p>24587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7H36M40.248S">
            <text:p>17:36:40.25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530">
            <text:p>3530</text:p>
          </table:table-cell>
          <table:table-cell office:value-type="string">
            <text:p>Success</text:p>
          </table:table-cell>
          <table:table-cell office:value-type="float" office:value="54089">
            <text:p>54089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7H36M40.643S">
            <text:p>17:36:40.64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137">
            <text:p>3137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7H36M43.68S">
            <text:p>17:36:43.68</text:p>
          </table:table-cell>
          <table:table-cell office:value-type="string">
            <text:p>TC0002_PlannerB 2-4</text:p>
          </table:table-cell>
          <table:table-cell office:value-type="string">
            <text:p>/channels/logout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7H36M39.094S">
            <text:p>17:36:39.09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716">
            <text:p>4716</text:p>
          </table:table-cell>
          <table:table-cell office:value-type="string">
            <text:p>Success</text:p>
          </table:table-cell>
          <table:table-cell office:value-type="float" office:value="51199">
            <text:p>51199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7H36M43.75S">
            <text:p>17:36:43.75</text:p>
          </table:table-cell>
          <table:table-cell office:value-type="string">
            <text:p>TC0002_PlannerB 2-4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7H36M43.75S">
            <text:p>17:36:43.75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7H36M43.759S">
            <text:p>17:36:43.76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7H36M43.721S">
            <text:p>17:36:43.7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7H36M43.807S">
            <text:p>17:36:43.81</text:p>
          </table:table-cell>
          <table:table-cell office:value-type="string">
            <text:p>TC0001_PlannerA 1-6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7H36M43.821S">
            <text:p>17:36:43.82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7H36M43.828S">
            <text:p>17:36:43.83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7H36M40.156S">
            <text:p>17:36:40.16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828">
            <text:p>3828</text:p>
          </table:table-cell>
          <table:table-cell office:value-type="string">
            <text:p>Success</text:p>
          </table:table-cell>
          <table:table-cell office:value-type="float" office:value="34455">
            <text:p>34455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7H36M43.719S">
            <text:p>17:36:43.7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78">
            <text:p>4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7H36M43.705S">
            <text:p>17:36:43.71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7H36M44.199S">
            <text:p>17:36:44.20</text:p>
          </table:table-cell>
          <table:table-cell office:value-type="string">
            <text:p>TC0001_PlannerA 1-16</text:p>
          </table:table-cell>
          <table:table-cell office:value-type="string">
            <text:p>/channels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7H36M44.228S">
            <text:p>17:36:44.23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7H36M40.215S">
            <text:p>17:36:40.2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4067">
            <text:p>4067</text:p>
          </table:table-cell>
          <table:table-cell office:value-type="string">
            <text:p>Success</text:p>
          </table:table-cell>
          <table:table-cell office:value-type="float" office:value="77721">
            <text:p>77721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7H36M44.236S">
            <text:p>17:36:44.24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7H36M41.591S">
            <text:p>17:36:41.59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687">
            <text:p>2687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7H36M39.068S">
            <text:p>17:36:39.07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249">
            <text:p>5249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7H36M44.222S">
            <text:p>17:36:44.22</text:p>
          </table:table-cell>
          <table:table-cell office:value-type="string">
            <text:p>TC0002_PlannerB 2-13</text:p>
          </table:table-cell>
          <table:table-cell office:value-type="string">
            <text:p>/channels/logout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7H36M37.853S">
            <text:p>17:36:37.85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507">
            <text:p>6507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7H36M44.264S">
            <text:p>17:36:44.26</text:p>
          </table:table-cell>
          <table:table-cell office:value-type="string">
            <text:p>TC0002_PlannerB 2-13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7H36M44.273S">
            <text:p>17:36:44.27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7H36M41.53S">
            <text:p>17:36:41.53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052">
            <text:p>3052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7H36M41.537S">
            <text:p>17:36:41.54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053">
            <text:p>3053</text:p>
          </table:table-cell>
          <table:table-cell office:value-type="string">
            <text:p>Success</text:p>
          </table:table-cell>
          <table:table-cell office:value-type="float" office:value="47368">
            <text:p>47368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7H36M43.748S">
            <text:p>17:36:43.75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7H36M41.513S">
            <text:p>17:36:41.51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102">
            <text:p>3102</text:p>
          </table:table-cell>
          <table:table-cell office:value-type="string">
            <text:p>Success</text:p>
          </table:table-cell>
          <table:table-cell office:value-type="float" office:value="47368">
            <text:p>47368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7H36M41.556S">
            <text:p>17:36:41.56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060">
            <text:p>3060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7H36M43.946S">
            <text:p>17:36:43.9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660">
            <text:p>660</text:p>
          </table:table-cell>
          <table:table-cell office:value-type="string">
            <text:p>Success</text:p>
          </table:table-cell>
          <table:table-cell office:value-type="float" office:value="17033">
            <text:p>17033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7H36M43.767S">
            <text:p>17:36:43.77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39">
            <text:p>839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7H36M40.22S">
            <text:p>17:36:40.22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544">
            <text:p>4544</text:p>
          </table:table-cell>
          <table:table-cell office:value-type="string">
            <text:p>Success</text:p>
          </table:table-cell>
          <table:table-cell office:value-type="float" office:value="36650">
            <text:p>36650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7H36M44.725S">
            <text:p>17:36:44.7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7H36M44.599S">
            <text:p>17:36:44.6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7H36M44.772S">
            <text:p>17:36:44.77</text:p>
          </table:table-cell>
          <table:table-cell office:value-type="string">
            <text:p>TC0002_PlannerB 2-20</text:p>
          </table:table-cell>
          <table:table-cell office:value-type="string">
            <text:p>/channels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7H36M44.791S">
            <text:p>17:36:44.79</text:p>
          </table:table-cell>
          <table:table-cell office:value-type="string">
            <text:p>TC0002_PlannerB 2-20</text:p>
          </table:table-cell>
          <table:table-cell office:value-type="string">
            <text:p>/channels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7H36M44.804S">
            <text:p>17:36:44.80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7H36M40.181S">
            <text:p>17:36:40.1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752">
            <text:p>4752</text:p>
          </table:table-cell>
          <table:table-cell office:value-type="string">
            <text:p>Success</text:p>
          </table:table-cell>
          <table:table-cell office:value-type="float" office:value="33515">
            <text:p>33515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7H36M44.885S">
            <text:p>17:36:44.8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7H36M44.265S">
            <text:p>17:36:44.2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24585">
            <text:p>24585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7H36M45.08S">
            <text:p>17:36:45.0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7H36M45.511S">
            <text:p>17:36:45.51</text:p>
          </table:table-cell>
          <table:table-cell office:value-type="string">
            <text:p>TC0001_PlannerA 1-17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7H36M43.155S">
            <text:p>17:36:43.16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386">
            <text:p>2386</text:p>
          </table:table-cell>
          <table:table-cell office:value-type="string">
            <text:p>Success</text:p>
          </table:table-cell>
          <table:table-cell office:value-type="float" office:value="47373">
            <text:p>47373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7H36M45.526S">
            <text:p>17:36:45.53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7H36M44.249S">
            <text:p>17:36:44.2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312">
            <text:p>1312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7H36M44.896S">
            <text:p>17:36:44.90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67">
            <text:p>667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7H36M45.544S">
            <text:p>17:36:45.54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7H36M40.24S">
            <text:p>17:36:40.2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5379">
            <text:p>5379</text:p>
          </table:table-cell>
          <table:table-cell office:value-type="string">
            <text:p>Success</text:p>
          </table:table-cell>
          <table:table-cell office:value-type="float" office:value="34495">
            <text:p>34495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7H36M44.741S">
            <text:p>17:36:44.74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838">
            <text:p>838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7H36M45.549S">
            <text:p>17:36:45.5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7H36M45.594S">
            <text:p>17:36:45.59</text:p>
          </table:table-cell>
          <table:table-cell office:value-type="string">
            <text:p>TC0001_PlannerA 1-7</text:p>
          </table:table-cell>
          <table:table-cell office:value-type="string">
            <text:p>/channels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7H36M45.619S">
            <text:p>17:36:45.62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7H36M45.626S">
            <text:p>17:36:45.63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7H36M45.551S">
            <text:p>17:36:45.55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4587">
            <text:p>24587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7H36M45.565S">
            <text:p>17:36:45.5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7H36M45.635S">
            <text:p>17:36:45.6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7H36M45.693S">
            <text:p>17:36:45.69</text:p>
          </table:table-cell>
          <table:table-cell office:value-type="string">
            <text:p>TC0001_PlannerA 1-8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7H36M45.706S">
            <text:p>17:36:45.71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7H36M45.713S">
            <text:p>17:36:45.71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7H36M45.567S">
            <text:p>17:36:45.5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4591">
            <text:p>24591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7H36M40.231S">
            <text:p>17:36:40.2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5681">
            <text:p>5681</text:p>
          </table:table-cell>
          <table:table-cell office:value-type="string">
            <text:p>Success</text:p>
          </table:table-cell>
          <table:table-cell office:value-type="float" office:value="36454">
            <text:p>36454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7H36M45.857S">
            <text:p>17:36:45.86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630">
            <text:p>1630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7H36M45.845S">
            <text:p>17:36:45.8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7H36M45.914S">
            <text:p>17:36:45.91</text:p>
          </table:table-cell>
          <table:table-cell office:value-type="string">
            <text:p>TC0001_PlannerA 1-20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7H36M45.673S">
            <text:p>17:36:45.67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7H36M45.876S">
            <text:p>17:36:45.8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630">
            <text:p>1630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7H36M45.929S">
            <text:p>17:36:45.93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7H36M45.936S">
            <text:p>17:36:45.94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7H36M45.936S">
            <text:p>17:36:45.9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630">
            <text:p>1630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7H36M45.933S">
            <text:p>17:36:45.9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4585">
            <text:p>24585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7H36M45.96S">
            <text:p>17:36:45.96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7H36M46.048S">
            <text:p>17:36:46.05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7H36M46.025S">
            <text:p>17:36:46.0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7H36M46.227S">
            <text:p>17:36:46.23</text:p>
          </table:table-cell>
          <table:table-cell office:value-type="string">
            <text:p>TC0001_PlannerA 1-11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7H36M46.237S">
            <text:p>17:36:46.24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7H36M46.244S">
            <text:p>17:36:46.24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7H36M44.585S">
            <text:p>17:36:44.59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054">
            <text:p>2054</text:p>
          </table:table-cell>
          <table:table-cell office:value-type="string">
            <text:p>Success</text:p>
          </table:table-cell>
          <table:table-cell office:value-type="float" office:value="24879">
            <text:p>24879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7H36M41.509S">
            <text:p>17:36:41.5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5167">
            <text:p>5167</text:p>
          </table:table-cell>
          <table:table-cell office:value-type="string">
            <text:p>Success</text:p>
          </table:table-cell>
          <table:table-cell office:value-type="float" office:value="29977">
            <text:p>29977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7H36M46.621S">
            <text:p>17:36:46.6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7H36M43.131S">
            <text:p>17:36:43.1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570">
            <text:p>3570</text:p>
          </table:table-cell>
          <table:table-cell office:value-type="string">
            <text:p>Success</text:p>
          </table:table-cell>
          <table:table-cell office:value-type="float" office:value="28705">
            <text:p>28705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7H36M44.586S">
            <text:p>17:36:44.5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111">
            <text:p>2111</text:p>
          </table:table-cell>
          <table:table-cell office:value-type="string">
            <text:p>Success</text:p>
          </table:table-cell>
          <table:table-cell office:value-type="float" office:value="22917">
            <text:p>22917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7H36M44.559S">
            <text:p>17:36:44.5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139">
            <text:p>2139</text:p>
          </table:table-cell>
          <table:table-cell office:value-type="string">
            <text:p>Success</text:p>
          </table:table-cell>
          <table:table-cell office:value-type="float" office:value="22827">
            <text:p>22827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7H36M43.746S">
            <text:p>17:36:43.75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991">
            <text:p>2991</text:p>
          </table:table-cell>
          <table:table-cell office:value-type="string">
            <text:p>Success</text:p>
          </table:table-cell>
          <table:table-cell office:value-type="float" office:value="24733">
            <text:p>24733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7H36M44.583S">
            <text:p>17:36:44.5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159">
            <text:p>2159</text:p>
          </table:table-cell>
          <table:table-cell office:value-type="string">
            <text:p>Success</text:p>
          </table:table-cell>
          <table:table-cell office:value-type="float" office:value="24937">
            <text:p>24937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7H36M45.529S">
            <text:p>17:36:45.5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207">
            <text:p>1207</text:p>
          </table:table-cell>
          <table:table-cell office:value-type="string">
            <text:p>Success</text:p>
          </table:table-cell>
          <table:table-cell office:value-type="float" office:value="24879">
            <text:p>24879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7H36M44.6S">
            <text:p>17:36:44.6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155">
            <text:p>2155</text:p>
          </table:table-cell>
          <table:table-cell office:value-type="string">
            <text:p>Success</text:p>
          </table:table-cell>
          <table:table-cell office:value-type="float" office:value="24880">
            <text:p>24880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7H36M46.675S">
            <text:p>17:36:46.6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7H36M41.513S">
            <text:p>17:36:41.5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5283">
            <text:p>5283</text:p>
          </table:table-cell>
          <table:table-cell office:value-type="string">
            <text:p>Success</text:p>
          </table:table-cell>
          <table:table-cell office:value-type="float" office:value="31599">
            <text:p>31599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7H36M46.724S">
            <text:p>17:36:46.7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7H36M40.249S">
            <text:p>17:36:40.2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6563">
            <text:p>6563</text:p>
          </table:table-cell>
          <table:table-cell office:value-type="string">
            <text:p>Success</text:p>
          </table:table-cell>
          <table:table-cell office:value-type="float" office:value="32529">
            <text:p>32529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7H36M46.062S">
            <text:p>17:36:46.06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20924">
            <text:p>20924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7H36M44.244S">
            <text:p>17:36:44.2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531">
            <text:p>2531</text:p>
          </table:table-cell>
          <table:table-cell office:value-type="string">
            <text:p>Success</text:p>
          </table:table-cell>
          <table:table-cell office:value-type="float" office:value="24734">
            <text:p>24734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7H36M46.711S">
            <text:p>17:36:46.71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7H36M46.679S">
            <text:p>17:36:46.6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7H36M46.68S">
            <text:p>17:36:46.6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7H36M44.552S">
            <text:p>17:36:44.5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229">
            <text:p>2229</text:p>
          </table:table-cell>
          <table:table-cell office:value-type="string">
            <text:p>Success</text:p>
          </table:table-cell>
          <table:table-cell office:value-type="float" office:value="24981">
            <text:p>24981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7H36M43.132S">
            <text:p>17:36:43.13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658">
            <text:p>3658</text:p>
          </table:table-cell>
          <table:table-cell office:value-type="string">
            <text:p>Success</text:p>
          </table:table-cell>
          <table:table-cell office:value-type="float" office:value="24879">
            <text:p>24879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7H36M46.738S">
            <text:p>17:36:46.7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7H36M46.764S">
            <text:p>17:36:46.7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7H36M46.763S">
            <text:p>17:36:46.7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7H36M46.757S">
            <text:p>17:36:46.7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672">
            <text:p>1672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7H36M44.251S">
            <text:p>17:36:44.2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554">
            <text:p>2554</text:p>
          </table:table-cell>
          <table:table-cell office:value-type="string">
            <text:p>Success</text:p>
          </table:table-cell>
          <table:table-cell office:value-type="float" office:value="24778">
            <text:p>24778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7H36M46.753S">
            <text:p>17:36:46.7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672">
            <text:p>1672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7H36M46.786S">
            <text:p>17:36:46.79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7H36M43.149S">
            <text:p>17:36:43.1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688">
            <text:p>3688</text:p>
          </table:table-cell>
          <table:table-cell office:value-type="string">
            <text:p>Success</text:p>
          </table:table-cell>
          <table:table-cell office:value-type="float" office:value="26605">
            <text:p>26605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7H36M46.788S">
            <text:p>17:36:46.79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672">
            <text:p>1672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7H36M46.78S">
            <text:p>17:36:46.78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672">
            <text:p>1672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7H36M46.827S">
            <text:p>17:36:46.8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672">
            <text:p>1672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7H36M46.827S">
            <text:p>17:36:46.8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672">
            <text:p>1672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7H36M46.811S">
            <text:p>17:36:46.8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17033">
            <text:p>17033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7H36M46.754S">
            <text:p>17:36:46.7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609">
            <text:p>609</text:p>
          </table:table-cell>
          <table:table-cell office:value-type="string">
            <text:p>Success</text:p>
          </table:table-cell>
          <table:table-cell office:value-type="float" office:value="17033">
            <text:p>17033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7H36M46.627S">
            <text:p>17:36:46.6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739">
            <text:p>739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7H36M47.364S">
            <text:p>17:36:47.36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7H36M47.411S">
            <text:p>17:36:47.41</text:p>
          </table:table-cell>
          <table:table-cell office:value-type="string">
            <text:p>TC0002_PlannerB 2-5</text:p>
          </table:table-cell>
          <table:table-cell office:value-type="string">
            <text:p>/channels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7H36M47.366S">
            <text:p>17:36:47.37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7H36M47.43S">
            <text:p>17:36:47.43</text:p>
          </table:table-cell>
          <table:table-cell office:value-type="string">
            <text:p>TC0002_PlannerB 2-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7H36M47.436S">
            <text:p>17:36:47.44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7H36M47.353S">
            <text:p>17:36:47.3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7H36M47.431S">
            <text:p>17:36:47.43</text:p>
          </table:table-cell>
          <table:table-cell office:value-type="string">
            <text:p>TC0002_PlannerB 2-8</text:p>
          </table:table-cell>
          <table:table-cell office:value-type="string">
            <text:p>/channels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7H36M47.458S">
            <text:p>17:36:47.46</text:p>
          </table:table-cell>
          <table:table-cell office:value-type="string">
            <text:p>TC0002_PlannerB 2-8</text:p>
          </table:table-cell>
          <table:table-cell office:value-type="string">
            <text:p>/channels/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7H36M46.746S">
            <text:p>17:36:46.7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737">
            <text:p>737</text:p>
          </table:table-cell>
          <table:table-cell office:value-type="string">
            <text:p>Success</text:p>
          </table:table-cell>
          <table:table-cell office:value-type="float" office:value="15629">
            <text:p>15629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7H36M47.48S">
            <text:p>17:36:47.48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7H36M47.456S">
            <text:p>17:36:47.46</text:p>
          </table:table-cell>
          <table:table-cell office:value-type="string">
            <text:p>TC0002_PlannerB 2-16</text:p>
          </table:table-cell>
          <table:table-cell office:value-type="string">
            <text:p>/channels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7H36M46.724S">
            <text:p>17:36:46.7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764">
            <text:p>764</text:p>
          </table:table-cell>
          <table:table-cell office:value-type="string">
            <text:p>Success</text:p>
          </table:table-cell>
          <table:table-cell office:value-type="float" office:value="17032">
            <text:p>17032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7H36M46.758S">
            <text:p>17:36:46.76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39">
            <text:p>739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7H36M46.739S">
            <text:p>17:36:46.74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68">
            <text:p>768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7H36M46.809S">
            <text:p>17:36:46.81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7H36M47.49S">
            <text:p>17:36:47.49</text:p>
          </table:table-cell>
          <table:table-cell office:value-type="string">
            <text:p>TC0002_PlannerB 2-16</text:p>
          </table:table-cell>
          <table:table-cell office:value-type="string">
            <text:p>/channels/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7H36M46.78S">
            <text:p>17:36:46.78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7H36M47.484S">
            <text:p>17:36:47.4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7H36M47.526S">
            <text:p>17:36:47.53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7H36M47.492S">
            <text:p>17:36:47.49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7H36M47.538S">
            <text:p>17:36:47.54</text:p>
          </table:table-cell>
          <table:table-cell office:value-type="string">
            <text:p>TC0002_PlannerB 2-14</text:p>
          </table:table-cell>
          <table:table-cell office:value-type="string">
            <text:p>/channels/logout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7H36M47.556S">
            <text:p>17:36:47.56</text:p>
          </table:table-cell>
          <table:table-cell office:value-type="string">
            <text:p>TC0002_PlannerB 2-2</text:p>
          </table:table-cell>
          <table:table-cell office:value-type="string">
            <text:p>/channels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7H36M46.848S">
            <text:p>17:36:46.85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7H36M47.581S">
            <text:p>17:36:47.58</text:p>
          </table:table-cell>
          <table:table-cell office:value-type="string">
            <text:p>TC0002_PlannerB 2-14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7H36M46.639S">
            <text:p>17:36:46.64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963">
            <text:p>963</text:p>
          </table:table-cell>
          <table:table-cell office:value-type="string">
            <text:p>Success</text:p>
          </table:table-cell>
          <table:table-cell office:value-type="float" office:value="48140">
            <text:p>48140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7H36M47.602S">
            <text:p>17:36:47.60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7H36M46.752S">
            <text:p>17:36:46.75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856">
            <text:p>856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7H36M47.597S">
            <text:p>17:36:47.60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7H36M46.757S">
            <text:p>17:36:46.76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872">
            <text:p>872</text:p>
          </table:table-cell>
          <table:table-cell office:value-type="string">
            <text:p>Success</text:p>
          </table:table-cell>
          <table:table-cell office:value-type="float" office:value="54861">
            <text:p>54861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7H36M47.586S">
            <text:p>17:36:47.59</text:p>
          </table:table-cell>
          <table:table-cell office:value-type="string">
            <text:p>TC0002_PlannerB 2-2</text:p>
          </table:table-cell>
          <table:table-cell office:value-type="string">
            <text:p>/channels/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7H36M46.848S">
            <text:p>17:36:46.85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792">
            <text:p>792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7H36M47.632S">
            <text:p>17:36:47.63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7H36M46.76S">
            <text:p>17:36:46.76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48140">
            <text:p>48140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7H36M46.778S">
            <text:p>17:36:46.78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875">
            <text:p>875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7H36M46.776S">
            <text:p>17:36:46.78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48147">
            <text:p>48147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7H36M47.642S">
            <text:p>17:36:47.64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7H36M47.498S">
            <text:p>17:36:47.50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7H36M47.609S">
            <text:p>17:36:47.6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7H36M47.51S">
            <text:p>17:36:47.5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4591">
            <text:p>24591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7H36M47.509S">
            <text:p>17:36:47.5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24585">
            <text:p>24585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7H36M47.741S">
            <text:p>17:36:47.7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7H36M47.862S">
            <text:p>17:36:47.86</text:p>
          </table:table-cell>
          <table:table-cell office:value-type="string">
            <text:p>TC0001_PlannerA 1-9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7H36M47.873S">
            <text:p>17:36:47.87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7H36M47.879S">
            <text:p>17:36:47.88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7H36M47.76S">
            <text:p>17:36:47.7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7H36M47.9S">
            <text:p>17:36:47.90</text:p>
          </table:table-cell>
          <table:table-cell office:value-type="string">
            <text:p>TC0001_PlannerA 1-19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7H36M47.762S">
            <text:p>17:36:47.7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7H36M47.92S">
            <text:p>17:36:47.92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7H36M47.926S">
            <text:p>17:36:47.93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7H36M47.922S">
            <text:p>17:36:47.92</text:p>
          </table:table-cell>
          <table:table-cell office:value-type="string">
            <text:p>TC0001_PlannerA 1-14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7H36M47.62S">
            <text:p>17:36:47.62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15570">
            <text:p>15570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7H36M47.754S">
            <text:p>17:36:47.75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7H36M47.934S">
            <text:p>17:36:47.93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7H36M47.96S">
            <text:p>17:36:47.96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7H36M47.661S">
            <text:p>17:36:47.6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12">
            <text:p>312</text:p>
          </table:table-cell>
          <table:table-cell office:value-type="string">
            <text:p>Success</text:p>
          </table:table-cell>
          <table:table-cell office:value-type="float" office:value="24585">
            <text:p>24585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7H36M47.644S">
            <text:p>17:36:47.6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24580">
            <text:p>24580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7H36M47.951S">
            <text:p>17:36:47.95</text:p>
          </table:table-cell>
          <table:table-cell office:value-type="string">
            <text:p>TC0001_PlannerA 1-13</text:p>
          </table:table-cell>
          <table:table-cell office:value-type="string">
            <text:p>/channels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7H36M47.63S">
            <text:p>17:36:47.6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54">
            <text:p>354</text:p>
          </table:table-cell>
          <table:table-cell office:value-type="string">
            <text:p>Success</text:p>
          </table:table-cell>
          <table:table-cell office:value-type="float" office:value="24582">
            <text:p>24582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7H36M47.538S">
            <text:p>17:36:47.5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47">
            <text:p>447</text:p>
          </table:table-cell>
          <table:table-cell office:value-type="string">
            <text:p>Success</text:p>
          </table:table-cell>
          <table:table-cell office:value-type="float" office:value="24587">
            <text:p>24587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7H36M47.654S">
            <text:p>17:36:47.65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24587">
            <text:p>24587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7H36M47.605S">
            <text:p>17:36:47.61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24576">
            <text:p>24576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7H36M47.981S">
            <text:p>17:36:47.98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7H36M47.989S">
            <text:p>17:36:47.99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7H36M47.972S">
            <text:p>17:36:47.9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7H36M48.002S">
            <text:p>17:36:48.00</text:p>
          </table:table-cell>
          <table:table-cell office:value-type="string">
            <text:p>TC0001_PlannerA 1-12</text:p>
          </table:table-cell>
          <table:table-cell office:value-type="string">
            <text:p>/channels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7H36M48.02S">
            <text:p>17:36:48.02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7H36M48.026S">
            <text:p>17:36:48.03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7H36M47.986S">
            <text:p>17:36:47.99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7H36M48.036S">
            <text:p>17:36:48.04</text:p>
          </table:table-cell>
          <table:table-cell office:value-type="string">
            <text:p>TC0001_PlannerA 1-1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7H36M48.048S">
            <text:p>17:36:48.05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7H36M48.055S">
            <text:p>17:36:48.06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7H36M47.985S">
            <text:p>17:36:47.9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7H36M48.066S">
            <text:p>17:36:48.07</text:p>
          </table:table-cell>
          <table:table-cell office:value-type="string">
            <text:p>TC0001_PlannerA 1-10</text:p>
          </table:table-cell>
          <table:table-cell office:value-type="string">
            <text:p>/channels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7H36M48.083S">
            <text:p>17:36:48.08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7H36M48.089S">
            <text:p>17:36:48.09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7H36M47.984S">
            <text:p>17:36:47.9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7H36M47.983S">
            <text:p>17:36:47.9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7H36M48.1S">
            <text:p>17:36:48.10</text:p>
          </table:table-cell>
          <table:table-cell office:value-type="string">
            <text:p>TC0001_PlannerA 1-15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7H36M48.117S">
            <text:p>17:36:48.12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7H36M48.123S">
            <text:p>17:36:48.12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7H36M48.115S">
            <text:p>17:36:48.12</text:p>
          </table:table-cell>
          <table:table-cell office:value-type="string">
            <text:p>TC0001_PlannerA 1-3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7H36M48.131S">
            <text:p>17:36:48.13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7H36M48.137S">
            <text:p>17:36:48.14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7H36M47.98S">
            <text:p>17:36:47.9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7H36M47.941S">
            <text:p>17:36:47.94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17033">
            <text:p>17033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7H36M48.15S">
            <text:p>17:36:48.15</text:p>
          </table:table-cell>
          <table:table-cell office:value-type="string">
            <text:p>TC0001_PlannerA 1-2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7H36M48.165S">
            <text:p>17:36:48.17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7H36M48.171S">
            <text:p>17:36:48.17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7H36M48.16S">
            <text:p>17:36:48.1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7H36M48.204S">
            <text:p>17:36:48.20</text:p>
          </table:table-cell>
          <table:table-cell office:value-type="string">
            <text:p>TC0002_PlannerB 2-6</text:p>
          </table:table-cell>
          <table:table-cell office:value-type="string">
            <text:p>/channels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7H36M48.221S">
            <text:p>17:36:48.22</text:p>
          </table:table-cell>
          <table:table-cell office:value-type="string">
            <text:p>TC0002_PlannerB 2-6</text:p>
          </table:table-cell>
          <table:table-cell office:value-type="string">
            <text:p>/channels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7H36M47.735S">
            <text:p>17:36:47.7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10826">
            <text:p>10826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7H36M48.235S">
            <text:p>17:36:48.24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7H36M48.237S">
            <text:p>17:36:48.2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7036">
            <text:p>17036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7H36M48.286S">
            <text:p>17:36:48.29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7H36M48.311S">
            <text:p>17:36:48.31</text:p>
          </table:table-cell>
          <table:table-cell office:value-type="string">
            <text:p>TC0002_PlannerB 2-3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7H36M48.321S">
            <text:p>17:36:48.32</text:p>
          </table:table-cell>
          <table:table-cell office:value-type="string">
            <text:p>TC0002_PlannerB 2-3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7H36M48.327S">
            <text:p>17:36:48.33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8:1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9T18:15:26.54</dc:date>
    <meta:document-statistic meta:table-count="1" meta:cell-count="12747" meta:object-count="0"/>
    <meta:generator>OpenOffice.org/3.2$Win32 OpenOffice.org_project/320m12$Build-9483</meta:generator>
  </office:meta>
</office:document-meta>
</file>